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solid" style:text-underline-width="auto" style:text-underline-color="font-color" fo:font-weight="bold" style:text-blinking="false" fo:background-color="transparent" style:font-weight-asian="bold" style:font-weight-complex="bold"/>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P1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1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3"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4" style:family="paragraph" style:parent-style-name="Text_20_body">
      <style:paragraph-properties fo:margin-top="0in" fo:margin-bottom="0in" fo:line-height="114%" fo:text-align="justify" style:justify-single-word="false" style:writing-mode="lr-tb"/>
      <style:text-properties fo:font-weight="normal"/>
    </style:style>
    <style:style style:name="P15" style:family="paragraph" style:parent-style-name="Text_20_body">
      <style:paragraph-properties fo:margin-top="0in" fo:margin-bottom="0in" fo:line-height="114%" fo:text-align="justify" style:justify-single-word="false" style:writing-mode="lr-tb"/>
    </style:style>
    <style:style style:name="P16" style:family="paragraph" style:parent-style-name="Text_20_body">
      <style:paragraph-properties fo:margin-top="0in" fo:margin-bottom="0in" fo:line-height="114%" fo:text-align="justify" style:justify-single-word="false" style:writing-mode="lr-tb"/>
      <style:text-properties fo:color="#000000"/>
    </style:style>
    <style:style style:name="P17" style:family="paragraph" style:parent-style-name="Text_20_body">
      <style:paragraph-properties fo:margin-top="0in" fo:margin-bottom="0in" fo:line-height="114%" fo:text-align="justify" style:justify-single-word="false" style:writing-mode="lr-tb"/>
      <style:text-properties fo:color="#000000" fo:font-weight="bold" style:font-weight-asian="bold" style:font-weight-complex="bold"/>
    </style:style>
    <style:style style:name="P18"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19"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0"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21"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2"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3"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24" style:family="paragraph" style:parent-style-name="Text_20_body">
      <style:text-properties fo:font-weight="normal"/>
    </style:style>
    <style:style style:name="P25"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6"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7" style:family="paragraph" style:parent-style-name="Standard">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T6"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7"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8"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style:text-underline-style="none" fo:font-weight="normal" style:text-blinking="false" fo:background-color="transparent"/>
    </style:style>
    <style:style style:name="T11"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2"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3" style:family="text">
      <style:text-properties fo:font-variant="normal" fo:text-transform="none" fo:color="#000000" style:text-underline-style="solid" style:text-underline-width="auto" style:text-underline-color="font-color" fo:background-color="transparent"/>
    </style:style>
    <style:style style:name="T14"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5" style:family="text">
      <style:text-properties style:font-name="Arial" fo:font-size="11.25pt" fo:font-style="normal" fo:font-weight="normal"/>
    </style:style>
    <style:style style:name="T16" style:family="text">
      <style:text-properties style:font-name="Arial" fo:font-size="11.25pt" fo:font-style="normal" fo:font-weight="bold"/>
    </style:style>
    <style:style style:name="T17" style:family="text">
      <style:text-properties fo:font-weight="normal"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7">------------------------------</text:p>
      <text:p text:style-name="P18"><text:bookmark text:name="docs-internal-guid-1c733da5-3964-a0f1-398a-54fb68dbda99"/>An Integrated and Compositional Approach to Design Validation of Dependable Systems</text:p>
      <text:p text:style-name="P27">Formal verification is a hot topic nowadays in the field of system engineering, especially for the development of critical dependable systems. Formal methods are mathematically-based techniques</text:p>
      <text:p text:style-name="P27">that can offer a rigorous and effective way to model, design and analyze computer systems. They have been a topic of research for many years and the question now is whether these methods can be effectively used in industrial applications. Tool support is necessary for a full industrialization process and there is a clear need for improved integration of formal method techniques with other software engineering practices. Several approaches to the application of formal methods in the development process have been proposed. They differ for the degree of involvement of the method within the development process, the simplest being the mere use to write rigorous specifications. Further steps are the (more or less automated) generation of code from the formal specification, and the use of formal verification as an additional validation technique aimed to reach a high level of confidence of the correctness of the system.</text:p>
      <text:p text:style-name="P26">Industrial acceptance of formal methods is strictly related to the investment needed to introduce them, to the maturity of tool support available, and to the easy of use of the techniques and tools. The use of graphical representation is often preferred, even if some formality is lost. So, despite some successful experience of application of development processes built around a specific formal method (see for example [26]), the industrial trend is currently directed towards the use of graphical specification formalisms (a notable example is SDL [62]) which, nevertheless have a (almost completely) formal semantics. Due to the lower costs of training and innovation, industries are more keen to accept formal verification techniques assessing the quality attributes of their products, obtained by a traditional life cycle, rather than a fully formal life cycle development.</text:p>
      <text:p text:style-name="P27">Unfortunately, this approach suffers of the so called "State Space Explosion" problem: systems composed of several subsystems can be associated to a finite state model with a number of states which is exponential in the number of the component subsystems. Moreover, systems that are highly dependent on data values share the same problem producing a number of states exponential in the number of data variables. Hence, traditional "model checking" techniques [23], have shown themselves not powerful enough to cope with many "real" systems Recent advances to cope with the state-explosion problem have seen the use of symbolic manipulation algorithms inside model checkers (the most notable example is the SMV model checker [16]), or of various compression techniques (as in the SPIN model checker [32]). The use of these techniques results in a much smaller representation for the systems' transition relations thus allowing the maximum size of the systems that can be dealt with to be significantly enlarged. This kind of tools has been successfully applied to very large state spaces in the realm of hardware verification. <text:s/>Many different classes of Petri nets have been proposed over the past decade. The basic Petri nets were augmented with the time for the sake of quantitative analysis of performance/dependability attributes, thus defining the class of Stochastic Petri Nets (SPN) [43]. SPNs only consider activities whose duration is an exponentially distributed random variable. This limitation was overcame with the introduction of Generalized Stochastic Petri Nets [1] (GSPN), which allow for both exponential and instantaneous activities. The stochastic process underlying a SPN and a GSPN model is a discrete space continuous-time homogeneous Markov process. </text:p>
      <text:p text:style-name="P27">HIDE (High-level Integrated Design Environment for Dependability) [30]. The main objective of HIDE is the development of an integrated environment for system design via the Unified Modeling <text:soft-page-break/>Language (UML). The step forward, which allows a more integrated validation, is represented by the choice of using a semi-formal design description language (UML) for de-scribing the entire systems under design. This allows developing models for analyses that can be suited to the different properties of interest. Obviously the design language has to offer mechanisms for decomposing the</text:p>
      <text:p text:style-name="P27">system into manageable parts. Once the approach proposed within HIDE has been fully implemented it can be used for the validation of systems like GUARDS, provided the effort to describe the entire system with UML is undertaken. A key point of the HIDE philosophy is to assist the practitioner designer by offering basically a UML interface while providing translations from such a notation to mathematical models suitable for different kinds of validation. This way, the designer can easily validate a design since the bulk of the validation technicalities are hidden. Automatic or semi-automatic translations into the individual mathematical models for the particular validation, or validations, of concern will take care of such technicalities. The results of such validations will be presented back to the designer in the form of annotations in the original UML model. Usually, each translation focuses on those components of the UML model, which are relevant for the validation of concern, possibly enriched with some external information needed for the validation itself. Whenever possible, such enrichment is itself modeled using UML. In the following we shall briefly describe a couple of translations defined within the context of HIDE, as examples of the overall approach. The UML diagrams that form the input of such transformation do not have a formal semantics and also the specification this set provides might be incomplete or ambiguous. Therefore, a “formalization” of the transformation in the sense of formal correctness cannot be provided.</text:p>
      <text:p text:style-name="P27">Formal semantics are obviously necessary whenever formal verification is an issue; in particular, the</text:p>
      <text:p text:style-name="P27">Kripke Structure resulting from the translation of a State-chart Diagram can be conveniently used as a basis for model checking. To that purpose it is of course necessary to specify the requirements against which the model has to be checked. Such requirements are usually expressed by a temporal logic formula or by another Kripke Structure or automaton. In the first case the formula is not part of the UML model, since the UML does not provide an explicit notation for temporal logic. In the second, the requirement can be expressed again as a (simple) Statechart Diagram and its resulting semantics can be used for model checking the (semantics) of the original Statechart Diagram.</text:p>
      <text:p text:style-name="P27">The possibility of having a unique model of the system to which reference can be done during different phases of system design certainly helps the designers in dealing with all technical aspects, and also with documentation issues. This is especially true when the modeling technique allows designers to define different views on the system, as is the case with the UML. All this is moreover beneficial because it makes it easier to compare different designs, and thus to evaluate different alternative approaches to the design of a system. <text:s/>Another advantage of the HIDE approach is the fact that the typical designer is not necessarily concerned with all the mathematical issues on which a particular validation approach is based, neither with the technicalities of the related validation tool(s). On the other hand, such a driving philosophy of HIDE, although attractive in theory, still needs experimental evidence. Moreover, the use of an automatic (or semi-automatic) translation may suffer of low efficiency; it is extremely difficult to automatically generate validation models, which are as efficient, in terms of size, as those generated manually, by skilled experts. One way to tackle this problem is to use powerful optimization techniques in the representation of validation models. Another issue is the level of integration. In the HIDE experience, in the end, such a level is not very high: different translations usually work on different kinds of UML diagrams, i.e. on different views, and there is not much integration between different mappings. This alone is not enough. The level of integration should be increased by allowing also the specification of functional as well as <text:soft-page-break/>non-functional (e.g. quantitative) aspects within the same kind of diagrams in order to derive integrated models for different validations. An example of this could be the possibility of annotating Statechart Diagrams with deterministic-time and/or stochastic-time and/or probability information and then translate them into enriched semantic models like timed and/or stochastic and/or probabilistic automata. The possibility of having both functional and quantitative aspects of (a critical part of) a system within the very same notation is extremely interesting and convenient since it fills the gap which usually separates formal verification from quantitative validation. Usually, these two aspects of dependability assessment make reference to completely different models and there is no proven guarantee that such models are consistent in some sense. </text:p>
      <text:p text:style-name="P27">The use of enriched notations equipped with enriched semantic models like those mentioned above might help in providing rigorous definitions of what consistency means and related formal proofs. Abstraction is even more important. As stated above, it is simply unthinkable to have a detailed model of the system behavior enriched with quantitative information because of its prohibitive size. It is then important to be able to produce abstractions of components of the systems in such a way that they are correct with respect to behavioral semantics and preserve the non-functional properties of such components. This way, one can specify different (critical) components separately, translate them into the enriched semantic models, build conservative abstractions of those models and compose them with the (abstract) models of other components. The use of proper behavioral relations developed in the context of process algebra and automata theory, like bisimulation and its quantitative extensions, can be useful for formally dealing with such abstractions.</text:p>
      <text:p text:style-name="P7">------------------------------</text:p>
      <text:p text:style-name="P18"><text:bookmark text:name="docs-internal-guid-1c733da5-29dc-29d8-671a-3cbebdfc9a92"/>Monitorability of ω-regular languages</text:p>
      <text:p text:style-name="P3">A typical requirement for such systems, that can also easily be formalised in LTL, would be “the system must never enter a bad state.” Although the monitor would require an infinitely long observation to flag satisfaction of the property, it is always able to raise an alarm after finitely many observations, simply due to the fact that a violation of such a property can always be detected in the same instance as the system entering the bad state. Hence, if such a property, formalised as an LTL formula, is monitored, one would expect the monitor to only detect violations. Formal languages which describe properties of this form are therefore referred to as safety languages or safety properties, and they have in common that all sequences of actions that violate them are detectable after finitely many observations. Note that languages belonging to the complementary class of safety properties are known as the co-safety properties, implying that satisfaction (rather than violation) of any such type of property is always detectable by a monitor after finitely many observations, i.e., via a finite “witness.” </text:p>
      <text:p text:style-name="P3">Intuitively, we say that the language given by an LTL formula is monitorable if, after any number of observed actions, the monitor is still able to detect the violation or satisfaction of the monitored property, and after at most finitely many additional observations. </text:p>
      <text:p text:style-name="P6">As an example of a non-monitorable, LTL-definable language consider a property such as “it is always the case that a request will eventually be answered,” which is a so called liveness property. For this property no finite witnesses of violation or satisfaction exist, since any finite sequence of actions can be extended to satisfy this property. <text:s/>In order to know that some request is, indeed, never answered, a monitor would therefore require an infinite sequence of actions. In consequence, most examples of liveness properties that can be found in the literature violate the intuitive definition of monitorability given above. To determine whether or not an LTL formula specifies a liveness property is a PSpace-complete problem [23]. However, they are not the only types of properties, which can be formally <text:soft-page-break/>specified in LTL that are not monitorable, and as this paper will show there exists no criterion that allows to answer the monitorability question for any given formula in a simple, syntactic manner. </text:p>
      <text:p text:style-name="P3">Obviously, the language specified by an LTL formula is always ω-regular. </text:p>
      <text:p text:style-name="P7"><text:bookmark text:name="docs-internal-guid-1c733da5-29ed-5c79-3d03-01845cd4f5ab"/>!! → very important: Once this monitor is computed, the monitorability of φ can be determined in polynomial time, simply by checking if there exists a state whose output is ? with no path leading to a ⊤- or ⊥-state. If such a state, called a ?-trap, exists, then φ is not monitorable.</text:p>
      <text:p text:style-name="P6">Examples. Let us examine some examples to understand how this construction works and what its outcome is. Fig. 1 depicts some finite state machines (i.e., the monitors) for several LTL formulae, which were automatically generated using the LTL3 -tools, which are written by the author of this paper and implement the above construction. </text:p>
      <text:p text:style-name="P8">Each monitor is complete in a sense that for every action from the alphabet, there exists a transition </text:p>
      <text:p text:style-name="P7">------------------------------</text:p>
      <text:p text:style-name="P7">Automata-Based Verification of Temporal Properties on Running Programs ← NASA JpaX PathFinder, but cannot find the tool (internal?)</text:p>
      <text:p text:style-name="P3">LTL has mostly been used in the past as the logic in model checking environments, such as SPIN [4]. Such environments typically convert (automatically) the negation of an LTL requirement into a <text:span text:style-name="T19">Btichi automaton that accepts all infinite words that violate this requirement (Btichi automata are finite automata on infinite words). </text:span>An executing program defines a sequence of states; an infinite execution can therefore be viewed as an LTL interpretation, which assigns to each moment in time the set of propositions that are true at the particular program state. Model checking [5] detects infinite executions of finite-state systems through cycles in their state graphs. Runtime verification does not store the entire state-space of a program. Rather, it only observes finite program executions, on which we also need to interpret LTL formulae. We only need to modify the semantics of the temporal operators to accommodate this difference. </text:p>
      <text:p text:style-name="P7">------------------------------</text:p>
      <text:p text:style-name="P7">Runtime Verification for LTL and TLTL ← VERY VERY IMPORTANT </text:p>
      <text:p text:style-name="P3">It classifies runtime verification in identifying its distinguishing features to model checking and testing, respectively. It introduces a three-valued semantics (with truth values true, false, inconclusive) as an adequate interpretation as to whether a partial observation of a running system meets an LTL or TLTL property. For LTL, a conceptually simple monitor generation procedure is given, which is optimal in two respects: First, the size of the generated deterministic monitor is minimal, and, second, the monitor identifies a continuously monitored trace as either satisfying or falsifying a property as early as possible. The feasibility of the developed methodology is demontrated using a collection of real-world temporal logic specifications. Moreover, the presented approach is related to the properties monitorable in general and is compared to existing concepts in the literature. It is shown that the set of monitorable properties does not only encompass the safety and co-safety properties but is strictly larger. </text:p>
      <text:p text:style-name="P3">In runtime verification, a correctness property φ is typically automatically translated into a monitor . Such a monitor is then used to check the current execution of a system or a (finite set of) recorded execution(s) with respect to the property φ. </text:p>
      <text:p text:style-name="P6">Research in runtime verification is mainly focussed on the detection of violations (or satisfactions) of correctness properties, e.g., by developing synthethis algorithms for monitors from high-level specifications. </text:p>
      <text:p text:style-name="P3"><text:soft-page-break/>In model checking, all executions of a given system are examined to answer whether these satisfy a given correctness property φ—either explicitly or implicitly, when using symbolic techniques. This corresponds to the language inclusion problem. In contrast, runtime verification deals with the word problem (whether some word is included in the language) While model checking, especially in case of LTL, considers infinite traces, runtime verification deals with finite traces—as non-idealised executions are necessarily finite. <text:tab/></text:p>
      <text:p text:style-name="P3">The underlying insight, which is equally used in conformance testing [Vasilevski 1973; Chow 1978], <text:span text:style-name="T19">is that for every finite-state system, an infinite trace must reach at least one state twice. Thus, if a finite trace reaches a state a second time, the trace can be extended to an infinite trace by taking the corresponding loop infinitely often. However, in runtime verification—in contrast to the standard approach taken in bounded model checking, an upper bound on the system’s state space is typically not known. More importantly, the states of an observed execution usually do not reflect the system’s state completely but only contain the value of </text:span><text:span text:style-name="T19">certain variables of interest. Thus, seeing a state twice in an observed execution does not allow to infer that the observed loop can be taken ad infinitum. ← Sooo goood!</text:span></text:p>
      <text:p text:style-name="P6">In online monitoring, the complexity for generating the monitor procedure is often negligible, as the monitor is typically only generated once. However, the complexity of the monitor, i. e., its memory and computation time requirements for checking an execution are of important interest, as the monitor is part of the running system and should only impose a minimal penalty on the system’s response time and memory footprint. Ideally, the monitor does not alter the running system in terms of its functional and non-functional behaviour. </text:p>
      <text:p text:style-name="P6">Pnueli’s LTL [Pnueli 1977] is a well-accepted lineartime temporal logic used for specifying properties of infinite traces. In runtime verification, our goal is to check LTL properties given finite prefixes of infinite traces. </text:p>
      <text:p text:style-name="P3">To implement the idea that, for a given LTL3 formula, its meaning for a prefix of an infinite trace should correspond to its meaning considered as an LTL formula for the full infinite trace, we use three truth values: true, false, and inconclusive, denoted respectively by T , ⊥, and ?. More precisely, given a finite word u and an LTL3 formula φ, the semantics is defined as follows: </text:p>
      <text:p text:style-name="P3">—if there is no continuation of u satisfying φ (considered as an LTL formula), the value of φ is false; </text:p>
      <text:p text:style-name="P3">—if every continuation of u satisfies φ (considered as an LTL formula), it is true; </text:p>
      <text:p text:style-name="P3">—otherwise, the value is inconclusive since the observations so far are inconclusive, and neither true or false can be determined. </text:p>
      <text:p text:style-name="P3">It is exactly this classification that forms the basis of our 3-valued semantics: “bad prefixes” (of formulae) are mapped to false, “good prefixes” evaluate to true, while the remaining prefixes yield inconclusive. For a given LTL3 formula, we describe how to construct a (deterministic) finite state machine (FSM) with three output symbols. This automaton reads finite traces and yields their three-valued semantics. Thus, monitors for three-valued formulae classify prefixes as one of good = T, bad = ⊥, or ? (neither good nor bad ). Standard minimisation techniques for FSMs can be applied to obtain a unique FSM that is optimal with respect to its number of states. In other words, any smaller FSM must be non-deterministic or check a different property. As an FSM can straightforwardly be deployed, we obtain a practical framework for runtime verification. In [d’Amorim and Rosu 2005], a Buchi automaton was modified to serve as a monitor reporting false for minimal bad prefixes. However, no precise semantics in terms of LTL of the resulting monitor was given. As such, LTL3 can be understood as a logic which complements the constructions carried out in [d’Amorim and Rosu 2005] with a formal framework. Nevertheless, we feel that our constructions are more explicit in their semantical foundation and are therefore easier to understand. </text:p>
      <text:p text:style-name="P3"><text:soft-page-break/>The feasibility of the developed methodology is demontrated using Dwyer et al.’s collection of temporal logic specifications on which the common specification patterns are based upon [Dwyer et al. 1999]. </text:p>
      <text:p text:style-name="P6">In this paper, we further discuss which LTL3 properties are monitorable at all. We follow the definition given by Pnueli and Zaks in [Pnueli and Zaks 2006] essentially stating that a property is monitorable with respect to a trace whenever a corresponding monitor might still report a violation (or satisfaction). <text:span text:style-name="T21">We show that the popular belief that monitoring is only suitable for safety properties is misleading: The class of monitorable properties is richer than the union of safety and co-safety properties. </text:span></text:p>
      <text:p text:style-name="P3">Section 3 analyses the structure of the developed monitors, complements the notions of good and bad prefixes with ugly prefixes to characterise the instant when properties become non-monitorable. </text:p>
      <text:p text:style-name="P3">We denote with L(φ) = {w ∈ Σω | w |= φ} the set of models of an LTL- formula φ. Two LTL-formulae φ and ψ are called equivalent , written as φ ≡ ψ, iff L(φ) = L(ψ) holds. <text:span text:style-name="T19">The language L(φ), </text:span><text:span text:style-name="T19">generated by an LTL-formula φ, is a regular set of infinite traces and can be described by a corresponding Buchi automaton defined next. </text:span></text:p>
      <text:p text:style-name="P3">However, in runtime verification, we aim at checking LTL properties of infinite traces by considering their finite prefixes. For an NBA A, we denote by A(q) the NBA that coincides with A except for the set of initial states Q0 , which is redefined in A(q) as Q0 = {q}. Let us fix φ ∈ LTL for the rest of this section, and let Aφ = (Σ, Qφ , Qφ , δ φ , F φ ) denote the <text:span text:style-name="T19">NBA that accepts all models of φ</text:span> and let A¬φ = (Σ, Q¬φ , Q¬φ , δ ¬φ , F ¬φ ) denote the <text:span text:style-name="T19">NBA, which accepts all words falsifying φ</text:span>. </text:p>
      <text:p text:style-name="P3">Note that in order to obtain the complement of an NBA, we merely need to complement the formula, rather than the original B ̈chi automaton itself. </text:p>
      <text:p text:style-name="P3">Let Aφ and A¬φ be the deterministic versions of Aφ and A¬φ , which can be computed in a standard manner using the power-set construction. Then, we define <text:span text:style-name="T19">the FSM in question as a product of Aφ and A¬φ . ← really? Two Buchi automatons, one for the LTL formula and one for the negation of the formula, and their product is the FSM monitor?</text:span></text:p>
      <text:p text:style-name="P3">Moreover, we have implemented the above construction of the finite-state automaton Mφ partly in an on-the-fly fashion. That is, for a given property φ, we construct the two NFAs, but we do not determinise them to obtain the two corresponding DFAs Aφ and A¬φ . Consequently, we do not explicitly construct the final automaton Mφ , but instead perform steps 4–6 on-the-fly to avoid the second exponential “blow-up”, similar to the approach taken in [d’Amorim and Rosu 2005].</text:p>
      <text:p text:style-name="P6">A great example of the rationale for having three truth values: φ ≡ ¬spawn U init ← do not spawn a thread before init:</text:p>
      <text:p text:style-name="P6">This example further illustrates the need for having three truth values, instead of two when monitoring a running system: </text:p>
      <text:p text:style-name="P6">—Intuitively, a monitor for φ should raise an alarm only if a thread was spawned before init occurred. </text:p>
      <text:p text:style-name="P6">—On the other hand, if init occurs before any spawn has occurred, the monitor should report that φ is satisfied irrespective of the future. </text:p>
      <text:p text:style-name="P6">—Finally, until either happens, it should return ?, indicating the necessity for further observation. </text:p>
      <text:p text:style-name="P6"/>
      <text:p text:style-name="P6">We have evaluated our approach on the basis of the frequently used software specification patterns introduced in [Dwyer et al. 1999]. They represent a collection of patterns that occur commonly in the specification of concurrent and reactive systems, such as scoping (e.g., “some event P must hold in between two other events Q1 and Q2 ”), precedence (e.g., “an <text:soft-page-break/>event P must always be preceded by an event Q”), or response (e.g., “an event P must always be followed by an event Q”). These patterns were derived from a comprehensive survey undertaken by the authors of that paper with the results being available online2 , and at the time of writing consisting of 447 temporal logic specifications of which 108 are labelled as being LTL formulae. </text:p>
      <text:p text:style-name="P15"><text:span text:style-name="T3">!!! Starting point of our evaluation were these 108 formulae labelled as LTL formulae for which we then tried to generate monitors according to the procedure given above. To this end, we developed a “monitor generator”, in the following referred to as the LTL3 tools, which is available online under a public license.3 It relies on version 1.1 of LTL2BA, which is Gastin’s and Oddoux’s translator for converting LTL formulae into corresponding Buchi automata [Gastin and Oddoux 2001]. <text:s/>(le site: </text:span><text:a xlink:type="simple" xlink:href="http://ltl3tools.sourceforge.net/">http://ltl3tools.sourceforge.net/</text:a><text:span text:style-name="T22">)</text:span></text:p>
      <text:p text:style-name="P16">Generating a (minimized and deterministic) monitor for each of these 97 formulae using the LTL3 tools, it turned out that for 43 formulae, the monitor consisted of a single ?-state which had one universal self-loop. These are formulae which can only be satisfied or violated by an infinite trace as compared to a finite one, hence the resulting monitor did not contain ⊥ and states in such cases. And as such, obviously, they cannot be sensibly monitored. (For a more detailed discussion of what constitutes a monitorable property, see also Section 3.) However, as the formulae are taken from real world applications of temporal logic specification during systems design, we believe that this further emphasizes the suitability of our approach for monitoring design specifications also at runtime. ← for paper</text:p>
      <text:p text:style-name="P17">Using deterministic monitors does not seem to be a limiting factor for practically relevant specifications, despite the double exponential worst-case upper bound. Nevertheless, generating the monitor on-the-fly directly from the underlying NFA will typically reduce its memory requirements—but only if the corresponding NFAs are minimized, as our measurements indicate. </text:p>
      <text:p text:style-name="P17">Note that every continuation uv of a bad (good) prefix u for L by a finite word v ∈ Σ∗ is again a bad (good) prefix for L. A bad (good) prefix u is called minimal , if each strict prefix of u is not a bad (good) prefix anymore. Consider, for example, the language defined by GF p (liveness?), stating that there are infinitely many states satisfying p. Any finite word can be extended to an infinite one satisfying the formula as well as to one falsifying the formula. Thus, given any finite word, no finite continuation yields or ⊥ with respect to LTL3 . For runtime verification, such a prefix is ugly, since after processing it, monitoring can be stopped yet with an inconclusive result. </text:p>
      <text:p text:style-name="P17">Definition 3.3 (Ugly prefix) Let L ⊆ Σω be a language of infinite words over Σ. A finite word u ∈ Σ∗ is called an ugly prefix for L, if there is no v ∈ Σ∗ such that uv is either bad or good. (in other words there is no finite continuation that will make it good!) We follow [Pnueli and Zaks 2006] in calling a formula φ non-monitorable with respect to a prefix u, if no ⊥ or verdict can be obtained. <text:s/></text:p>
      <text:p text:style-name="P17">In general, a monitor has three traps, corresponding to reading either a good, bad, or ugly prefix. As long as no trap is reached, the monitor outputs ?, while reaching a trap also implies that monitoring can be stopped . Each LTL formula that is safety or co-safety is also monitorable. In other words, for a safety or a co-safety language L, there are no ugly prefixes and for a safety or co-safety formula φ, the monitor Mφ has no ugl y trap. <text:s/>The class of monitorable LTL3 properties is strictly larger than the union of safety and co-safety properties. </text:p>
      <text:p text:style-name="P17">The previous lemma contradicts the popular belief that monitoring is only suitable for safety <text:soft-page-break/>properties. That said, there is something particular about safety properties: By definition, any infinite word w not satisfying a safety property φ, must have a bad prefix u. ← very important!!!</text:p>
      <text:p text:style-name="P17">To summarise this discussion, we note that : ← for paper</text:p>
      <text:p text:style-name="P17">—violations of safety properties are reported by <text:span text:style-name="T21">monitoring procedures which check for finite prefixes of violating words</text:span>, as well as </text:p>
      <text:p text:style-name="P17">—successful validations of co-safety properties are reported by <text:span text:style-name="T21">monitoring procedures which consider finite prefixes of satisfying words</text:span>, but additionally, </text:p>
      <text:p text:style-name="P17">—there are monitorable properties which are neither characterised by finite violating or finite satisfying prefixes. </text:p>
      <text:p text:style-name="P17">For paper also: the monitor of this paper checks for satisfying AND violating words? YES:</text:p>
      <text:p text:style-name="P17">“Likewise, using two monitors, one checking for a bad prefix (based on the property) itself and another one for a good prefix (based on the formula’s negations), it is possible to check for the satisfaction and violation of a given property as the same time and report results as early as possible. However, we want to point out that our combined monitors are smaller than the two underlying NFAs, as discussed in Section 2.5, unless these are minimised by sophisticated and expensive algorithms. Thus, our procedure provides an efficient alternative if satisfaction and violation need to be monitored at the same time. ”</text:p>
      <text:p text:style-name="P7">------------------------------</text:p>
      <text:p text:style-name="P7">A linear translation from LTL to the first-order modal μ-calculus </text:p>
      <text:p text:style-name="P3">Properties about the behaviour of processes are described in a modal μ-calculus enriched with data and time, the first-order modal μ-calculus [14]. The modal μ-calculus [9, 17] is an extension of Hennessy-Milner logic [16] with fixpoint operators. </text:p>
      <text:p text:style-name="P3">The first-order modal μ-calculus, in which quantification over data can be used and in which fixpoint variables may have data parameters, fulfills this need and is more practical as it is syntactically less minimalistic. It is very expressive and—after some training—very pleasant to use. Indeed, over the years we have not yet encountered any behavioural property that we could not express in this formalism. The purpose of this paper is to formally establish what we already experienced in practice, namely that the first order μ-calculus with data is indeed very expressive in the sense that properties formulated in other modal logics can be translated to it with only a linear growth in size. </text:p>
      <text:p text:style-name="P3">From the context of the mCRL2 toolkit, there is also a very practical reason to have a succinct translation from LTL or CTL*. For those unfamiliar with the modal μ-calculus, or for those who favour these logics over the modal μ-calculus (and admittedly, many people do at the time of writing), a linear translation enables us to easily use available μ-calculus-checkers to verify properties formulated in these other formalisms also. To support this, we show that model checking the translated formula is as efficient as the most efficient known algorithms for model checking the original. </text:p>
      <text:p text:style-name="P3">Translation of LTL to the standard propositional μ-calculus is not straightforward, in the sense that a simple syntactic translation procedure has not been found. </text:p>
      <text:p text:style-name="P6">We now return to the problem of translating LTL to the first-order μ-calculus. We base our translation on B ̈chi automaton representations of LTL formulae as referred to in section . We </text:p>
      <text:p text:style-name="P6">express a μ-calculus property that in a sense ‘synchronizes’ steps in the Buchi automaton (utilizing the data structure) with steps that are made in the transition system against which the formula is checked. Keeping this synchrony intact, we can use the standard translation of 32q to express that this B ̈chi automaton does not accept any path of the transition system. Formally speaking, we assume that we are given some Buchi automaton A, and <text:soft-page-break/>construct a μ-calculus formula that accepts an initial state of the transition system M it is interpreted on if and only if L(M ⊗ A) = ∅, i.e. the accepted language of the product of the Kripke structure and the B ̈chi automaton is empty. </text:p>
      <text:p text:style-name="P6">We define a translation function Tr that generates a μ-calculus formula from a B ̈chi automaton. Let A = Q, Σ, δ, Q0 , F be a B ̈chi automaton. </text:p>
      <text:p text:style-name="P6">We can now inductively define the approximations for T ...</text:p>
      <text:p text:style-name="P7">------------------------------</text:p>
      <text:p text:style-name="P7">From Linear Time to Branching Time </text:p>
      <text:p text:style-name="P3">Typically, symbolic model-checking tools proceed by computing fixed-point expressions over the model’s set of states. For example, to find the set of states rom which a state satisfying some predicate p is reachable, the model checker starts with the set S of states in which p holds, and repeatedly add to S the set ∃ eS of states that have a successor in S. Formally, the model checker calculates the least fixed-point of the expression S = p ∨ ∃ eS. The μ-calculus is a logic that contains the modal operators ∃ e and ∀ e, and the fixed-point operators μ and ν [Kozen 1983]. As such, it describes fixed-point computations in a natural form. In particular, the alternation-free fragment of μ-calculus (AFMC, or short) [Emerson and Lei 1986] has a restricted syntax that does not allow nesting of fixed-point operators, making the evaluation of expressions very simple. Formally, the model-checking problem for AFMC can be solved in time that is linear in both the size of the model and the length of the formula [Cleaveland and Steffen 1991]. The μ-calculus, however, is less ideal for specifiers. For them, logics with explicit temporal operators, such as (“always”) and 3 (“eventually”) are much more readable and convenient. Consequently, model- checking tools often offer as their user interface a temporal logic that includes explicit temporal operators. The evaluation of these formulas by means of fixed points is then transparent to the user.</text:p>
      <text:p text:style-name="P6">CTL, the transition from the input formulas to fixed-point expressions is simple: each operator of CTL can be expressed also be means of fixed points. Formally, one can translate a CTL formula to an AFMC formula with a linear blow up . For example, symbolic model checking of LTL involves a translation of LTL formulas to μ-calculus formulas of alternation depth 2, where nesting of fixed-point operators is allowed [Emerson and Lei 1986]. The evaluation of such μ-calculus formulas takes time that is quadratic in the size of the model. </text:p>
      <text:p text:style-name="P3">We consider the problem of deciding whether a given automaton or formula meets this characterization, and the problem of translating a given automaton or formula to an equivalent AFMC formula when it exists. It follows from our results that deciding whether a linear-time property P can be translated to an AFMC formula can be reduced to the problem of deciding whether P can be recognized by a deterministic Buchi word automaton .</text:p>
      <text:p text:style-name="P3">It should be noted that the translation of LTL formulas to μ-calculus formulas of alternation depth 2 involves only a single exponential blow up [Emerson and Lei 1986]. The alternation-free μ-calculus (AFMC, for short) is a fragment of the modal logics μ-calculus. </text:p>
      <text:p text:style-name="P3">As in Section 4, we first consider the problem of checking whether a given LTL formula can be translated to a DBW and hence, also to an AFMC formula. ← wait a minute, it's already known that an LTL formula can be translated into a deterministic Buchi word automata?</text:p>
      <text:p text:style-name="P6">Translating LTL to AFMC by going through DBW involves a doubly exponential blow up. Closing this gap is an open problem. </text:p>
      <text:p text:style-name="P3">нишо, тиња.</text:p>
      <text:p text:style-name="P7">------------------------------</text:p>
      <text:p text:style-name="P7">Towards Support for Software Model Checking: Improving the Efficiency of Formal Specifications </text:p>
      <text:p text:style-name="P15"><text:soft-page-break/><text:span text:style-name="T5">The Property Specification (Prospec) tool uses patterns and scopes defined by Dwyer et al., to generate formal specifications in Linear Temporal Logic (LTL) and other languages. The work presented in this paper provides improved LTL specifications for patterns and scopes over those originally provided by Prospec. This improvement comes in the efficiency of the LTL formulas as measured in terms of the number of states in the B ̈ chi automaton generated for the formula. Minimizing the size of the Buchi automata for an LTL specification provides a significant improvement for model checking software systems using such tools as the highly acclaimed Spin model checker. To generate Buchi automata, we used the model checker SPIN, and the LTL to BA translators: LTL2BA [10], the Temporal Message Parlor [11], and LTL2NBA [12], all of which efficiently convert LTL specifications into BAs. Notice that some of these tools produce a BA in the form of a never-claim, which is a specific representation of BA used by the model checker Spin. In this article we use the terms Buchi automata and never-claims interchangeably. </text:span><text:span text:style-name="T3">← FOUND THE TOOL!!! </text:span><text:a xlink:type="simple" xlink:href="http://cybershare-portal2.utep.edu/resources/tools/prospec"><text:span text:style-name="T19">http://cybershare-portal2.utep.edu/resources/tools/prospec</text:span></text:a><text:span text:style-name="T3"> ← it's only for Windows *sigh*</text:span></text:p>
      <text:p text:style-name="P3">While CTL allows for branching type of behavior (i.e., semantically, formulas are defined both using the universal and existential quantifiers), LTL formulas describe specific path behavior (i.e., semantically, formulas are defined only using the universal quantifier). Formulas in this paper deal </text:p>
      <text:p text:style-name="P3">only with LTL. <text:s/></text:p>
      <text:p text:style-name="P6">An execution is a sequence s0 , s1 , . . ., where for all isi ∈ Q and for all i ≥ 0, (si , si+1 ) ∈ δ. A finite execution is an accepting execution if it terminates in a final state s f ∈ F. An infinite execution, also called an w-execution or w-run, is accepting if it passes through a state s f ∈ F infinitely often. (F is a set of accepting states!)</text:p>
      <text:p text:style-name="P3">Response properties represent a temporal relation called cause-effect between two propositions. Prospec displays traces of computation to illustrate the subtle issues that exist within the different patterns and scopes, and it displays a decision tree to guide the user through a series of decisions in selecting the appropriate pattern and/or scope . </text:p>
      <text:p text:style-name="P7">------------------------------</text:p>
      <text:p text:style-name="P7">Extracting models from source code in software modernization ← VERY USEFUL!</text:p>
      <text:p text:style-name="P3">Grammar-to-Model Transformation Language (Gra2MoL) is a domain-specific language (DSL) tailored to the extraction of models from GPL code. This DSL is actually a text-to-model transformation language which can be applied to any code conforming to a grammar. Like ATL and RubyTL languages, Gra2MoL incorporates the binding concept needed to write mappings between grammar elements and metamodel elements in a simple declarative style. The language also provides a powerful query language which eases the retrieval of scattered information in syntax trees. Moreover, it incorporates extensibility and grammar reuse mechanisms. This paper describes Gra2MoL in detail and includes a case study based on the application of the language in the extraction of models from Delphi code. </text:p>
      <text:p text:style-name="P3">When software artifacts are evolved by applying MDD, it is necessary for them to be represented as models to execute model transformations that generate new evolved artifacts. For example, in a scenario of language-to-language migration, the first step is to extract models from the application code written in the source language. Since most modernization scenarios [6], such as language-to-language conversion or platform migration, involve dealing with code expressed in some general-purpose programming languages (GPL), techniques and tools providing efficient means to extract models from GPL code are essential in model-driven modernization. In these scenarios, models conforming to a target metamodel (e.g., an abstract syntax tree metamodel) should be obtained from source code conforming to the grammar of a GPL. Dedicated parsers (also known as model <text:soft-page-break/>discoverers) [1,3] are,therefore, normally implemented to obtain models from code conforming to a grammar. These parsers perform model-generation tasks in addition to code parsing. Firstly, a syntax tree (i.e., an abstract or concrete syntax tree) is created from the source code, and this syntax tree is then traversed to obtain the information needed to create the model elements. This is a complex task which requires both collecting scattered information and resolving references in the syntax tree. </text:p>
      <text:p text:style-name="P6">Since the construction of such dedicated parsers is a time-consuming task, we have defined a DSL, called Grammar To Model Transformation Language (Gra2MoL), which has been specifically designed to extract models from GPL code, although it can be used for any software language conforming to a grammar. Model transformations are classified into three categories [10]: model-to-model transformations whose input and output are models; model-to-text transformations, which generate software artifacts (e.g., GPL code and database schemas) from a source model, and text-to-model transformations which obtain models from </text:p>
      <text:p text:style-name="P6">existing software artifacts. Gra2MoL would, therefore, be a text-to-model transformation language whose source artifacts must be described by a grammar. </text:p>
      <text:p text:style-name="P3">When designing a model transformation language, two key design choices are how to express the mappings between source and target elements and how to navigate through the source artifact. Gra2MoL allows mappings to be established between grammar elements and target metamodel elements in a declarative manner that is similar to how mappings are expressed in model-to-model transformation languages such as ATL or RubyTL using the binding construct [11]. Furthermore, as a Gra2MoL transformation represents the code in the form of a syntax tree, Gra2MoL provides a powerful query language to ease the navigation and querying of such a tree when writing mappings. </text:p>
      <text:p text:style-name="P3">Figure 1 shows the elements involved in the process of extracting models from code conforming to a grammar. This process is a text-to-model transformation T which has as its input a program P along with the grammar definition G to which it conforms. The transformation manages P as either an abstract syntax tree (AST) or a concrete syntax tree (CST). In this paper, we use the term “syntax tree” to refer to both AST and CST. The execution of T generates a target model MT conforming to a target metamodel M MT representing the information to be extracted, which is usually more complex than a syntax tree. The extraction process is driven by a specification of the mappings between the grammar elements and the metamodel elements. </text:p>
      <text:p text:style-name="P6">With GPL code, creating this bridge requires an efficient mechanism to traverse syntax trees since the model elements to be extracted are usually composed of information that is scattered in such trees. In particular, this scattering is mainly caused by the means used to represent the references between elements. Models are graphs and any model element can directly refer to another, whereas in a syntax tree that represents certain code which conforms to a GPL grammar, the references between grammar elements are implicitly estab- </text:p>
      <text:p text:style-name="P6">lished by means of identifiers. Transforming an identifierbased reference into an explicit reference involves looking for the “identified” node on the syntax tree. For instance, if a model element is extracted from a “function call” statement where one argument is a global variable, certain necessary information, such as the type of the variable or the function signature, is located outside the current scope (ref. [19] calls this kind of transformations global-to-local transformations). The scattering problem may also appear when the semantic </text:p>
      <text:p text:style-name="P6">gap between the source code and the target metamodel is high, e.g., a model element representing a metric that counts the number of classes could require the traversal of the source code to count all class declarations in Java. ← this is sooo true. Difficult to jump in different parts of the AST to extract related information </text:p>
      <text:p text:style-name="P6"><text:soft-page-break/>Two main issues to be tackled by a mechanism for extracting models from GPL code are therefore: (1) establishing the mapping between grammar elements and metamodel elements, and (2) retrieving scattered information from syntax trees. Next, we analyze how dedicated parsers, DSL definition tools, program transformation languages and model- to-model transformation languages could be used to build grammarware–modelware bridges in the case of GPL code. </text:p>
      <text:p text:style-name="P3">However, dedicated parser development is a time-consuming and expensive task, because the syntax tree traversals must be hardcoded both to collect scattered information and to resolve references. In addition, mappings are also hardcoded, which hinder mantainability. The effort required is usually alleviated by automatically extracting an AST from the source code. This step is performed using an API, which is intended to make the management of this tree easier. An example of such APIs is the JDT Eclipse project [20], which works with Java source code. But APIs do not currently exist for a number of the GPLs widely used in modernization (e.g., PL/SQL language). In addition, although these APIs tackle AST extraction and management, a mechanism for retrieving scattered information must still be hard-coded, so APIs do not considerably shorten the development time. </text:p>
      <text:p text:style-name="P3">Similarly, model-to-model transformation languages could also be used by first obtaining a simple intermediate model (i.e., a syntax tree model) from the code by means of a dedicated parser. However, defining the transformation would lead to an important problem: the inadequacy of the query language. Most model transformation languages, such as ATL or QVT, provide a variant of the OCL navigation language [33] which allows model graphs to be traversed. </text:p>
      <text:p text:style-name="P6">how can mappings between grammar elements and metamodel elements be expressed in a simple and readable way, and what notation is appropriate when retrieving scattered information from syntax trees. ? </text:p>
      <text:p text:style-name="P3">The DSL created, denominated as Gra2MoL, provides constructs to write mappings at a high level of abstraction in a declarative style similar to how mapping are expressed in model-to-model transformation languages such as ATL or RubyTL. With regard to the support of traversing syntax trees, Gra2MoL provides a powerful query language for syntax trees. </text:p>
      <text:p text:style-name="P6">Figure 3 (← great example!) shows a first example of how Gra2MoL is used. A Gra2MoL definition consists of a set of rules, each one of which express the mapping between a grammar element and a model element. </text:p>
      <text:p text:style-name="P3">As stated previously, transforming GPL into models involves the intensive use of traversals through the syntax tree to collect scattered information. A model extraction language must, therefore, provide a powerful query language, which facilitates the access to tree nodes outside the current construct scope (i.e., a rule). Figure 4 illustrates the scattering problem for a simple example of extracting an ASTM model element from a Delphi procedure. Abstract Syntax Tree Metamodel (ASTM) [35] is a metamodel provided by ADM to represent the source code of the software system </text:p>
      <text:p text:style-name="P3">as ASTs. As can be observed, whereas all the information needed to initialize the right-hand side attribute (the expression grammar element of the assignment) are inside the current scope (depicted as an oval), the information needed to initialize the left-hand side attribute are outside this scope, because the msg variable declaration is referenced by an identifier. A query language might, therefore, help to resolve this reference to the msg variable, by providing navigation constructs for accessing the corresponding declaration node and retrieving the variables’ properties. </text:p>
      <text:p text:style-name="P3">We have created a structure-shy query language, inspired by XPath [36], which allows a CST of the source code to be navigated without the need to specify each navigation step. Gra2MoL has been designed as a text-to-model transformation language. It is a rule-based language with rules whose <text:soft-page-break/>structure is similar to that provided in languages such as ATL or RubyTL, with two important differences: (1) the source element of a rule is a grammar element rather than a meta-model element and (2) the navigation through the source code is expressed by the query language presented for CSTs, rather than an OCL-based-language. Gra2MoL is distributed as a plugin for the Eclipse IDE which can be downloaded from the Gra2MoL website [18]. </text:p>
      <text:p text:style-name="P3">The plugin incorporates an editor to manage transformation definitions, which include some assistance mechanisms such as syntax highlighting, auto-completion or code folding. (screenprint contains: Java.g grammar, example.g2m with transformation rules, and test.java source code to be transformed into model The description about Gra2MoL in this paper has been focused on its usefulness in extracting models from GPL code. However, this DSL is actually a text-to-model transformation which can be used to extract models from any code conforming to a grammar. To the best of our knowledge, Gra2MoL is the first approach for the definition of a text-to-model transformation language. A Gra2MoL transformation definition consists of rules which transform grammar elements into model elements by manipulating the CST of the source code. </text:p>
      <text:p text:style-name="P7">------------------------------</text:p>
      <text:p text:style-name="P7">Multi-core and/or Symbolic Model Checking </text:p>
      <text:p text:style-name="P3">So far, multi-core and symbolic algorithms had very little in common, forcing the user in the end to make a wise trade-off between memory or speed. Recently, however, we designed a novel multi-core BDD package called Sylvan. This forms an excellent basis for scalable parallel symbolic model checking. We discuss a scalable hash-table design, enhanced with various scalable state compression techniques. Used by parallel random traversal, this design forms the key factor of a scalable model checker that can handle 1010 states in 10 minutes on a 48-core machine with 128 GB memory. Simultaneously, we re-engineered several model checking algorithms and enhancements, such as LTL model checking with partial-order reduction, and s<text:span text:style-name="T19">ymbolic model checking of μ-calculus properties</text:span>. Our tool LTSmin offers all these features as language-independent building blocks, via the on-the-fly interface PINS.</text:p>
      <text:p text:style-name="P6">We implemented PINS language modules for Promela, mCRL2 and UPPAAL, so users can benefit from multi-core or symbolic verification of models in their preferred specification language. Still, the multi-core and symbolic algorithms are incompatible. In the end, one must choose between parallel or symbolic algorithms for each application. Recently, we implemented a multi-core scalable BDD package, Sylvan. Its main data structures extend our scalable hash-table design. It has a parallel implementation of the BDD operation for relational product. As a consequence, we provide an excellent starting point for a truly scalable multi-core symbolic model checker; we already observed a speedup of 32 on 48 cores. </text:p>
      <text:p text:style-name="P3">The essential data structure in explicit reachability algorithms is a hash-table containing the set of visited states. We have adapted basic reachability analysis to multi-core computers, consisting of a number of processors and a large shared memory. To lower the latency penalty for accessing main memory, processors are usually equipped with hardware caches. Our basic parallel reachability scheme is to store the visited set in a single shared hash-table. Each worker maintains its private set of states to be explored. As a standard load balancing mechanism, when some worker runs out of work it steals some states from the set of another worker. So a scalable multi-core hash-table implementation is essential for parallel reachability. This is non-trivial, because hash-tables generate random memory accesses, leading to a lot of hardware cache misses. Also, to prevent concurrent reading and writing to the same address, some form of protection is asked for. This can be extended to liveness analysis, by using parallel Nested Depth-First Search. Basically, each worker runs an <text:soft-page-break/>independent NDFS procedure to detect accepting cycles in a B ̈ chi automaton, coding for counter examples to an LTL property. Even more state compression can be achieved with decision diagrams [Bry92]. In Multiway Decision Diagrams, a state vector is stored as a path in a Directed Acyclic Graph (DAG). A node in the diagram represents a set of vectors; an outgoing edge labeled vi to t represents the set of vectors that start with vi and have a suffix in t. Interestingly, set-operations on MDDs (intersection, union) can be performed in polynomial time. As a consequence, large sets of states can be manipulated very efficiently. The efficiency of symbolic model checking depends on the order of variables in the state vector, and on the exploration strategy. This provides symbolic model checking for explicit state languages. For instance, we can now symbolically explore a Promela model of 60 Dining Philosophers with 7.3 × 10^41 states in 0.3 seconds (actually, compilation and static variable reordering takes much longer). </text:p>
      <text:p text:style-name="P3">Recently, we built a multi-core BDD package, called Sylvan [vD12, DLP12]. We will discuss the parallelization strategy in Sylvan, after first discussing its multi-core data structures. Sylvan stores BDD nodes in a single shared Unique Table, extending the lockless hash-table design explained before. Since BDD nodes come and go, we implemented parallel garbage collection based on reference counting. Really deleting elements would invalidate linear probing; they are replaced by tombstones instead, to be reused by new insertions. All workers assist during a parallel garbage collection phase. The parallel Computed Table is also globally shared. Here, in case of collisions, new results simply overwrite older ones. The parallelization strategy of Sylvan is fairly simple: to apply some operation on BDDs, each worker traverses the BDDs independently. Intermediate results are stored in a shared Computed Table, avoiding recomputation of the same result by multiple workers. We rely on random traversal to ensure that workers traverse different parts of the BDDs, thus avoiding that all workers start computing the same piece of work. This is a necessary condition to transfer the successful BDD technology forward to contemporary multi-core hardware. <text:span text:style-name="T18">------------------------------</text:span></text:p>
      <text:p text:style-name="P7"/>
      <text:p text:style-name="P6">Automated formal verification of visual modeling languages by model checking </text:p>
      <text:p text:style-name="P3">The main reason is that (i) on the one hand, high-level VMLs frequently used in engineering practice are typically imprecise and ambiguous, and (ii) on the other hand VMLs with precise formal semantics are typically too low-level for direct use in software engineering. In this sense, a compromise is frequently needed between expressibility (or usability) and analyzability. </text:p>
      <text:p text:style-name="P3">The Unified Modeling Language (UML), which is the dominant object-oriented modeling language for the design process of IT systems, has undoubtedly become the most popular of all visual languages in the field of software engineering. However, despite its industrial success as being a unified and visual notation, the impreciseness of UML (i.e., the lack of formal semantics) is still the major factor that hinders the general use of UML as a primary source language for (i) automated tools of formal verification and validation exploiting the results in the theory of formal methods, and (ii) automated code generators that would yield a provenly correct functional core of the target application. </text:p>
      <text:p text:style-name="P3">Static analysis methods are typically semi-decision techniques (see, e.g., [40]), i.e., their output is either yes/no or do not know. In this sense, they are computationally efficient but they cannot assure the overall correctness of the design. </text:p>
      <text:p text:style-name="P6">Theorem provers (like PVS [16]) are not limited to finite state systems to establish the correctness of the design, but deductive verification is highly costly and time consuming as it requires significant user interaction for constructing a proof (pp. 208–210 in [41]). In this <text:soft-page-break/>sense, deductive verification may become the bottleneck of a project. Moreover, deductive verification typically provides an “all-or-nothing” way to reason about the system, i.e., unsuccessful verification attempts do not provide meaningful insights into the <text:s text:c="18"/>system due to decidability issues. From the viewpoint cost-efficiency, we can deduce that (current) theorem proving techniques do only scale up for verifying mission-critical parts of a system/algorithm. As the input language of model checker tools is too low-level for a direct use, many transformations (e.g., [13, 34, 39]) have been developed recently to project behav- </text:p>
      <text:p text:style-name="P6">ioral UML models into the input languages of model checker tools (and preferably in the reverse direction as well) yielding a “push-button” method for UML designs (i.e., model checking is integrated into the UML CASE tool and thus it can be initiated by clicking on a menu item). </text:p>
      <text:p text:style-name="P3">As currently UML (from version 2.0) is evolving into a family of modeling languages, the development of many of such automated transformations into model checker tools will be necessitated in the near future, which puts the stress on metamodeling and the development of meta-level analysis techniques in the UML modeling environment. By a meta-level analysis technique, we mean an analysis framework which also takes the modeling <text:s/>as a parameter in addition to the instance model of the language. For many years, the abstract syntax of UML (and related profiles) has been defined visually by means of metamodeling. Metamodeling is a term for capturing the design of user models and modeling languages uniformly, in a single modeling framework. A straightforward representation of such models and languages can rely on the use of directed, typed, and attributed graphs as the underlying semantic domain. </text:p>
      <text:p text:style-name="P3">In this sense, graph transformation [43] has recently become very popular as being a general, rule-based visual specification paradigm to formally capture (i) require ments, constraints and behavior of UML-based system models [10, 23], and (ii) the operational semantics of modeling languages based on metamodeling techniques.</text:p>
      <text:p text:style-name="P3">While graph transformation is very popular as a high-level and expressive specification formalism, the lack of proper techniques and, especially, 1.3 Graph transformation and metamodeling tools for the formal analysis of such specifications aiming to decide whether a certain user requirement (such as the absence of deadlocks, safety and liveness properties) holds in the system model hinders the use of graph transformation systems (GTS) in an effective design process for systems and visual modeling languages. While several conceptual approaches have been proposed recently as a formal analysis technique for GTSs, existing graph transformation tools only provide simulation capabilities to assess whether a certain requirement holds in the system model, which is frequently insufficient for verification purposes. Since developing an analysis tool from scratch is very costly, one should possibly exploit existing model checker tools to carry out the verification of GTSs <text:span text:style-name="T19">← So it's formal analysis of graph-transformations (well, modeling languages defined by graph-transformation systems). </text:span>The authors propose that graphs can be interpreted as states and rule applications as transitions in a transition system. Unfortunately, as we demonstrate in the paper, this direct encoding of graphs into a model checking problem is, unfortunately, infeasible in practice since model checkers will easily run out of space due to this verbose state representation. </text:p>
      <text:p text:style-name="P3">We present a meta-level analysis technique where only the semantics of a modeling language should be defined precisely when a new modeling language is constructed, and then the formal analysis can be carried out automatically (without designing individual mappings into analysis tools). In addition, the maintenance of meta-level analysis frameworks (like the one proposed in the current </text:p>
      <text:p text:style-name="P3">paper) is much easier since modifying the semantics of language on the GTS level is less erroneous then modifying a complex translation program. In order to capture the translation problem at the <text:soft-page-break/>right level of abstraction, moreover, to gain a certain level of independence of particular model checker tools, both the source and the target model of our mapping (and the mapping itself) will be defined in the form of abstract state machines (ASMs) [25] (i.e., both the source GTS and the target TS). ASMs will provide a uniform semantic representation to formalize and prove the correctness and completeness of our approach. </text:p>
      <text:p text:style-name="P6">We assume that the structure of a modeling language is defined by a metamodel (UML class diagram), while the dynamic behavior is captured operationally by graph transformation rules. We assume that an initial instance model (UML object diagram) is also provided by the user. </text:p>
      <text:p text:style-name="P3">The abstract syntax of domain specific modeling languages is defined by a corresponding metamodel, which conforms to the best engineering practices in visual specification techniques . <text:span text:style-name="T19">At this very initial point, we distinguish between static and dynamic model (graph) elements (following the guidelines of [49]). By dynamic model elements we mean elements that can be altered, (updated, removed or added) during the execution of models, which can be easily collected by analyzing the structure of the behavioral specification (graph transformation </text:span><text:span text:style-name="T19">rules in our case). </text:span></text:p>
      <text:p text:style-name="P3">A graph transformation rule is a 5-tuple R = (Lhs, N eg, Rhs, Cond, Assgn), where Lhs is the left-hand side graph, Rhs is the right-hand side graph, while N eg denote the (optional) negative application condition graph(s). Each node in Lhs and N eg may contain additional conditions Cond for attributes/slots, while each node in Rhs may have attribute assignments Assgn associated to them. The application of a rule to a model M (i.e., a well-formed instance of its metamodel M M ) rewrites the model by replacing the pattern defined by Lhs (restricted by prohibited subgraphs of N eg and attribute conditions Cond) with the pattern of the Rhs. This is performed as follows. </text:p>
      <text:p text:style-name="P3">Transition systems (TS) are a common mathematical formalism that serves as the input specification of various model checker tools. They have certain commonalities (in many cases on the concrete language level as well) with structured programming languages (like C or Pascal) as the system/program is evolving by executing nondeterministic if-then-else like rules that manipulate state variables. In all practical cases, we must restrict the state variables to have finite domains, since model checkers typically traverse the entire state space of the system to decide whether a certain property is satisfied. Note that transition systems are a kind of an abstract syntax of a specification language, which can be used to generate a state space (formally, a Kripke structure) describing the system. It is relatively common in various graph transformation tools (such as PROGRES [46] or VIATRA [48]) to formally represent models and metamodels as algebraic terms and graph transformation as manipulation of such terms. </text:p>
      <text:p text:style-name="P6">In other words, we propose a translation that inputs (i) the metamodel of a visual modeling language (or class diagram, on the model level), (ii) its operational semantics (dynamic behavior) in the form of a graph transformation system, and (iii) a concrete, well-formed model instance of the language (object model), and generates a transition system as the output. As current model checking tools can only traverse state spaces induced by state variables of finite domain, variables having infinite domains should be abstracted to boolean domains before model checking, for instance, by a technique called predicate abstraction [44] .</text:p>
      <text:p text:style-name="P7">------------------------------</text:p>
      <text:p text:style-name="P7"/>
      <text:p text:style-name="P7">------------------------------</text:p>
      <text:p text:style-name="P6">Visual Approaches for System Property Specification (2003!) ← very important for future <text:soft-page-break/>work!!!</text:p>
      <text:p text:style-name="P6">This paper surveys techniques for visually representing the system property specifications and introduces some of the existing ideas. The two main issues discussed are : what properties can or cannot be graphically described, and the desirable characteristics of the visual approaches. </text:p>
      <text:p text:style-name="P3">One is the pattern-based approach[2][3] to the specification and reuse of property specifications. Patterns are successful when used for capturing recurring specifications and is a concept that has been demonstrated to be efficient in practice. Another is visualization. Visual approaches to system property specifications provides a graphical view and a different perspective in understanding the specifications. There are much research work on visualization in behavior modelling, such as Statecharts or SDL etc.. However, there are relatively little work on the visual approaches for property specifications. Most visual property specifications are based on Linear Temporal Logic(LTL) specifications compared to Computation Tree Logic(CTL), a Branching Time Temporal Logic(BTTL), which is a descriptive language for the specification of time ordering properties of the set of the possible executions of a time varying system. </text:p>
      <text:p text:style-name="P6">Visual approaches for property specifications require a more thorough research on whether there is a need to graphically describe certain properties and if so, how to actually make it. paper focuses on visual property specification. A key issue in property specification is the choice of language that is sufficient enough to all system properties. In reactive systems the universal language for property specification is temporal logic, which is referred to as the temporal property-specification language. </text:p>
      <text:p text:style-name="P6">One of the major aspects of all temporal languages is their underlying model of time. Two types of temporal logic[1] are linear temporal logic(LTL) and computation tree logic(CTL). In LTL, time is treated as if each moment in time has a unique future. It is interpreted over sequences and regarded as describing a behavior of a single computation of a program. is a path formula[4] where the formulas are composed from the set of atomic propositions Boolean connectives and temporal operators G(”always”), F (”eventually”), X (”next”) U (”until”) as shown in figure 1. In CTL, each moment in time may split into various possible futures. It can be viewed infinite computation trees, each describing the behavior of the possible computations of a -deterministic program. It is a state formula[4] where the temporal operators are always preceded by a path quantifier, A(”for all paths”) and E (”there exist a path”) as in figure 2. </text:p>
      <text:p text:style-name="P8">The adequacy of LTL and CTL has been widely studied. The discussion on the relative merits of linear versus branching time logics has been going on for almost 20years[1][6]. It is well-known that verification of CTL is easier than LTL, owing to the fact that CTL is a state-based logic. While model checking for CTL takes time that is linear in the size of the specification, it takes time that is exponential for LTL specifications. In synthesis of reactive systems, branching-time framework must be considered, since all possible paths need to be considered. Using CTL, one can express properties such as AGAFp, which is not expressible </text:p>
      <text:p text:style-name="P8">in LTL. . There is not a strict criteria by which one is superior to the other but the dominant temporal specification language for industrial use is regarded to be CTL because verification is less complex than for LTL. However, although there are many graphical notations for LTL </text:p>
      <text:p text:style-name="P8">specifications, (some of which will be introduced later on) none exist yet for CTL specifications. This is because of some of the characteristics of CTL become obstacles for making graphical notations of CTL specifications. One is the path quantifers (A,E) and the other is the branching behavior, where the fact that the specification must always quantify <text:soft-page-break/>over the possible futures makes it difficult to represent visually. Although the branching framework of CTL allows specification of all the possibilities from a state to be specified, the specificationitself is difficult. (Engineers also tend to think linearly for one path such as timing diagrams or Message Sequence Charts). ← for future work, this is my argument!</text:p>
      <text:p text:style-name="P3">One such is the use of patterns. A property specification pattern[2] is a generalized description of a commonly occurring requirement on the permissible state/event sequences in a finite-state model of a system. It provides expressions of a behavior in a range of common formalism. Some properties used in formal specification often occur onto the same specification, especially in systems of similar domains. Providing specifiers with patterns can lessen the work of doing the same thing over and over again. Each pattern has a scope, which is the extent of the program execution over which the pattern must hold. The scope is determined by specifying starting and ending states. The five basic scopes are global, before, after, between and after-until. There are also five basic patterns, universal, absence, existence, precedence and response. Recent research on property patterns showed that formal specifications often map onto one of these several basic property patterns[3]. Patterns also provide mappings to LTL, CTL and ACTL(Action Computation Tree Logic). </text:p>
      <text:p text:style-name="P3">PROPerty Elucidation(<text:span text:style-name="T19">PROPEL</text:span>)[7] is a system that provides support for specifying properties based on the property pattern templates. For commonly occurring property patterns, PROPEL provides, as options, templates that explicitly capture the patterns. It represents pattern templates using two representations, Disciplined Natural Language(DNL) and Extended Finite-State Automaton(FSA) which is mathematically well-defined and thus can be used as the basis for verification. PROPEL extends patterns with alternative options that are explicitly shown to the specifier. However, there still are a few points to consider. Searching for the right pattern may become a problem and the specifications generated from patterns may be more prone to be incorrect than specifications not using them. ← really?</text:p>
      <text:p text:style-name="P3">Message Sequence Charts(MSC) are a popular visual medium for the description message-passing behavior in telecommunications systems. It typically are used to capture a scenario of the system behavior. Live Sequence Charts(LSC)[12] are an extension of the ITU standard for MSCs. <text:span text:style-name="T19">The characteristics that distinguish LSCs from MSCs are that there is the distinction of mandatory and possible behavior in LSCs and that there is a Boolean activation condition to each LSC that activates the chart whenever it is evaluated to true. MSC on the other hand, only describes possible sample behavior of a system and is unclear when it should be activated.</text:span></text:p>
      <text:p text:style-name="P3">Sub-charts are used since the protocol may evolve in two different directions. According to the reply of the crossing, the system behavior can go to continue or stop. When the continue branch is taken the sub-chart in figure 7(a) will be activated. The stop branch will go to sub-chart in figure 7(b). The semantics of LSCs are defined with automata[11]. It accepts all communication sequences satisfying the LSC. The construction of the automata is through ”cuts”, which start from the top and goes down by cutting through each instance. The solid line going through the LSC in figure 6 is a cut. A cut becomes a state and transitions represent the successor relation among the cuts. Figure 8 shows the automata constructed from the above example by walking through the cuts. Properties specified with LSCs are checked through simulation. First, the LSCs are translated to automata. LSC automata only have an accepting state, which is the last state in figure 8 and no reject states. All other states are pending. Each automaton is translated into AR-automata[11] which are well suited for simulation-guided property checking using systemC. For the translation of the LSC automaton to AR automaton, reject state and transitions from all pending states must be added for all combinations of input signals. <text:span text:style-name="T19">Last, the checker activates and monitors the selected LSCs </text:span><text:soft-page-break/><text:span text:style-name="T19">during simulation of the SystemC design by running the correspondent AR-automata in parallel to the actual design.</text:span> LSCs and MSCs can also be verified through model checking. </text:p>
      <text:p text:style-name="P3">The Timeline Editor[13] is a visual formalism in which a series of events and required system responses are placed on a timeline. It specifies linear time logic properties and consists of relatively simple graphical notations. ← this is the SPIN thingie that is no longer developed/maintained. The notations are as follows. The horizontal bar is the timeline, where time progresses from left to right. Vertical bars are ”marks” that mark the event occurrences. Regular events are denoted by ”e” which means that they are optional events. Required events, denoted by ”r”, are events that are required to occur when all previous events have occurred under applicable constraints. The preceding events of the required events would then be the subrequirements for the required event to happen. Black horizontal lines beneath the timeline bar are constraints. The filled-in circles on the vertical line includes the marks and the constraints that do not overlap with the vertical bars mean that they exclude the mark. The semantics of the Timeline Editor is defined in automaton. Timeline Editor tool automatically converts the specification into automata. Event names are replaced by prepositional symbols (p1, p2). States of the automaton are nodes in the graph and events, represented by arrows that drive the transitions between states. Verification can also be done automatically using SPIN model checker[14]. User can convert the timeline specification automatically into a test automaton (Buchi automaton) that can be used directly by a logic model checker or for traditional test-sequence generation. </text:p>
      <text:p text:style-name="P6">SPIN model checker uses the Never Claim version of the automata, which is automatically produced by the TimeLine Editor. The Timeline Editor and RTSTD was found to be most understandable and easiest to specify among others. The Timeline Editor and RTFIL are the more suitable in using patterns in the description of commonly occurring requirements. There are pattern mappings to RTFIL(the visual representations also referred to as Graphical Interval Logic(GIL))[3] and the simple notations of the Timeline Editor allows the possibility for pattern mappings to it. ← for future work: the advantage of our approach: allow the possibility for pattern mappings to it. + visual/graphical representation + restricted natural language + modal-mu (CTL) rather than LTL.</text:p>
      <text:p text:style-name="P3">There are several directions in which the Timeline Editor can be expanded. The Timeline Editor cannot specify real-time specifications. It is also insufficient in specifying CTL specifications. The ability to specify all possible executions from a state are needed in the specification of reactive systems in which the output depends on an external stimuli and the current state. The LTL specification FGp is satisfied if on all paths a state s is reached such that all the following states on the paths satisfy p, but there might be other paths starting from s which reach states satisfying p. This is expressible. However CTL specifications such as AFAGp are not expressible. AFAGp forces all paths to have a state s such that all paths starting from s always satisfy p. The existing Timeline Editor must be expanded to satisfy these requirements. If necessary, it could also be extended to graphically support defining groups of events that may occur in arbitrary order, rather than in strict timeline order. For CTL specifications, the use of more than one timeline could be considered. Hierarchical representations and abstractions showing only a partial of the specification at a time can also be used for <text:span text:style-name="T19">branching behavior specifications. </text:span></text:p>
      <text:p text:style-name="P7">------------------------------</text:p>
      <text:p text:style-name="P7">Towards Distributed Software Model-Checking using Decision Diagrams </text:p>
      <text:p text:style-name="P3">To have efficient symbolic computations of these statements, we define an equivalence relation over states with respect to the value of an expression; this induces equivalence classes that can be built dynamically and manipulated symbolically. Intuitively, if efficient manipulation of equivalence classes <text:soft-page-break/>is possible, then the computation complexity can be proportional to the number of such equivalence classes rather than to the number of actual states. We define in this paper a new decision diagram based operation, EquivSplit, that allows to efficiently compute and manipulate such equivalence classes, in a way compatible with the decision diagram encoding of states. Given a syntax tree e for an arbitrary expression, and a set of states S encoded as a decision diagram, we provide an incremental and on the fly algorithm to efficiently compute a partition of S = S0 ⊎ S1 ⊎ . . . where all states in a Si agree on the value of e, and no two distinct Si , S j agree on the value of e. </text:p>
      <text:p text:style-name="P3">Intuitively, this formalism captures most programming languages, with pointers and pointer arithmetic . Let us now briefly recall important concepts of decision diagrams. The algorithm presented in this paper is valid for any type of shared decision diagram, such as BDD. </text:p>
      <text:p text:style-name="P3">However, to more closely match our definition of expressions, we will consider here Data Decision Diagrams, where the domain of variables is D rather than B. This provides a natural representation for a set of valuations as a DDD .</text:p>
      <text:p text:style-name="P6">Shared Decision Diagrams (DD) are a data structure to compactly represent sets. </text:p>
      <text:p text:style-name="P3">There are many variants of decision diagrams used for model-checking, but they all rely on the same underlying principles: nodes of the decision tree are unique in memory thanks to a canonical representation; the number of paths through the diagram (states) can be exponential in the representation size (nodes in the DD); equality of two sets can be tested in constant time; using caches most operations manipulating a DD are polynomial in the representation size; the effectiveness of the encoding strongly depends on the chosen variable ordering [7]. </text:p>
      <text:p text:style-name="P3">Recall that the size of a DDD is often logarithmic in the size of the represented set. The naive approach considers each valuation separately, ending up with a complexity linear in the size of the input set. An efficient solution to this problem should use functions that manipulate the nodes of the data structure representation, so that thanks to caches, the complexity remains proportional to the encoding size. </text:p>
      <text:p text:style-name="P3">Much of the complexity for both of these algorithms depends on the variable ordering used in the DDD encoding. The equivalence classes depend on the order in which xi ’s are visited. The representation size of the equivalence classes also strongly depends on this order. Heuristically, orderings that minimize invocations to SolveSub reduce the complexity. Limiting the depth of the look-ahead mechanism also helps to build DDD that share existing suffixes. A similar formalism is proposed by LTSmin [4]. A system is defined as consisting of k state variables with a discrete domain D and of transitions described primarily by their support composed of k′ ≤ k variables. To compute the state space, LTSmin relies on third-party existing explicit model-checkers that provide a computation procedure called for each encountered value of the support in the global state space. Thanks to this projection, the number of these calls is bounded by Dk and in practice is limited to actually encountered states. This tool also implements state-of-the-art symbolic techniques, such as saturation, using classical encoding with two "before" and "after" variables per system state variable. This approach is however severely challenged when the support grows. <text:span text:style-name="T19">If the high- level model features array manipulation, pessimistic assumptions on the supports end up with supports including most (if not all) state variables. In such an extreme case, the explicit engine is invoked at least once for each state, negating any possible gain from the use of DD.</text:span> Additionally, such individual insertion of paths in a DD is liable to produce exponential memory peak effects. Large supports also severely limit the possibilities of saturation as clusters are based on the support of transitions. </text:p>
      <text:p text:style-name="P3">libits vs. LTSmin. We compare the performance for the generation of the state space of the models, with 1 hour and 10Gb containment. Statistics of the results are shown in Fig. 1, and more detailed <text:soft-page-break/>results are shown on Fig. 2. The results confirm that our EquivSplit algorithm performs better than the classical symbolic approach. With the same implementation of DDD and the same variable ordering, our implementation is up to 1000 times faster and 100 times less memory consuming than LTSmin. For a dozen models, LTSmin is slightly more memory efficient than libits, but this can be attributed to side-effects of the garbage collection policy. </text:p>
      <text:p text:style-name="P7">------------------------------</text:p>
      <text:p text:style-name="P6">Automatic Generation of Observers from MARTE/CCSL </text:p>
      <text:p text:style-name="P3">Lots of works have been published on the modeling capabilities offered by MARTE, much less on verification techniques supported. The Clock Constraint Specification Language (CCSL) has been defined in an annex of MARTE precisely to address semantic issues on time and causal aspects in relation with MARTE models. This paper introduces a technique to generate a complete observer directly from a CCSL specification without requiring the manual construction of a library. The technique relies on a new state-based semantics given to a selected subset of CCSL operators. </text:p>
      <text:p text:style-name="P3">CCSL considers two kinds of relations: causal and temporal ones. As its name indicates, an <text:span text:style-name="T19">observer</text:span> continuously observes executions of a system to detect some specific,<text:span text:style-name="T19"> often </text:span><text:span text:style-name="T19">undesirable, </text:span>behaviors. Observers were initially introduced to conduct static analyses and to capture properties using the same language as the implementation itself rather than having to use another formalism (like temporal logics) with which the designer might be less familiar. Observers have then evolved to be used also at runtime or in simulation. Our approach here is independent of the actual use that is done of the generated observers. A non-intrusive observer can see input, output and internal events or values of the program, but cannot modify anything. If the observed evolution does not satisfy one expected property, the observer enters a failure state and reports a violation. Using model-checking, the designer simply has to check whether one of the failure states is reachable or not. </text:p>
      <text:p text:style-name="P3">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o deal with CCSL observers in a more general manner without having to rely on a predefined library of components, we propose to consider a state-based semantics for CCSL operators. The considered state-transition systems is directly derived from the rewriting rules of the operational semantics. </text:p>
      <text:p text:style-name="P7">------------------------------</text:p>
      <text:p text:style-name="P6">Property Verification with MSC </text:p>
      <text:p text:style-name="P3">Based on the work of the European PRESTO project this paper describes the work that has been done to use the same kind of model in both cases and match one against the other. This project is based on the integration of test traces exploitation along with platform models and design space exploration techniques . The expected result of the project is to establish functional and performance </text:p>
      <text:p text:style-name="P3">analysis and platform optimisation at early stage of the design development. </text:p>
      <text:p text:style-name="P3">Jindrich Babica has discussed Message Sequence Charts properties and checking algorithms in [7]. In [8] the Live Sequence Chart (LSC) language introduces the distinction between mandatory and possible on the level of the whole chart and for the elements messages, locations, and conditions in an MSC. The purpose of the MSC (Message Sequence Chart) [9,10] is to provide a language for the specification and description of the communication behavior of system components and their environment by means of message interchange. </text:p>
      <text:p text:style-name="P3">Since in MSCs the communication behavior is presented in a very intuitive and transparent manner, <text:soft-page-break/>particularly in the graphical representation, the MSC language is easy to learn, use and interpret. Property Sequence Chart (PSC) is a simple but expressive formalism that has been proposed to facilitate the non trivial and error prone task of specifying temporal properties in a correct way and without expertise in temporal logic. PSC is a language that extends a subset of UML 2.0 Interaction Sequence Diagrams or the ITU-T Message Sequence Chart. Within the PSC language, a property is seen as a relation on a set of exchanged system messages, with zero or more constraints. PSC may be used to describe both positive scenarios (i.e., the “desired” ones) and negative scenarios (i.e., the “unwanted” ones) for specifying interactions among the components of a system. </text:p>
      <text:p text:style-name="P3">For positive scenarios, PSC allows to specify both mandatory and provisional behaviours. In other words, it is possible to specify that the run of the system must or may continue to complete the described interaction. </text:p>
      <text:p text:style-name="P6">Figure 5 shows the available symbols in PSC diagrams. ← since the paper is 2013, this is the most recent figure for the PSC syntax</text:p>
      <text:p text:style-name="P3">Unlike messages in MSC diagrams, message arrows in PSC diagram can have three kinds: A regular message, identified by the prefix “e:” A required message, identified by the prefix “r:” for the message text, is a message that must occur if the preconditions are met. A fail message, identified by the prefix “f:” for the message text, is a message that must not occur if the preconditions are met. </text:p>
      <text:p text:style-name="P6">The PSC diagrams also allows to set constraints on the messages. These constraints are shown as symbols at the beginning or end of message arrows with an associated text. These constraints can have three types: <text:s/></text:p>
      <text:p text:style-name="P6">1. An unwanted message constraint denotes a set of messages where none should happen before or after the message it is attached too, depending on whether it appears at the beginning or the end of the arrow. </text:p>
      <text:p text:style-name="P6">2. An unwanted chain constraint denotes a sequence of messages that should not appear as a whole before or after the message it is attached to. </text:p>
      <text:p text:style-name="P6">3. A wanted message constraint denotes a sequence of messages that must appear as a whole before or after the message it is attached to. </text:p>
      <text:p text:style-name="P3">PSC representation is very close to the MSC representation. In the frame of the PRESTO project the idea is to use the same tool to express both the properties and view the execution traces. The following sections describe the PRESTO enhancements to the new MSC tracer by PragmaDev. MSC tracer can be used by designers and testers of embedded systems to visualise the flow of control of a system. The benefit of the enhancements is to be able to express a property at the same level as the trace that will be generated by the execution or the simulation of a system. The new research enables the user of the software to write non-functional properties and functional properties at a high level using the well known MSC standard. </text:p>
      <text:p text:style-name="P3">A property will basically say that if a specific set of events occur, then the following event must or must not occur. This is very close to what is already available in an MSC. It is just a question of marking the events as a condition, a required event, or a failed event. For that matter the PSC (Property Sequence Chart) complementary notation to the MSC has been adopted. This has been implemented in the free PragmaDev Tracer prototype; the compare window allows to choose among the different options and appears as in Fig. 11. </text:p>
      <text:p text:style-name="P3">Once the property and the trace have been selected, the tool checks the properties on the trace. As a result both diagrams are opened and a third window displays the result of the verification as shown in the example in Fig. 12. </text:p>
      <text:p text:style-name="P3">One of the main non-functional properties that can be expressed in an MSC is a time constraint in which a set of events must take place in a given amount of time. </text:p>
      <text:p text:style-name="P3"><text:soft-page-break/>The ITU-T MSC and the PSC are two very close notations that can be used to trace a system behavior and to express properties. The possibility to use both notations in the same tool that will eventually match the properties on real or simulated traces will definitely simplify the verification process. Thales Italy, one of the partners of the PRESTO project is currently experimenting the new tracer on a real industrial use case. Based on this experiment the tracer that is free to download [13] is constantly evolving. </text:p>
      <text:p text:style-name="P7">------------------------------</text:p>
      <text:p text:style-name="P3"/>
      <text:p text:style-name="P7">------------------------------</text:p>
      <text:p text:style-name="P7">A Classification of Model Checking-Based Verification Approaches for Software Models </text:p>
      <text:p text:style-name="P3">To improve the quality of software models, many works have been presented which suggest to use formal verification techniques including theorem proving, static analysis, and model checking. The downside of this fully automatic exploration procedure is that model checking can only verify finite state systems and even then it is often the case that the set of states grows quickly with each additional system variable. This phenomenon is referred to as the state space explosion problem. Moment2 (last update of tool 2007, works under Windows only) Boronat et al. verify the behavioral correctness of MOF-based meta-models, which define the system, and QVT-like model transformations, which define the semantics of the system [3]. They translate OCL-constrained metamodels and model transformations into rewrite theories [5, 4] that are subsequently analyzed in </text:p>
      <text:p text:style-name="P3">Maude [8]. To check reachability and safety properties Maude’s search function is used that enumerates breadth-first the state space defined by the translated meta- model and model transformations. The search term is specified as an OCL-constrained model pattern that describes bad system states. It is also possible to verify properties expressed in linear temporal logic (LTL) but these need to be defined directly in Maude. </text:p>
      <text:p text:style-name="P3">Groove.3 (website tool doesn't exist anymore) Kastenberg et al. propose an enumerative state model checking approach to verify the behavioral correctness of object-oriented (OO) systems [12]. An OO-system is specified as an attributed type graph with inheritance relations and the system’s behavior is defined by graph transformations. Hence, states are represented by (instance) graphs conforming to the type graph. Between two states s and s there exists a transition if a graph transformation can be applied to the graph of s such that the result is isomorphic to the graph of s . The resulting state-transition structure is a graph transition system (GTS), over which safety and liveness properties can be checked that are specified as formulae in computation tree logic (CTL). SOCLe. An approach that stays within the technological space of UML is presented by Mullins and Oarga [15]. They propose an extension to OCL, called EOCL, that augments OCL with CTL operators. <text:span text:style-name="T19">The SOCLe tool4 is able to assert the behavioral correctness of a system that is defined by a class diagram, a set of state charts for each class in the class diagram, and an object diagram that defines the initial state.</text:span> It does so by translating class, state chart, and object diagrams into an abstract state machine and it checks on-the-fly if the system satisfies the specification given as an EOCL expression. (Unfortunately, SOCLe does not seem to be available to the public anymore. ) </text:p>
      <text:p text:style-name="P3">The verification goal describes the purpose or the intent of the verification. We distinguish between consistency verification, translation correctness, and behavioral correctness goals. In approaches targeted at verifying the consistency of models, the goal is to ensure that one or more models do not contain contradicting information. For example, in a multi-view modeling language like UML, where diagrams provide distinct views onto the system under development, it has to be ensured that different diagrams are not inconsistent ← you get this for free in many tools When performing <text:soft-page-break/>model-to-model or model-to-code transformations, we want to verify the correctness of the translation. The correctness of a model transformation that converts, for example, a UML class diagram into an ER diagram, can be asserted either (a) by analyzing the source and the target models or (b) by analyzing the transformation directly. In the second case, the verification of the transformation may include an analysis of the transformation’s termination and confluence properties. </text:p>
      <text:p text:style-name="P3">When we verify the behavioral correctness of a system we check if the system behaves according to its specification. The system behavior is defined either by a set of transformations or by the system’s operations and operation contracts. An operation contract consists of a set of preconditions that define in what system states the operation can be executed and a set of postconditions that define the state of the system after the operation has terminated. </text:p>
      <text:p text:style-name="P6">We want to point out that the transformation is, in contrast to the translation correctness goal described above, not subject of the verification, rather it is assumed that it correctly defines the behavior of the system. </text:p>
      <text:p text:style-name="P3">The input or domain representation defines the type of the input models that the verification approach is able to analyze. Graphs and graph transformations are formal representation, which are possibly typed, attributed, and enhanced in expressivity by inheritance and composition relations. Further, we classify UML, MOF, OCL, and QVT based models as OMG-related representations. The DSL category captures representations like ATL or Petri Nets. Concrete examples of domain representations are state charts used in Proco and SOCLe as well as in Hugo, which additionally considers sequence diagrams. Different specification languages for expressing the properties to be checked are in use with varying degrees of expressivity. We distinguish between first-order, temporal, and rewriting logic . In addition automata and OCL may be used to specify properties of a system. SOCLe, for example, defines the system behavior with simplified state charts that are translated to an ASM. </text:p>
      <text:p text:style-name="P3">The specification is usually provided by a temporal logic formula, e.g., linear temporal logic (LTL) or computation tree logic (CTL). For example, Groove checks if an OO-system, whose behavior is defined by a set of graph transformations, satisfies its specification given as a CTL formula. Hugo and Proco use Promela, the input language of the model checker Spin, which performs LTL-based model checking. When classifying the approaches by the employed verification technique we distinguish between static analysis, theorem proving, and model checking. With this information, the capabilities and limitations of the different approaches become comparable. </text:p>
      <text:p text:style-name="P3">We further categorize model checking-based approaches by their state space exploration technique and by the type of properties that can be verified. If the state space is explored enumeratively, every possible combination of different variable valuations is analyzed. Contrary, symbolic state space representations use abstractions to symbolically represent a set of states as a single state. We distinguish three types of properties. Reachability properties test if a state (or set of states) with a certain valuation is reachable. Safety properties ensure that nothing bad happens, while liveness properties ensure that something good will eventually happen. Typical safety properties are system invariants that need to hold in every state, while (non-)termination and (non-)starvation are typical liveness properties. </text:p>
      <text:p text:style-name="P7">------------------------------</text:p>
      <text:p text:style-name="P6">A Scenario-Matching Approach to the Description and Model Checking of Real-Time Properties </text:p>
      <text:p text:style-name="P3">Works that address this concern usually propose easy-to-apply patterns (e.g., [2]) or visual tools based on scenarios (e.g., [3], [4], [5]), to replace expressive logics (such as TCTL [6]) and virtual <text:soft-page-break/>observers [7]. Interaction-modeling notations may offer a replacement or a complement. In fact, MSC-like interaction-based notations are being proposed for supporting many software development activities (see Section 6) and, as a consequence, semantic issues have arisen to which clear, unique answers have not always been given. Clearly, building an extension of a (de facto) standard which has not been originally created with a formal semantics in mind is a valuable and challenging research activity. However, in our experience, taking distance from standards and creating brand-new formal notational proposals often reveals new kinds of features, help in gaining theoretical insight on decidability limits and enabling new applications of a concept (in this case, scenarios). In particular, this sort of language may greatly benefit from being engineered with a formal but simple and practitioner-understandable semantics. Adhering to the view of scenarios as a subspecification of intended behavior, a declarative semantics seems a desirable characteristic, in contrast to the prescriptive view of state-based behavioral descriptions. Besides being backed up by our experience, this is actually a common practice in logical languages engineering, where semantics are usually declarative and can be stated in a few lines. </text:p>
      <text:p text:style-name="P3">In this paper, we fully present V T S (Visual Timed event Scenarios): a visual language to define complex event-based requirements, devised as a contribution to the point of view stated in the previous paragraph and the technology-transference agenda of automatic behavioral analysis methods. It is used to describe event patterns, which can be regarded as simple, graphical depictions of predicates over traces (time-stamped executions), constraining expected behavior. A V T S-kernel scenario language (based on [5]) basically features annotated partial order of relevant events, denoting a (possibly infinite) set of matching traces. We consider system events to be more general and abstract than interactions or message-passing collaborations as they do not require identifying the intervening entities (for example, to tell a story during the early stages of the software </text:p>
      <text:p text:style-name="P3">development process). We use the word event to refer to any observable change during a system execution that might be of relevance for the verification of its correct behavior. For example, an event may be a key press, a function call, or the firing of a sensor. An event can represent the sending or receiving of a message, but also a whole interaction or an internal state change. S<text:span text:style-name="T19">cenarios written in V T S are generally interpreted according to a negative existential semantics: A scenario represents a set of subtraces that should never occur during the execution of a system. Safety and liveness requirements are usually expressed by verification engineers as virtual components (observers) and composed in parallel with the system to be verified [7]. In fact, it is believed that properties like “every p is followed by a q and, later, by an r and the difference between p and r is at most 10” cannot be expressed using logics with bounded temporal operators [9], [10] like TCTL (and logics supported by model checkers). </text:span></text:p>
      <text:p text:style-name="P3">It provides unprecedented and powerful ways to define triggered scenarios and to relate antecedent with consequent, while keeping the semantics neat. That is, they predicate system events and provide features to describe complex properties not expressible with MSC-like notations. </text:p>
      <text:p text:style-name="P6">The basic elements of our graphical notation are points connected by lines and arrows. Points are labeled by (possibly empty) sets of events, meaning that the point stands for an occurrence of one of the events during execution. Our language has mechanisms to represent certain relations between these points, such as precedence and temporal distance, restrictions, such as forbidden events, and to identify special points as the first or last in a set. Relations and restrictions can also involve begin or end of system execution. Each of these features has a graphical representation introduced in the following example. </text:p>
      <text:p text:style-name="P3">A dashed line linking two points allows us to express a temporal distance between them. ← we don't <text:soft-page-break/>care about this. The semantics of V T S assigns to each scenario a set of traces satisfying it. In this section, we present an extension to V T S introducing a new kind of scenarios interpreted as conditional predicates on scenario matchings, universally quantified over all system traces. </text:p>
      <text:p text:style-name="P3">In a few words, conditional scenarios are useful to state that, whenever a matching is encountered in a given trace for a subscenario (the antecedent), the same matching must be extensible to cover one in the set of consequent scenarios. This notion is more flexible than other known trigger-based approaches (e.g., [3], [18], [19], [20]) since extensions are not necessarily subsequent (future) events: They can predicate about previous occurrences of events (e.g., “if ack is found, then request must have been issued at least 10 t.u. before”) and they can even add constraints to the antecedent event-pattern (e.g., “if two events a and b are encountered in a trace, then either no c event can be found in between or the distance is greater than 5 t.u.”). </text:p>
      <text:p text:style-name="P3">In our graphical notation, all consequents are depicted in the same picture sharing a common ante- </text:p>
      <text:p text:style-name="P3">cedent. We use black for all elements in the antecedent scenario (which is also included in all consequents). <text:s/>Elements in consequent (alternative) scenarios are drawn in gray, with a superscript number identifying the scenario they belong to. In this section, we show how to build a set of negative scenarios, a.k.a. antiscenarios, (V T S-kernel scenarios) that stand for all the ways in which a Deterministic Conditional Scenario may be violated. Antiscenarios are not a mere technical and hidden intermediate artifact, they are also valuable constructions for engineers. For instance, the generated antiscenarios to be checked could be identified as satisfiable in a simple inspection performed by the designer, thus avoiding the model-checking step altogether. </text:p>
      <text:p text:style-name="P3">In a few words, antiscenarios generated from conditional scenarios are a human-readable description of how things could go wrong (for instance, antiscenarios previously shown were generated from DCSs [15]). As can be easily observed, the size of the tableau for a single antiscenario depends on the number of configurations, which ranges from linear in the number of points to exponential, depending on the degree of concurrency. Worst-case exponential complexity is not rare when dealing with linear-time property specification formalisms. Fortunately, patterns generated by humans tend to be of small size. The number of antiscenarios constructed for each consequent is, roughly speaking, quadratic on the number of events strictly belonging to the consequent. </text:p>
      <text:p text:style-name="P3">Perhaps the most notable and widespread example of a visual formalism for scenario-based specifications are Message Sequence Charts and UML versions [1]. Unlike our approach, MSCs are not used to describe negative scenarios or conditional scenarios, but to describe some or all possible behaviors of a protocol in a systemic view. ← well, is it entirely true?</text:p>
      <text:p text:style-name="P3">TMCS, LCS, and Negative Scenarios (see [3], [18], [20], respectively) are three representative extensions of MSCs that feature some sort of conditional scenario mechanism. TMCS extends MSCs with partial and conditional scenarios, together with process-algebra-like operators to compose these building blocks. It does not feature real-time constraints. Formal semantics is based on acceptance trees and a “must” preorder (for refinement) (see [20]). Conditional scenarios in this setting are primarily meant to refine nondeterministic base specifications to constrain and retain desirable sequences (i.e., unlike ours, their aim is not to describe verification goals). In conditional scenarios, each instance’s action sequence is partitioned into a trigger prefix part and an action part. Events in the action part must happen if the trigger part is performed by the instance. </text:p>
      <text:p text:style-name="P6">LCS (see [3]) includes trigger-like notations as charts and precharts. They seek to distinguish between mandatory (universal) and provisional (existential) behavior. Activation charts are used as a means to express when the body of the chart will occur during a system run. Semantics was formally given originally by deriving a Timed Buchi Automata (see [26]) <text:soft-page-break/>and, recently, a claimed efficient embedding into CT LÃ was given in [27]. </text:p>
      <text:p text:style-name="P3">Although we share with all these approaches the idea of using partial orders to describe scenarios, our work differs in several aspects. On the one hand, our language is meant to express properties to be checked against a model or an implementation under analysis; <text:span text:style-name="T19">we neither focus on creating an executable modeling language for different phases of the development process nor on eliciting requirements. ← doesn't matter, we don't either</text:span></text:p>
      <text:p text:style-name="P6">On the other hand, we are neither constrained to describe message interchange nor to define the instances that perform events. <text:s/>← why is that a constraint? How else would you define an “Event” and link it to your model?</text:p>
      <text:p text:style-name="P6">Moreover, event visibility is treated quite differently in our case: Two contiguous events in a scenario do not need to match contiguous events of the same kind in the run except when explicitly noted. <text:s/>← we can have that with UML SDs!</text:p>
      <text:p text:style-name="P3">The first/last feature of V T S is not present in the cited approaches. One notable difference is that, in V T S conditional scenarios, the antecedent pattern is not required to predicate on a prefix of the behavior. Our consequents can refer to events occurring before the trigger or interleaved with its events. </text:p>
      <text:p text:style-name="P6">Finally, our notation can be used to express some classes of liveness constraints, such as a pattern stating that a given stimulus is never answered. ← how about UML? Can we express that?</text:p>
      <text:p text:style-name="P3">Firley et al. mix UML sequence diagrams and model checking in [28]. Diagrams are translated into observers in the Uppaal formalism and Uppaal models are instrumented to be composed with the observer. Again, no semantics is given for the checking problem beyond the algorithmic translation itself and a set of proof obligations in branching logics. They follow the “contiguous semantics”: the sequence specifies exactly the message exchange that may occur—thus featuring a sort of loop construct—except for the starting event in the optional interpretation. The presented construction only supports totally ordered sets of events. UML sequence diagrams do not support the concept of instants, conditional scenarios, or liveness constraints. </text:p>
      <text:p text:style-name="P3">Notice that V T S-kernel can also be used to express positive scenarios that represent admissible system execution as MSCs are usually employed to convey use cases during a requirement engineering phase. This function is less likely to serve as input for automatic software quality assurance tools because the mere statement that a certain interaction is allowed to happen does not provide enough information to validate an application or a model. However, this task can greatly benefit from a notation that possesses a clear formal semantics and is able to succinctly express </text:p>
      <text:p text:style-name="P3">typical real-time requirements. Additionally, we introduce conditional scenarios (CSs), a unique notation that enables expressing alternatives that may be nontrivially linked to the trigger part of the </text:p>
      <text:p text:style-name="P3">scenario. That expressive power is a consequence of viewing semantics of scenarios from a novel pattern-matching perspective. Beyond description of verification goals, CSs offer an interesting and formally supported approach for the partial specification of system behavior, partiality being a key feature for industrial adoption. </text:p>
      <text:p text:style-name="P5">------------------------------</text:p>
      <text:p text:style-name="P7">Specification patterns can be formal and still easy </text:p>
      <text:p text:style-name="P3"><text:s/>Using natural language to express requirements may appear as an alternative to formal approaches, but in general leads to ambiguous and imprecise specifications, threatening the advantages of an automated verification process. Two of the most common formal approaches are temporal logics such as Linear Temporal Logic (LTL) and operational notations such as finite-state machines. In these approaches final users are required to have a considerable expertise on the <text:soft-page-break/>formalism to accurately express the requirement they want to express .</text:p>
      <text:p text:style-name="P3">The usage of specification patterns has been proposed as an interesting alternative to overcome this problem [9], [8]. The main purpose of a pattern is to capture recurring solutions to a particular type of problem. In [9], patterns are described considering two aspects. On the one hand, the intent of the pattern is described, that is, the structure of the defined behavior. This is usually expressed using a disciplined natural language (DNL) notation [21]. For example, the intent for the Response pattern is denoted as “One or more occurrences of action result in one or more occurrences of response”. On the other hand, each pattern has a scope, which is the extend of the program execution over which the pattern must hold. Although patterns offer a friendlier way to express typical requirements, in order to determine if the pattern is accurately expressing the desired property, the developer usually must deal with not only the DNL description of the pattern, but its translation into an underlying formalism such as LTL . This situation also arises when deciding the right pattern to be employed, or even more important, when validating the usage of the pattern. Therefore, using patterns is not enough to entirely hide the subtleties of the underlying formalism from the user. This suggests that the specification language should be easy to use, and sufficiently expressive to enable skilled and non-skilled users to use it appropriately. More specifically, we define three quality attributes desirable for the formalism: succinctness, ease of validation and modifiability. </text:p>
      <text:p text:style-name="P3">The resulting LTL formulae may result in complicated artifacts, which are difficult to compare without deductive manipulation. Reasoning about complementary behavior is also troublesome since it requires sophisticated formulae manipulation. If the underlying formalism is an automata-based one instead, the analysis is similar. In order to accurately compare two automata language inclusion needs to be tested. Similarly, operations to complement the language of an automaton are not trivial and may suffer from exponential state-explosion problems. The language, called FVS (Feather- eight Visual Scenarios) is a simple fragment of VTS (Visual Timed Scenarios) [5] (have it, read it!), a visual language to define complex event-based requirements. </text:p>
      <text:p text:style-name="P3">Concretely, we analyze FVS as a specification language by describing some of the patterns introduced by [9] with an special focus on one of the most used pattern, namely the Response Pattern, and several variants of it. The Constrained Chain Pattern and the Precedence pattern are also modeled in FVS.<text:span text:style-name="T19"> We compare FVS against the original patterns specification in [9] and also against the Propel language [21], an approach that define one of the most known extensions to patterns specification. Propel uses two notations: an extended finite-state automaton representation and a DNL representation, based on a restricted subset of natural language. </text:span></text:p>
      <text:p text:style-name="P3">According to the authors, patterns fall into two main categories based on their semantics: Occurrence, where patterns require events to occur or not to occur and Order, where patterns constrain the order of events. The Absence pattern and the Universality pattern are examples of the first category, whereas Precedence and RespIn this work we will focus only on their mapping to LTL, being one of the most used formalisms for specification. The LTL formulae discussed in this work refer to the LTL mapping specified in [8]. The other formalism discussed here is the Propel Language [21]. Propel presents a very exhaustive extension to some of these patterns, which covers additional issues regarding patterns behavior. FVS is a graphical language based on scenarios. Scenarios consist of points, which are labeled with the possible events occurring at that point, and arrows connecting them. An arrow between two points indicates precedence of the source with respect to the destination . He abbreviation is a second (open) arrow near the destination point. For example, in figure 1-b the scenario captures the very next B-event following <text:soft-page-break/>an A-event, and not any other B- event. Conversely, to represent the previous occurrence of a (source) event, there is a symmetrical notation: an open arrow near the source extreme. Events labeling the arrow are interpreted as forbidden events between both points. </text:p>
      <text:p text:style-name="P3">The intuition is that whenever a trace “matches” a given antecedent scenario, then it must match at least one of the consequents. In other words, rules take the form of an implication: an antecedent scenario and one or more consequent scenarios. Observe the power of our trigger notation, where the antecedent need not precede the consequents in time. An interesting feature in FVS is that anti-scenarios can be automatically generated from rule scenarios. This is valuable information for the developer since it represents a sketch of how things could go wrong and violate the rule. The complete procedure is detailed in [5], but informally the algorithm computes all possible situations where the antecedent is found, but none of the consequents is matchable. One of the most widely used patterns is the Response pattern, in which the occurrence of one event (referred as the Action event), leads to an occurrence of another event, the Response event. This illustrates a cause-and-effect relationship between the events involved. Examples of the Response pattern may be requirements such as “Every client request is acknowledged by the server” or “every time the doors are opened the lights are turned on”. As pointed out in [21], a closer examination of this pattern’s behavior reveals there are significant questions about the pattern that need to be answered and may lead to variants of it. For example, can the Action event occur more than once before the Response event occurs? Taking this fact into consideration, [21] proposes an extension to the patterns’ specification, defining six possible options to obtain a more accurate and complete definition of the pattern: Prearity, which determines whether the Action event may occur one time or many times before the Response event does, Post-arity, which determines whether the Response event may occur one time or many times after the Action event does, Immediacy, which determines whether or not other intervening events may occur between the Action event and the Response event, Precedence, which determines whether or not the Response event is allowed to occur before the first occurrence of the Action event, Nullity, which determines whether or not the Action event must ever occur and finally, Repeatability, which determines whether or not occurrences of the Action event after an occurrence of a Response event are required to be followed by a Response event. </text:p>
      <text:p text:style-name="P6">In what follows we model all six cases in FVS. (see paper Figure, quite good)</text:p>
      <text:p text:style-name="P3">This notion can be completed by defining a scope for the pattern, establishing the extent of program execution over which the pattern must hold. The available scopes defined in [9] are: Before P (the pattern must hold before the first occurrence of an event P), After Q (the pattern must hold only after the first occurrence of an event Q), Between P and Q (the pattern must hold after the occurrence of P but before the occurrence of Q), After Q until P (similar to the previous one, but P is not required to occur) or Global, which denotes the whole execution. We now consider a generalization of the Response pattern: the Response-Chain pattern. In this pattern a sequence of events P1 , P2 ,. . . ,Pn must always be followed by a sequence of events Q1 , Q2 ,. . . ,Qn <text:s/></text:p>
      <text:p text:style-name="P3">To conclude this section, we introduce another pattern: the Precedence pattern. The intent of this pattern is to describe relationships between a pair of events/states where the occurrence of the first is a necessary pre-condition for an occurrence of the second. Succinctness: to compare FVS against the resulting LTL formulae in [8] and Propel’s notation we propose the following alternative to somehow measure the complexity of the objects expressed in the formalisms. For the LTL formulae in [8], we measure their depth of nesting (DN) and the number of operators involved (O). For Propel’s automata notation we measure the number of states (St) and number of transitions (T) of the automata described in [21] and for Propel’s DNL templates we measure the numbers of <text:soft-page-break/>statements (S) needed to express the property as detailed in [21]. ← comparing apples and pies?</text:p>
      <text:p text:style-name="P6">One way of analyzing succinctness is to examine how the final objects grow when scope restrictions are added. As it is shown in tables I and II, the LTL formulae as given in [8] grow <text:s/>significantly when a more intricate scope is involved. Propel’s automata representation also become more complicated, especially due to the growth of the number of transitions. Conversely, scopes in FVS are introduced seamlessly, just as any other restriction in the rules, without affecting succinctness. <text:s/></text:p>
      <text:p text:style-name="P3">An-other interesting analysis comes up considering the Response Chain pattern with one stimuli and two responses. The only difference with the basic Response pattern is the inclusion of a second response. However, this simple modification causes a meaningful growth in the resulting LTL formulae, seriously threatening the scalability principle. On the other hand, FVS rules maintain a suitable complexity scaling appropriately. LTL formulae may be expressed more naturally or more succinctly employing modalities such as past or “from now on” operators . <text:span text:style-name="T19">More elaborated analysis can also be gathered visually. As an example, recall the Response Chain pattern example considering Between scope (figure 7-b) and the Constrained Chain pattern </text:span><text:span text:style-name="T19">considering the same scope (figure 8-b). In both rules antecedents are equivalent, but the consequent in figure 8-b is “stronger” than the consequent in figure 7-b, since it features </text:span><text:span text:style-name="T19">more constrains. Thus, the rule depicted in figure 8-b is an specialization of the rule described in figure 7-b. The specialization relationship is a notion is similar to logical </text:span><text:span text:style-name="T19">subsumptio n. On the other hand, this kind of analysis is difficult to achieve when using an automaton notation or an LTL formula without proper manipulation. For example, the LTL version for the rules described in figures 7-a and 7-b presented in [8] are: (□S1 → ♢(R1 ∧ X♢R2)), for figure 7-a, and □((P ∧♢Q) → (S1 → (¬QU (R1∧¬Q∧X(¬QU R2))))U Q), for figure 7-b. By just looking at these formulae it is hard to recognize and understand the semantic </text:span><text:span text:style-name="T19">relationship between them. </text:span></text:p>
      <text:p text:style-name="P3">Complementary behavior can be achieved by negating a formula or complementing an automaton, but this may involve non trivial operations. </text:p>
      <text:p text:style-name="P6">Finally, we conclude this section introducing another useful variant of the Response Chain pattern, where responses may occur before or after delimiter Q. In this case, the interpretation of the pattern is the following: an occurrence of stimuli S1 between P and Q must always be followed by responses R1 and R2. This version is suitable, for example, for modeling race conditions, a typical situation in multithreaded or concurrent systems. ← VERY IMPORTANT, THINK ABOUT IT! </text:p>
      <text:p text:style-name="P6">Related Work:</text:p>
      <text:p text:style-name="P3">TimeEdit [20] and GIL (Graphical Interval Logic) [7] are two graphical specification languages based on timeline diagrams that do not feature partial ordering of events. TimeEdit is particularly focused on capturing complex chain events [2], while FVS stands for a more general approach. TimeEdit features a restricted notion of triggered scenarios using required events (events that are required to occur if all previous events have occurred). This limitation makes properties about past events, or events occurring in a certain scope, harder to specify and understand. GIL provides search operators to locate end points of intervals, similar to next and previous in FVS. However, it previous operator can not be applied freely as in FVS: interval recognition starts always forward a generic (or the first) point in the enclosing interval. Thus, easily expressible situation in FVS like freshness, correlation constrains or asserting the existence of a past in general can not be stated in GIL. </text:p>
      <text:p text:style-name="P6">Other worth-mentioning approach is PSC (Property Sequence Chart) [2], which is inspired in UML 2.0 Interaction Sequence Diagrams. PCS’s notation is also validated modeling property <text:soft-page-break/>specification patterns. As said by the authors, it might be difficult to directly express properties in this language, and some automated assistance tool may still be need to help the developer [3]. Denoting complex constrains between events may require textual annotations. In addition, properties in PCS are described as anti-scenarios (e.g [1]) and not as conditional or triggered scenarios. </text:p>
      <text:p text:style-name="P7">------------------------------</text:p>
      <text:p text:style-name="P6">Mapping of Structured English Sentences to CCTL Formulae </text:p>
      <text:p text:style-name="P3">As computer–based systems design deals with more complex behavior formal verification be comes widely accepted as a complementary approach for system simulation and testing. Furthermore, compared to pure CTL–related formulae, specifications given in structured English can be easier communicated to a second user. Each of our sentence corresponds to a CCTL (Clocked CTL) formula to which it is translated for the RAVEN model checker . It is ordered by syntactical criteria of formulae so that it often does not match the way of thinking when compiling a specification. A first extensive systematical classification of specifications for finite-state verification was published in [1]. The classification is based on design patterns that were originally used to capture recurring solutions to design and coding problems [3]. That classification presents a semantically ordered hierarchy of property patterns and gives detailed information for each identified pattern with respect to the requirements for well-defined design patterns. All patterns are identified by an informal description of the intent, example mappings to different specification formalisms, their known application, and relationships to similar patterns. In a more recent publication, a slightly different pattern system is presented based on the investigation of more than 500 examples for property specifications [2]. </text:p>
      <text:p text:style-name="P3">The Testbed project [6] introduces a graphical user interface for business process modeling and provides a small set of templates for verification with the SPIN model checker [5]. <text:span text:style-name="T19">← [6] is called </text:span><text:span text:style-name="T19">“Model checking for managers” :D</text:span></text:p>
      <text:p text:style-name="P6">In a more general approach for English language oriented specification, the PROSPER project aims at the specification through a natural English language subset [4]. The user specifies the property in an interactive dialog with the system. Syntactically correct English sentences are finally converted after parsing into CTL formulae as input to the SMV model checker. Major remaining challenges are the detection of ambiguities, handling of context-sensitive expressions, and consideration of domain-specific conventions in sentences. </text:p>
      <text:p text:style-name="P3">CCTL (Clocked CTL) is a temporal logic in the context of the real-time system model checker RAVEN. In RAVEN, the model is specified in terms of so–called I/O-interval structures. I/O- interval structures are basically state transition systems with time annotations. A time annotation is a time constraint which specifies a [min,max]-time interval for a state transition .</text:p>
      <text:p text:style-name="P3">The A resp. E are run quantifiers. A run is an infinite sequence of pairs of states and clock values (called a configuration) of the system. Every pair of states and clock values may be the start point of a run. The A-quantifier checks for the actual configuration if all runs satisfy the temporal operator. The E-quantifier checks if there exists at least one run starting in the actual configuration satisfying the temporal operator. Model checking examines the properties with respect to the initial states of the system. The user compiles a specification by selecting those lists and fragments and combines them to meaningful sentences of limited length and complexity. The fragments are so defined that they only combine to sentences which directly correspond to CCTL formulae. In order to provide a sufficient coverage in application the introduced fragments are derived from patterns which are identified as being frequently used. </text:p>
      <text:p text:style-name="P3">The sentences </text:p>
      <text:p text:style-name="P3"><text:soft-page-break/>encapsulate state specifications which are lists of state identifiers. Due to the context those </text:p>
      <text:p text:style-name="P3">lists are interpreted as sets or sequences. ← m'eh</text:p>
      <text:p text:style-name="P3">In order to give a complete mapping for all possible complex specifications, we present the following algorithm for building appropriate CCTL- formulae: ... (long algo?)</text:p>
      <text:p text:style-name="P3">We have introduced patterns for compiling structured natural English sentences for specification and analysis of real-time properties in model checking. The sentences are introduced by their syntax and semantics where the semantics is given by a translation to a CCTL formula. Though our approach can easily scale to complex structures we currently do not see how these sentences can be easily controlled and understood by a user . An advanced visual framework might help to control these complexity. But this clearly needs further investigations. In our first experiments we found out that the meaning of some of our composed sentences still allow ambiguous interpretations. Consider the expression ‘... all elements of set A occur exclusively ...’, for instance. One interpretation can be that all elements have to occur and when they occur it has to be exclusive. An alternative interpretation is that if an element occurs the occurrence has to be exclusive.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10">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10">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text:soft-page-break/>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3">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p>
      <text:p text:style-name="P3">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p>
      <text:p text:style-name="P5"><text:span text:style-name="T20">Real-time</text:span><text:span text:style-name="T17"> symbolic timing diagrams (RTSTDs, for short), as introduced in [2], are a graphical formalism for specifying behavioural requirements on hard real-time embedded systems. They are a full- edged metric-time temporal logic, but with a graphical syntax reminiscent of the informal timing </text:span><text:span text:style-name="T17">diagrams widely used in electrical engineering. </text:span></text:p>
      <text:p text:style-name="P3">An activation mode. Initial diagrams describe requirements on the initial system behaviour whereas </text:p>
      <text:p text:style-name="P3">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p>
      <text:p text:style-name="P3">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p>
      <text:p text:style-name="P3">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p>
      <text:p text:style-name="P5"><text:span text:style-name="T17">With the basic method, game graphs grow exponentially in the number of timing diagrams due to </text:span><text:span text:style-name="T17">the automaton product involved in dealing with conjunction. As this would render application for </text:span><text:span text:style-name="T17">rapid prototyping impractical, the ICOS tools o er modified procedures which reduce the complexity of dealing with large specifications. Obviously, such extensions cannot deal efficiently with arbitrary </text:span><text:soft-page-break/><text:span text:style-name="T17">RTSTD specifications, but they are, however, carefully designed to cover the typical specification patterns. </text:span></text:p>
      <text:p text:style-name="P3">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p>
      <text:p text:style-name="P3">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p>
      <text:p text:style-name="P3">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on the other components can be formalized via assumptions (for example, through weak constraint arcs). </text:p>
      <text:p text:style-name="P3">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p>
      <text:p text:style-name="P3">We have presented a rapid-prototyping framework for requirements speciÿcations that are for- </text:p>
      <text:p text:style-name="P3">malised through real-time symbolic timing diagrams, a metric-time temporal logic with a graphical </text:p>
      <text:p text:style-name="P3">syntax akin to the informal timing diagrams used in electrical engineering </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9">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text:soft-page-break/>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9">The slicing algorithm in Spin </text:span><text:span text:style-name="T19">uses data dependency analysis and control flow analysis to automatically abstract away details of the model that are not relevant to the requirement being checked, while retaining the parts of the model that are relevant to the requirement. The abstraction that is employed </text:span><text:span text:style-name="T19">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9">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9">Regular</text:span> events - denoted by the letter <text:span text:style-name="T19">e</text:span>. These are optional events, that are used to identify the precise executions of the system that we are interested in. For a switch, a regular event could be the user going offhook, flashing the hook, or the arrival of an incoming call. Most regular events are <text:soft-page-break/>generated by test harness components, that is, the stubs of components external to the system under test. <text:span text:style-name="T19">Required</text:span> events - denoted by the letter <text:span text:style-name="T19">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9">Fail</text:span> events - denoted by the letter <text:span text:style-name="T19">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text:soft-page-break/>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9"><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9">liveness</text:span> properties.</text:p>
      <text:p text:style-name="P3"><text:span text:style-name="T19">The formal definition of liveness [8],[10] requires that any finite system execution must be </text:span><text:span text:style-name="T19">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text:soft-page-break/>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9">Verifiers, and logic model checkers in particular, excel in their ability to show that specific requirements are either satisfied or may be violated. It is up to the user to come up </text:span><text:span text:style-name="T19">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text:soft-page-break/>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oft-page-break/><text:span text:style-name="T19">← not real concurrency </text:span></text:p>
      <text:p text:style-name="P3">State diagrams do not contain synchronization information among components; and thus if a message is not contained in any sequence diagram, the specification is incomplete. Complex communication, i.e., <text:span text:style-name="T19">multicast</text:span> communication, is modeled by means of connectors that can only send and receive synchronous messages. ← multicast with UML?</text:p>
      <text:p text:style-name="P3"><text:span text:style-name="T19">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text:soft-page-break/>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text:soft-page-break/>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4"><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text:span><text:span text:style-name="T2">SCADE System Designer tool. Having two interconnected meta-models allows consistency to be kept between the system model and the software model. ← for ppt?</text:span></text:p>
      <text:p text:style-name="P14"><text:span text:style-name="T1">Automatic generation of SPARK code from the software model in SCADE Suite by a tool certifiable to DO178B level A. The static semantics of the profile is defined by well-formedness rules formalised in OCL. These rules concern the strong typing principles and the restrictions relative to </text:span><text:span text:style-name="T1">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text:span><text:span text:style-name="T1">semantics, OMEGA relies on an asynchronous timed execution model. Each basic block with behaviour is considered as a timed automaton, potentially executing in parallel with other blocks and </text:span><text:span text:style-name="T1">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4"><text:span text:style-name="T2">This section is about bridging the last two steps of the process: software design and coding. </text:span><text:span text:style-name="T2">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4"><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4"><text:span text:style-name="T1">The static structure as described by UML class diagrams is represented formally by description logics while the dynamic behavior is represented by linear temporal logic and state transition </text:span><text:soft-page-break/><text:span text:style-name="T1">systems. </text:span><text:span text:style-name="T2">We integrate these descriptions of static and dynamic aspects into a single formalism called LTLDL .</text:span><text:span text:style-name="T9"> </text:span><text:span text:style-name="T1">LTLDL enables a concise and natural yet precise definition of the </text:span><text:span text:style-name="T1">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4"><text:span text:style-name="T1">Description logics are expressive for representing the static structure of some application domain. </text:span><text:span text:style-name="T1">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Alloy [Jac02] or Spin [Hol04] which focus either on the static structure or on the dynamic behavior of </text:span><text:span text:style-name="T1">the modeled system. The state machine example they show is not even syntactically correct probably! </text:span><text:span text:style-name="T2">We aim at representing properties w.r.t. both the static model and the behavior model of some application domain.</text:span><text:span text:style-name="T9"> </text:span><text:span text:style-name="T1">In the case of our sample scenario, the following properties </text:span><text:span text:style-name="T1">may be important to meet:P1 Whenever a customer places an order, the customer will receive some response which may either be the delivery of the order or a notification that the order is pending </text:span><text:span text:style-name="T1">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4"><text:span text:style-name="T1">This allows for the representation of properties that address both the static structure and dynamic </text:span><text:span text:style-name="T1">behavior since the semantics of UML class diagrams can be represented well by DL, and properties of state transition diagrams can be expressed by LTL.</text:span><text:span text:style-name="T9"> </text:span><text:span text:style-name="T2">LTLDL extends LTL by allowing DL formulae in addition to atomic propositions at locations where only atomic propositions are </text:span><text:span text:style-name="T2">allowed in LTL.</text:span><text:span text:style-name="T9">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4"><text:span text:style-name="T1">However, the following LTLALC formulae are neither in LTL nor in ALC: la0 : F(PendingList ¬∃lists.Pending) (The list of pending orders will </text:span><text:span text:style-name="T2">eventually</text:span><text:span text:style-name="T9"> </text:span><text:span text:style-name="T1">be empty) </text:span><text:span text:style-name="T2">LTLDL formulae are interpreted w.r.t. finite </text:span><text:span text:style-name="T12">relational</text:span><text:span text:style-name="T9">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4"><text:span text:style-name="T1">Let M = (S, R, L, ∆, I) be a finite relational state transition system and f be a LTLDL formula. Let D = {d1 , ..., dn }, n ∈ N, be the set of DL formulae in f ….Let </text:span><text:span text:style-name="T2">f’ =</text:span><text:span text:style-name="T9">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ext:span><text:span text:style-name="T2">the LTL model checker. This forward approach, however, is not efficient in the case of </text:span><text:span text:style-name="T2">systems with many states. Hence, we strive for a tighter interaction between the LTL and DL model checker to avoid calculating the entire reduced model M . There are two obvious </text:span><text:soft-page-break/><text:span text:style-name="T2">approaches to achieve this: “on-the-fly model checking” [Hol04] and “bounded model checking” [BCC+ 03]. In this work, we adopted the latter approach because its modular </text:span><text:span text:style-name="T2">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4"><text:span text:style-name="T1">We implemented a partial solver for SMT(DL) based on OpenSMT [Bru09] which is an open source </text:span><text:span text:style-name="T1">SMT solver implemented in C++. State-of-the-art model checkers supporting linear temporal logic are Spin [Hol04], SAL [MOR+ 04], and NuSMV [CCG+ 02].</text:span><text:span text:style-name="T9"> </text:span><text:span text:style-name="T2">However, the input languages of these model checkers do not support set and relation data types and hence are inefficient for representing properties w.r.t. relational models. (for instance, how do you represent: eventually/always something is a subset of something else)</text:span></text:p>
      <text:p text:style-name="P12">← <text:span text:style-name="T15">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4"><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ext:span><text:span text:style-name="T2">that functional behavior of the software can be examined for the real implementation on the </text:span><text:span text:style-name="T2">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ext:soft-page-break/>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soft-page-break/>------------------------------</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4"><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text:span><text:span text:style-name="T2">is called soundness of a method.</text:span><text:span text:style-name="T9"> </text:span><text:span text:style-name="T1">It means that if such a method terminates and claims a system </text:span><text:span text:style-name="T1">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text:soft-page-break/>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text:soft-page-break/>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text:soft-page-break/>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4"><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text:soft-page-break/>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4"><text:span text:style-name="T1">Formulae of CTL (Clarke &amp; Emerson, 1981) are built from atomic propositions, Boolean constants and connectives, temporal operators, </text:span><text:span text:style-name="T2">and universal and existential path quantifiers A and E. </text:span><text:span text:style-name="T2">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4"><text:span text:style-name="T2">The satisfaction relation of CTL formulae is defined for each state of a Kripke structure, </text:span><text:span text:style-name="T2">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text:soft-page-break/>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4"><text:span text:style-name="T1">For that, fixpoint characterizations of temporal operators, such as those used in Section 3.4, are useful since they can be easily written as (quantified) propositional formulae. </text:span><text:span text:style-name="T2">Sometimes, the </text:span><text:span text:style-name="T2">compact representation of state spaces may disregard some information in which case soundness of model checking is deliberately sacrificed in order to achieve efficiency. This way, an error detection method with formal verification roots is obtained. An example of such </text:span><text:span text:style-name="T2">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text:soft-page-break/>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4"><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4"><text:span text:style-name="T1">The textual Object Constraint Language (OCL) is an official part of the Unified Modeling Language (UML). OCL is primarily used to formulate restrictions over UML modsels, in particular, invariants </text:span><text:span text:style-name="T1">and operation pre- and post-conditions in the context of class diagrams. </text:span><text:span text:style-name="T2">However, OCL is missing </text:span><text:span text:style-name="T2">means to specify constraints over the dynamic behavior of a UML model. We have therefore developed a temporal extension of OCL that enables modelers to specify behavioral state-</text:span><text:soft-page-break/><text:span text:style-name="T2">oriented constraints.</text:span><text:span text:style-name="T9"> </text:span><text:span text:style-name="T1">That work provides an alternative to the rather cryptic temporal logic formulae that are commonly used to specify behavioral system properties. OCL is a declarative </text:span><text:span text:style-name="T1">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text:span><text:span text:style-name="T1">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text:span><text:span text:style-name="T1">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invariants are exactly to be checked, but it is commonly agreed that each time after the object’s </text:span><text:span text:style-name="T1">status has changed, its invariants have to hold (e.g., immediately after completion of an operation).</text:span></text:p>
      <text:p text:style-name="P14"><text:span text:style-name="T2">Though UML has received increasing attention to model software systems in recent years, it is missing sufficient means to specify constraints over the dynamic behavior of a UML </text:span><text:span text:style-name="T2">model. However, it is essential to be able to for  mulate such temporal constraints already in early phases of development in order to specify correct system behavior, in particular in the </text:span><text:span text:style-name="T2">domain of time-dependent systems. W</text:span><text:span text:style-name="T12">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4"><text:span text:style-name="T1">The patterns themselves are hierarchically ordered as shown in Figure 3. In an online repository, for each pattern, each scope, and each formalism an according formal description is provided. </text:span><text:span text:style-name="T2">In this </text:span><text:soft-page-break/><text:span text:style-name="T2">section, we demonstrate how to express patterns of the pattern system presented in Section 2 by means of our temporal state-oriented OCL extension</text:span><text:span text:style-name="T1">. UML Statecharts are for modeling </text:span><text:span text:style-name="T1">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text:span><text:span text:style-name="T1">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text:span><text:span text:style-name="T1">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an object obj that has to hold each time after obj’s status has changed, the expression of an init-</text:span><text:span text:style-name="T1">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text:span><text:span text:style-name="T1">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9">context Machine</text:p>
      <text:p text:style-name="P19">inv: self.oclInConf(Loading) implies</text:p>
      <text:p text:style-name="P19">self@post(1,100)-&gt;forAll( g |</text:p>
      <text:p text:style-name="P19">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text:soft-page-break/>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4"><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text:span><text:span text:style-name="T1">4 for instance you can see that the tool only offers the attributes of class SalesOrder for selection. In </text:span><text:span text:style-name="T1">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text:soft-page-break/>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4"><text:span text:style-name="T1">The first characteristic is the pattern name that identifies the pattern and serves as a short semantic explanation. The characteristic pattern intent contains a short statement about intention and </text:span><text:span text:style-name="T1">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Property). The characteristic restrictions denotes what conditions the pattern parameters must fulfill. </text:span><text:span text:style-name="T1">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ext:span><text:span text:style-name="T2">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12">← <text:span text:style-name="T15">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text:soft-page-break/>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text:soft-page-break/>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4"><text:span text:style-name="T1">from what happens on the receiving side. The only invariant is that the sending of a message must occur before the reception of that very message. Most people find this obvious. ← </text:span><text:span text:style-name="T2">FOR PPT! This </text:span><text:span text:style-name="T2">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text:soft-page-break/>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4"><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4"><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text:span><text:span text:style-name="T1">orthogonally characterized as either mandatory or provisional. Since LSC also includes a notion of </text:span><text:span text:style-name="T1">subchart, the combinatory complexity can be quite high.</text:span></text:p>
      <text:p text:style-name="P5">Mandatory as in LSC should not be confused with mandatory as in STAIRS, since the latter <text:soft-page-break/>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4"><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9">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4"><text:span text:style-name="T1">In TEPE, </text:span><text:span text:style-name="T2">each property is expressed as a graph of Signals, Attributes, Constraints (Equations, Logical Constraints, Temporal Constraints) and Properties.</text:span><text:span text:style-name="T9"> </text:span><text:span text:style-name="T1">The AVATAR profile </text:span><text:soft-page-break/><text:span text:style-name="T1">reuses eight of the SysML diagrams (Package diagrams are not supported). It further structures Sequence Diagrams using an Interaction Overview Diagram (a diagram supported by UML2, not by </text:span><text:span text:style-name="T1">SysML). The AVATAR profile is syntactically and semantically defined by a meta-model. Besides a syntax, a semantics and a tool support, a profile is also characterized by a methodology.</text:span><text:span text:style-name="T9"> </text:span><text:span text:style-name="T2">For each property defined in a Parametric Diagram, a corresponding observer automata [FSsA08] is derived. </text:span><text:span text:style-name="T1">The latter makes states and transitions related to verification explicit in the UPPAAL model. </text:span><text:span text:style-name="T1">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text:span><text:span text:style-name="T1">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or liveness of one specific state of an AVATAR State Machine. Otherwise, they must be translated by hand. Their full translation is under development.</text:p>
      <text:p text:style-name="P14"><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4"><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2">These elements are familiar to the designer as he/she introduced them during the design </text:span><text:span text:style-name="T12">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4"><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9">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text:soft-page-break/>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4"><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text:soft-page-break/>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4"><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4"><text:span text:style-name="T1">A basic SD focuses on the message interchange among a set of processes. Each process is </text:span><text:span text:style-name="T1">represented by a life-line drawn as a (dashed) vertical line beneath a box containing the name of the process, and each message is represented by an arrow drawn from the sender to the receiver and decorated with a message identifier. ←</text:span><text:span text:style-name="T9"> </text:span><text:span text:style-name="T2">dafuq? It’s not a process!! it’s an object!</text:span></text:p>
      <text:p text:style-name="P5">A high-level SD is intended to serve as an overview of the flow of control among its constituent SDs, and is essentially a flowchart whose nodes are either initial, final or <text:soft-page-break/>decision/merge points, or non-recursive references to basic or high-level SDs. To increase readability, high-level SDs may also contain fork and join points which allow one to compose SDs in parallel.</text:p>
      <text:p text:style-name="P14"><text:span text:style-name="T1">The main UML 2.0 interaction operators include sequencing, alternation,</text:span><text:span text:style-name="T9">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9">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text:span><text:span text:style-name="T2">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Definition 1 (NFA) A nondeterministic finite automaton (NFA) A = Σ, S, δ, S0 , F over an input alphabet Σ is a 5-tuple such that:</text:p>
      <text:p text:style-name="P12">• <text:span text:style-name="T15">Σ is the input alphabet. • S is a finite set of states. • δ ⊆ S × Σ ∪ { } × S is the transition relation.</text:span></text:p>
      <text:p text:style-name="P12">• <text:span text:style-name="T15">S0 ⊆ S is a set of initial states. • F ⊆ S is a set of accepting states.</text:span></text:p>
      <text:p text:style-name="P14"><text:span text:style-name="T1">An input sequence σ = σ1 . . .σn is accepted by A if there is a state sequence s = s0 . . .sn such that </text:span><text:span text:style-name="T1">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4"><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text:soft-page-break/>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Uns(A)=¬Safe(A). (ii) Take the union A ∪ Uns(A). ← for future work, how you construct liveness automaton.</text:p>
      <text:p text:style-name="P14"><text:span text:style-name="T2">Given a reduced Buchi automaton B = ¬N , define Safe(B) to be the version of B in which </text:span><text:span text:style-name="T2">every state has been transformed into an accepting state. ← for future work, how to construct safety automaton. </text:span><text:span text:style-name="T1">Taking the product (conjunction) of the safety automaton of Figure </text:span><text:span text:style-name="T1">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4"><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ext:soft-page-break/>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4"><text:span text:style-name="T2">You need license for this FDR shit, plus last update 2010! CSP algebra </text:span><text:span text:style-name="T1">from website </text:span><text:span text:style-name="T1">“Datatypes may not be parameterised (T may not have arguments). The datatype corresponds to </text:span><text:span text:style-name="T1">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text:soft-page-break/>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4"><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text:span><text:span text:style-name="T1">with values for parameters, e.g. answer .b.a1.true is an event consisting of the name answer plus </text:span><text:span text:style-name="T1">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4"><text:span text:style-name="T1">The translation proceeds in two steps. The CSP process of the sequence diagram is the parallel </text:span><text:span text:style-name="T1">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9">←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text:soft-page-break/>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4"><text:span text:style-name="T1">Since this is neither a refinement check in one of CSP’s semantic models nor a check for deadlock- or divergence-freedom, </text:span><text:span text:style-name="T2">we cannot directly use FDR but first have to reformulate the problem </text:span><text:span text:style-name="T2">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3">So, for negative and existential conditions (assertions) in SDs:</text:p>
      <text:p text:style-name="P14"><text:span text:style-name="T2">In order to perform this check for some specific sequence of events s, a process S_match is </text:span><text:span text:style-name="T2">constructed from s, which always accepts all events in E until it has performed s; in that </text:span><text:span text:style-name="T2">case it performs an event match ∈ E and stops (deadlocks)</text:span><text:span text:style-name="T9"> </text:span><text:span text:style-name="T1">Next we put P and S_match in parallel, synchronising on the whole alphabet E of P and hide all of E , since we are only interested </text:span><text:span text:style-name="T1">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3">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12">– <text:span text:style-name="T15">P cannot deadlock until it has performed s and</text:span></text:p>
      <text:p text:style-name="P12">– <text:span text:style-name="T15">P cannot diverge until it has performed s and</text:span></text:p>
      <text:p text:style-name="P12">– <text:span text:style-name="T15">P has no infinite trace (non-diverging) which does not contain s,</text:span></text:p>
      <text:p text:style-name="P2">i.e., any finite or (non-diverging) infinite run of P contains s</text:p>
      <text:p text:style-name="P14"><text:span text:style-name="T1">Validity of sequence diagrams with universal condition can hence be checked using the above two </text:span><text:span text:style-name="T1">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text:span><text:span text:style-name="T1">synchronising on E . Using labelled trasition systems, [4] defines behavioural consistency for combinations of UML behavioural diagrams (including statecharts and sequence diagrams) as </text:span><text:soft-page-break/><text:span text:style-name="T1">deadlock freedom. They use the SPIN model checker for analysis, </text:span><text:span text:style-name="T2">but do not give a formal translation from UML to SPIN’s input language. ← for ppt: I will not give a formal translation, </text:span><text:span text:style-name="T2">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4"><text:span text:style-name="T1">Difficulty in the construction of formal specifications is one of the great gulfs that separate formal methods from industry. Though more and more practitioners become interested in formal methods as a potential technique for software quality assurance, they have also found it hard to express </text:span><text:span text:style-name="T1">ideas properly in formal notations. This paper proposes a pattern-based approach to tackling this </text:span><text:span text:style-name="T1">problem where a set of patterns are defined in advance. Each pattern provides an expression in informal notation to describe a type of functions and the method to transform the informal </text:span><text:span text:style-name="T1">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text:span><text:span text:style-name="T1">for specifying functions in terms of pre- and post-conditions step by step from semi-formal to formal </text:span><text:span text:style-name="T1">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4"><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text:span><text:span text:style-name="T1">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text:span><text:span text:style-name="T2">may not fully understand how to leverage them in practice Our approach treats patterns as knowledge that can be automatically analyzed</text:span></text:p>
      <text:p text:style-name="P14"><text:soft-page-break/><text:span text:style-name="T2">by machines to generate comprehensible guidance for users. Thus, developers need neither to be educated on the patterns nor to be trapped in tedious and sophisticated formal </text:span><text:span text:style-name="T2">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text:span><text:span text:style-name="T1">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text:span><text:span text:style-name="T1">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text:soft-page-break/>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4"><text:span text:style-name="T1">OCL was introduced as a language for the specification of constraints in the context of the Unified Modeling Language (UML) de-facto standard [29], focusing on Class Diagrams and on guards in </text:span><text:span text:style-name="T1">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text:span><text:span text:style-name="T1">constraints for time-dependent systems to guarantee correct system behavior, we developed an OCL extension, i.e., RT-OCL, that overcomes this limitation and at the same time keeps compliant </text:span><text:soft-page-break/><text:span text:style-name="T1">with the syntax and semantics of the latest version of OCL, i.e., Version 2.0. To seamlessly integrate RT-OCL with the domain-specific language MFERT, we defined UML Profiles for both MFERT and </text:span><text:span text:style-name="T1">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text:span><text:span text:style-name="T1">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text:span><text:span text:style-name="T2">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4"><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xt:soft-page-break/>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4"><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text:soft-page-break/>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text:soft-page-break/>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text:soft-page-break/>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4"><text:span text:style-name="T1">Hence, a formal semantics is needed for the development process. There are, however, different styles of formalizing semantics, each with their strong and weak points. For the graphical modeling </text:span><text:span text:style-name="T1">languages we are concerned with in this paper, denotational and operational semantics are the most relevant styles. The </text:span><text:span text:style-name="T2">denotational</text:span><text:span text:style-name="T9"> </text:span><text:span text:style-name="T2">semantics</text:span><text:span text:style-name="T9"> </text:span><text:span text:style-name="T1">method maps a program directly to its meaning, called its denotation. The denotation is usually a mathematical value, such as a number or function. No interpreters are used; a valuation function maps a program directly to its meaning. The basic idea is to give a denotation to every element of the language. This means to map the syntactical expressions of the language to a well-known domain. Denotational semantics typically allows a fairly </text:span><text:span text:style-name="T1">abstract system description. As they also build on known domains, they are well suited for </text:span><text:span text:style-name="T1">mathematical reasoning and formal proof of properties. On the negative side, a denotational semantics provides little guidance for tool developers and will typically be too complex for users. </text:span><text:span text:style-name="T1">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text:soft-page-break/>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text:soft-page-break/>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4"><text:span text:style-name="T1">Realizability of MSCs is the focus of both [36, 52] and [53]. They define synthesis of MSC to </text:span><text:span text:style-name="T1">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text:span><text:span text:style-name="T2">specification (YES)</text:span><text:span text:style-name="T1">, </text:span><text:span text:style-name="T2">and the high-level MSC graphs are nonhierarchical, disallowing nesting </text:span><text:span text:style-name="T2">of high-level operators (NOO)</text:span><text:span text:style-name="T1">. In [53] communication sis synchronous ← for ppt? Ne valja ova a?</text:span></text:p>
      <text:p text:style-name="P14"><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text:soft-page-break/>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4"><text:span text:style-name="T12">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2">Contrary to [60, 61], their semantics treats sequence diagrams as complete specifications (with no </text:span><text:span text:style-name="T12">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text:span><text:span text:style-name="T2">means also specifying the complement of this behavior as positive. ← for ppt!!! (this is the paper “Operational Semantics of UML 2.0 Interactions” from Alex. Knapp ← I already have a paper from this author, maybe for ppt mention that your underlying semantics shares </text:span><text:span text:style-name="T2">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ext:soft-page-break/>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4"><text:span text:style-name="T1">In </text:span><text:span text:style-name="T2">Table 4.2 (important, print!)</text:span><text:span text:style-name="T1">, we see that most of the approaches are evaluated to support underspecification. The general rule is that an approach providing an explicit mechanism for </text:span><text:span text:style-name="T1">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text:span><text:span text:style-name="T2">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4"><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text:span><text:soft-page-break/><text:span text:style-name="T2">checking the model correctness requires a formal semantics for the notation. UML 2.0 [11] </text:span><text:span text:style-name="T2">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4"><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text:span><text:span text:style-name="T1">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text:soft-page-break/>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4"><text:span text:style-name="T2">The first and more important research papers on the UML 2 activity diagrams are those of </text:span><text:span text:style-name="T2">Störrle. He analyzed in minute detail the semantics of these diagrams and proposed an approach to their formalization</text:span><text:span text:style-name="T9">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text:span><text:span text:style-name="T1">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text:span><text:span text:style-name="T1">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have been validated by model checking. The verification concerned both the model correctness and faithfulness.</text:span></text:p>
      <text:p text:style-name="P5">------------------------------</text:p>
      <text:p text:style-name="P5">Graphical scenarios for specifying temporal properties: an automated approach (2007!)</text:p>
      <text:p text:style-name="P14"><text:span text:style-name="T2">(a journal version of “</text:span><text:span text:style-name="T6">A Scenario Based Notation for Specifying Temporal Properties”))</text:span><text:span text:style-name="T9"> ← </text:span><text:span text:style-name="T8">very </text:span><text:span text:style-name="T8">important for inspiration</text:span></text:p>
      <text:p text:style-name="P14"><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text:span><text:span text:style-name="T2">in temporal logic, temporal properties.</text:span></text:p>
      <text:p text:style-name="P14"><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xt:soft-page-break/>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4"><text:span text:style-name="T2">It is well known that an LTL formula can be translated into a Buchi automaton (Buchi, 1960) </text:span><text:span text:style-name="T2">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text:span><text:span text:style-name="T2">algorithm has been implemented as a plugin of our tool Charmy (Charmy Project, 2004) </text:span><text:span text:style-name="T2">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text:soft-page-break/>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4"><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text:span><text:soft-page-break/><text:span text:style-name="T1">done by introducing the difference between mandatory and provisional messages that have the </text:span><text:span text:style-name="T1">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9"> </text:span><text:span text:style-name="T2">The main advantage of PSC with respect to LSC is its ability to specify intraMsg and especially </text:span><text:span text:style-name="T2">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text:span><text:span text:style-name="T2">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4"><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2">Time-lines are totally ordered from top to bottom and the pair time-line and its associated arrowMSG uniquely identifies the sender and the </text:span><text:span text:style-name="T12">receiver (and hence the corresponding send-event). Note that, the use of time-lines is only a </text:span><text:span text:style-name="T12">means for structuring the lifelines. In fact, time-lines are totally ordered but this ordering is only (graphical-)structural.</text:span><text:span text:style-name="T9"> </text:span><text:span text:style-name="T2">That is a designer can also specify a partial ordering of messages by using constraints and operators that we shall define later.</text:span></text:p>
      <text:p text:style-name="P14"><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6">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text:soft-page-break/>-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4"><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text:span><text:span text:style-name="T1">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text:span><text:span text:style-name="T1">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text:span><text:span text:style-name="T2">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4"><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ext:span><text:soft-page-break/><text:span text:style-name="T1">Therefore the model checker requires to have the negation of S to perform the analysis. Since to </text:span><text:span text:style-name="T1">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4"><text:span text:style-name="T1">Parallel: the next function permits to derive the B ̈chi automaton corresponding to the parallel </text:span><text:span text:style-name="T1">operator. The parallel operator par(ω h,k ,sp(h, k)) with sp(h, k)={(h, q), (q + 1, z), . . . , (t + 1, k)} </text:span><text:span text:style-name="T2">interleaves</text:span><text:span text:style-name="T9">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text:soft-page-break/>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5"><text:span text:style-name="T2">(</text:span><text:a xlink:type="simple" xlink:href="http://www.di.univaq.it/charmy"><text:span text:style-name="T14">http://www.di.univaq.it/charmy</text:span></text:a><text:span text:style-name="T10"> </text:span><text:span text:style-name="T2">last update 2006!!!)</text:span></text:p>
      <text:p text:style-name="P5">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4"><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text:soft-page-break/>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4"><text:span text:style-name="T1">USE allows to a certain extent the checking of formal properties. USE permits us to review the consistency of UML models and the independence of constraints. USE makes it possible to certify </text:span><text:span text:style-name="T1">properties. It can be shown that under particular assumptions certain constraints are logical consequences of a given UML model.</text:span><text:span text:style-name="T9"> </text:span><text:span text:style-name="T2">Thus, USE supports developers in analyzing the model structure and behavior and in exploring properties of models. USE (as all other OCL systems we are aware of) does not allow full automatic formal verification of arbitrary properties 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4"><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text:soft-page-break/>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4"><text:span text:style-name="T2">PROD supports both LTL and CTL logics. LTL and CTL are different regarding </text:span><text:span text:style-name="T2">expressiveness: there are properties that can be specified in LTL, but not in CTL and vice </text:span><text:span text:style-name="T2">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3"> </text:span><text:span text:style-name="T12">In other words, when mapping an OCL invariant to temporal logic, the only potential used operator is always. I</text:span><text:span text:style-name="T2">n order to better exploit PROD temporal logics and permit the expression of more properties, </text:span><text:span text:style-name="T12">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text:soft-page-break/>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4"><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9">Context s:Server inv :</text:p>
      <text:p text:style-name="P9">s.connectedStation→excludes(st1:Station)</text:p>
      <text:p text:style-name="P9">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VERY PROMISING READ (at least for future work) </text:p>
      <text:p text:style-name="P2">The textual Object Constraint Language (OCL) is primarily intended to specify restrictions over</text:p>
      <text:p text:style-name="P14"><text:span text:style-name="T1">UML class diagrams, in particular class invariants, operation pre-, and postconditions. Based on </text:span><text:span text:style-name="T1">several improvements in the definition of the language concepts in last years, a proposal for a new version of OCL has recently been published [43]. That document provides an extensive OCL </text:span><text:span text:style-name="T1">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text:span><text:span text:style-name="T2">OCL proposal. Our OCL extension enables modelers to specify behavioral state-oriented </text:span><text:span text:style-name="T2">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3"> </text:span><text:span text:style-name="T12">Moreover, UML and OCL are missing adequate means to specify constraints over </text:span><text:span text:style-name="T12">the dynamic behavior of a UML model.</text:span><text:span text:style-name="T9">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text:soft-page-break/>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4"><text:span text:style-name="T2">Due to the lack of an OCL metamodel in the UML standard, extensions of OCL have so far been defined purely on the concrete syntax level, in particular in the areas of business processes [8, 23], knowledge- and databases [5, 11], and real-time systems [41]. A semantics </text:span><text:span text:style-name="T2">on the language definition level is not given so far.</text:span><text:span text:style-name="T9"> </text:span><text:span text:style-name="T1">As soon as an OCL metamodel becomes part of the UML standard, we expect that extensions of OCL are developed by means of UML Profiles, just as it has already been done for other parts of UML, e.g., in the domain of modeling </text:span><text:span text:style-name="T1">real-time systems.</text:span></text:p>
      <text:p text:style-name="Text_20_body"/>
      <text:p text:style-name="P5">------------------------------</text:p>
      <text:p text:style-name="P5">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4"><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9"> </text:span><text:span text:style-name="T1">modifier applied to an operation has the effect of evaluating the operation in the next state. The past expressions ‘previous e’, </text:span><text:span text:style-name="T9">‘</text:span><text:span text:style-name="T2">existsPrevious</text:span><text:span text:style-name="T9"> </text:span><text:span text:style-name="T1">e’, ‘alwaysPast e’, ‘some- timePast e’, ‘</text:span><text:span text:style-name="T2">always e1 since e2</text:span><text:span text:style-name="T9"> ’</text:span><text:span text:style-name="T1">, ‘sometime e1 since e2 , and the modifier </text:span><text:span text:style-name="T2">@pre</text:span><text:span text:style-name="T9">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text:soft-page-break/>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text:soft-page-break/>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text:soft-page-break/>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4"><text:span text:style-name="T1">This grammar (</text:span><text:span text:style-name="T2">shown in Figure 2)</text:span><text:span text:style-name="T9">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text:soft-page-break/>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4"><text:span text:style-name="T1">checker. If the model checker finds a violation trace of the complementary property, then the uncovered trace is a witness trace of the original property</text:span><text:span text:style-name="T2">. Since model checkers are most </text:span><text:span text:style-name="T2">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steps that may be performed by concurrent components. Therefore, shorter traces are commonly easier to understand. It is important to note that Spin only guarantees this trace to be the shortest for safety properties.</text:p>
      <text:p text:style-name="P14"><text:span text:style-name="T2">Theseus [8] offers two different animation modes for a scenario: state diagram animation (shown in Figure 3) and sequence diagram generation. ← can’t really find the tool?! Not in </text:span><text:span text:style-name="T2">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4"><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9">  </text:span><text:span text:style-name="T1">(What, only countertraces?) ← see papers!</text:span></text:p>
      <text:p text:style-name="P2">In contrast to our approach, the Play-In/Play-Out methodology is tailored to the specification of <text:soft-page-break/>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4"><text:span text:style-name="T1">In our work we use the tool Telelogic Rhapsody to generate simulation code from state machines. The semantics of Rhapsody state machines differs slightly from UML state machines [15], but this </text:span><text:soft-page-break/><text:span text:style-name="T1">does not affect our approach. </text:span><text:span text:style-name="T2">We use the formal semantics of ACP described in [17] and the </text:span><text:span text:style-name="T2">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4"><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ext:span><text:span text:style-name="T1">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9"> </text:span><text:span text:style-name="T2">but since these two constructs </text:span><text:span text:style-name="T2">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4"><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9"> </text:span><text:span text:style-name="T2">Communication in ACP models is also invisible because it is expressed by a global </text:span><text:soft-page-break/><text:span text:style-name="T2">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4"><text:span text:style-name="T1">In the third step the tree representation of an ACP model is transformed into a state machine. </text:span><text:span text:style-name="T2">This state machine is defined in a state machine language for which we have also defined a metamodel. </text:span><text:span text:style-name="T1">This language closely resembles UML state machines. The only difference is that it </text:span><text:span text:style-name="T1">does not support the history mechanism. </text:span><text:span text:style-name="T2">We chose to use this intermediate format to avoid </text:span><text:span text:style-name="T2">having to transform into complex XMI constructs directly.</text:span></text:p>
      <text:p text:style-name="P14"><text:span text:style-name="T1">In the last step a state machine is transformed into its XMI [19] representation. </text:span><text:span text:style-name="T2">This back-end part </text:span><text:span text:style-name="T2">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4"><text:span text:style-name="T1">Our state machine language closely resembles UML state machines and there is a one-to-one </text:span><text:span text:style-name="T1">mapping from UML state machine constructs to XMI. Therefore, this final transformation step is </text:span><text:span text:style-name="T1">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text:soft-page-break/>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4"><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text:span><text:span text:style-name="T1">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text:soft-page-break/>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ext:soft-page-break/>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text:soft-page-break/>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text:soft-page-break/>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xt:soft-page-break/>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4"><text:span text:style-name="T2">In this paper we investigate compliance with respect to two classes of sequence diagrams: Sequence diagrams with underspecification and sequence diagrams with both inherent </text:span><text:span text:style-name="T2">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text:span><text:span text:style-name="T1">means that the system must be able to produce all of the described alternatives.</text:span></text:p>
      <text:p text:style-name="P14"><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9">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4"><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text:span><text:soft-page-break/><text:span text:style-name="T1">of the execution traces, and are in [UBC07] specified in Fluent Linear Temporal Logic. Scenario </text:span><text:span text:style-name="T1">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text:span><text:span text:style-name="T1">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text:span><text:span text:style-name="T2">assert and negate constructs of UML sequence diagrams.</text:span><text:span text:style-name="T9">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text:span><text:span text:style-name="T2">sequence diagrams as specifying liveness and safety properties, respectively. This is a much stronger interpretation than the traditional use of sequence diagrams for illustrating example runs. Based on several transformation steps, the semantics of sequence diagrams </text:span><text:span text:style-name="T2">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be interleaved with the specified events. Refinement is defined as language inclusion, and the most common composition operators are shown to be monotonic with respect to this </text:span><text:span text:style-name="T2">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text:soft-page-break/>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9">Formal Verification and Validation of UML 2.0 Sequence Diagrams using Source and Destination of Messages</text:p>
      <text:p text:style-name="P5">For presentation VERY RELEVANT</text:p>
      <text:p text:style-name="P5">SD-&gt;SPIN via Eclipse</text:p>
      <text:p text:style-name="P14"><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4"><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4"><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text:span><text:span text:style-name="T1">verify properties written in Linear Temporal Logic (LTL). </text:span><text:span text:style-name="T2">The whole technique is implemented as an Eclipse plugin, which hides the model-checking formalism from the user. (for ppt. also the </text:span><text:span text:style-name="T2">following)</text:span><text:span text:style-name="T9">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text:soft-page-break/>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4"><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text:span><text:span text:style-name="T1">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since the communication primitives and channels are already available in PROMELA and it does not need any extra effort to implement them. </text:span><text:span text:style-name="T1">The whole technique is implemented as an </text:span><text:span text:style-name="T1">Eclipse 3 plugin, which hides the model-checking formalism from the user and allows the V&amp;V engine to be embedded into the development environment.</text:span></text:p>
      <text:p text:style-name="P14"><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text:soft-page-break/>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4"><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9"> </text:span><text:span text:style-name="T2">and a do structure in each lifeline covered by the fragment. &lt;-- for ppt: when you implement iteration, you don’t write a for cycle in each of the </text:span><text:span text:style-name="T2">objects, do you?</text:span></text:p>
      <text:p text:style-name="P14"><text:span text:style-name="T1">The interaction operator </text:span><text:span text:style-name="T2">break</text:span><text:span text:style-name="T9"> </text:span><text:span text:style-name="T1">shows a combined fragment representing a breaking scenario. If the guard condition is true, the operand scenario is performed instead of the remainder of the enclosing </text:span><text:span text:style-name="T1">interaction fragment. The break operator can be simulated with goto statements in PROMELA. If</text:span></text:p>
      <text:p text:style-name="P2">the guard condition is true, the action inside the break combined fragment is performed, then the execution jumps to the end </text:p>
      <text:p text:style-name="P14"><text:span text:style-name="T1">(</text:span><text:span text:style-name="T2">from my notes on fig 6: process b has to know there is a guard, not very natural)</text:span></text:p>
      <text:p text:style-name="P2">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4"><text:soft-page-break/><text:span text:style-name="T1">The update is done using a d step statement to make the assignment of all new values as one step </text:span><text:span text:style-name="T1">at the execution time. After defining a methodology to track the execution state, LTL formulas can be written in terms of boolean expressions over the flags. </text:span><text:span text:style-name="T9">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ext:span><text:span text:style-name="T1">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4"><text:span text:style-name="T6">------------------------------<text:line-break/></text:span><text:span text:style-name="T7">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4"><text:span text:style-name="T1">translation UML 2.0 SDs into </text:span><text:span text:style-name="T2">component vectors </text:span><text:span text:style-name="T9">← </text:span><text:span text:style-name="T1">map all locations along a lifeline into (a set of) component vectors; </text:span><text:span text:style-name="T9">“</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text:soft-page-break/>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4"><text:span text:style-name="T1">Live Sequence Charts (LSCs) [2] are the mainstay of industrial software specifications describing interactions within the context of a given scenario. </text:span><text:span text:style-name="T2">for ppt: The (informal) semantics of a </text:span><text:span text:style-name="T2">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text:span><text:span text:style-name="T2">behavioural semantics. </text:span></text:p>
      <text:p text:style-name="P14"><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text:span><text:span text:style-name="T1">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4"><text:soft-page-break/><text:span text:style-name="T1">The formalisation of the information conveyed by a UML sequence diagram, including the constructs for expressing parallel and alternative scenarios, is based on that found in [8], which includes </text:span><text:span text:style-name="T1">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9">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4"><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text:span><text:span text:style-name="T1">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9"> </text:span><text:span text:style-name="T2">how about animation that merges (overlaps) two SDs to express that they could be </text:span><text:span text:style-name="T2">happening in parallel? for ppt</text:span></text:p>
      <text:p text:style-name="P14"><text:span text:style-name="T1">In any behaviour of the system, each port will experience </text:span><text:span text:style-name="T2">sequences of events (&lt;-- they can be also at the same time??)</text:span><text:span text:style-name="T9"> </text:span><text:span text:style-name="T1">(calls to interface operations) formed over the corresponding set β(p). We simply describe the behaviour of the component as a whole by assigning such sequences to </text:span><text:span text:style-name="T1">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4"><text:span text:style-name="T1">Effectively, the independence relation implies that behaviours which may happen concurrently engage distinct ports of the component. In component-based development, different ports of the component will be connected to different components which have no knowledge of each other and thus cannot be expected to respect any particular ordering in issuing requests over their allocated </text:span><text:span text:style-name="T1">port. It is important to note that independence alone does not guarantee concurrency - there is the additional requirement that the events concerned are both offered after some behaviour and occur </text:span><text:span text:style-name="T1">consecutively. ←</text:span><text:span text:style-name="T9">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text:soft-page-break/>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4"><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4"><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4"><text:span text:style-name="T2">a || b = a.b + b.a + a|b ← multiation, true concurrency, </text:span><text:span text:style-name="T12">not</text:span><text:span text:style-name="T9"> </text:span><text:span text:style-name="T2">interleaving semantics</text:span></text:p>
      <text:p text:style-name="P2">------------------------------</text:p>
      <text:p text:style-name="P9">Tool Support for fUML Models</text:p>
      <text:p text:style-name="P14"><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11">activity</text:span><text:span text:style-name="T9"> </text:span><text:span text:style-name="T1">is added as the </text:span><text:span text:style-name="T11">behavior</text:span><text:span text:style-name="T9"> </text:span><text:span text:style-name="T1">of that class </text:span><text:span text:style-name="T11">operation.</text:span></text:p>
      <text:p text:style-name="P14"><text:span text:style-name="T1">Only elements from fUML are used; fUML still in beta; action lanugage is based on </text:span><text:span text:style-name="T11">Action Semantics package from UML</text:span><text:span text:style-name="T9"> ← </text:span><text:span text:style-name="T1">find?</text:span></text:p>
      <text:p text:style-name="P2">The fUML standard is currently built and promoted by OMG for building executable UML models. 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4"><text:span text:style-name="T1">code from them and test them in a specific platform. The Foundational UML (fUML) [1] is a </text:span><text:span text:style-name="T1">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text:span><text:soft-page-break/><text:span text:style-name="T1">executable fUML models is difficult, because the UML primitives intended for execution are too low </text:span><text:span text:style-name="T1">level, making the process of creating reasonable sized executable UML models close to impossible. </text:span><text:span text:style-name="T2">To generate code from MOF compliant models, OMG created MOF Model to Text </text:span><text:span text:style-name="T2">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9">An attempt to combine UML and formal methods to model airport security</text:p>
      <text:p text:style-name="P14"><text:span text:style-name="T1">B and Z are used as target languages for formal analysis, since they are adequate to express </text:span><text:span text:style-name="T11">invariant</text:span><text:span text:style-name="T9"> </text:span><text:span text:style-name="T1">properties; apparently there are tools to translate from UML+Z annotations to full Z </text:span><text:span text:style-name="T1">specifications. Annotations on several levels: class, attribute, association, diagram level.</text:span></text:p>
      <text:p text:style-name="P2">for ppt? : Multiplicities in a class diagram put dynamic constraints on the execution of the model;</text:p>
      <text:p text:style-name="P13">not so important, only the underlined </text:p>
      <text:p text:style-name="P2">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ext:soft-page-break/>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9">Formalising and analysing the control software of the Compact Muon Solenoid Experiment at the Large Hadron Collider</text:p>
      <text:p text:style-name="P14"><text:span text:style-name="T1">Modal mu-calculus explained in Section 3.3 details! ← </text:span><text:span text:style-name="T2">need it!</text:span></text:p>
      <text:p text:style-name="P14"><text:span text:style-name="T1">data language mCRL2 great explanation; </text:span><text:span text:style-name="T2">great for mCRL2 ppt!</text:span></text:p>
      <text:p text:style-name="P14"><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4"><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4"><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text:span><text:span text:style-name="T1">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4"><text:span text:style-name="T1">The mCRL2 language [4] consists of three distinct parts: a data language for describing the data types and transformations, a process language for specifying system behaviours and </text:span><text:span text:style-name="T2">a modal </text:span><text:soft-page-break/><text:span text:style-name="T2">language for reasoning about the system behaviours. ← for ppt</text:span></text:p>
      <text:p text:style-name="P14"><text:span text:style-name="T2">for ppt: </text:span><text:span text:style-name="T1">New data sorts can be defined either by directly specifying the constructors of a data sort, or using structured sorts, or through aliasing. Relations and mappings on data sorts, and their rules </text:span><text:span text:style-name="T1">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4"><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12">“<text:span text:style-name="T15">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4"><text:span text:style-name="T2">Apart from standard Boolean connectives such as conjunction and disjunction, the mCRL2 modal language permits the use of existential and universal quantification over data sorts </text:span><text:span text:style-name="T2">(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text:span><text:span text:style-name="T1">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text:span><text:soft-page-break/><text:span text:style-name="T1">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12">“<text:span text:style-name="T15">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12">“<text:span text:style-name="T15">You’ll probably ask the question “how do you know it’s right, how do we know it’s correct, this </text:span><text:span text:style-name="T15">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text:soft-page-break/>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4"><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ext:span><text:span text:style-name="T1">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9">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4"><text:span text:style-name="T1">formulas representing properties of even moderate complexity tend to be hard to understand. Usually, an expert in formal methods is required to create such formulas. The patterns can be </text:span><text:span text:style-name="T1">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of speci cations expressed in the real-time process algebra ACSR. ACSR employs the notion of discrete time. Operational semantics for ACSR gives rise to a labeled transition system LTS with two </text:span><text:span text:style-name="T1">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ext:span><text:span text:style-name="T1">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text:span><text:soft-page-break/><text:span text:style-name="T1">operators. Each temporal operator illustrated by operator eventually in the example above is </text:span><text:span text:style-name="T1">represented as a node with an arbitrary number of outgoing edges, each of which may be labeled with a set of conditions, to which we refer as modifiers, to be applied to the corresponding </text:span><text:span text:style-name="T1">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9">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4"><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text:span><text:span text:style-name="T1">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text:span><text:span text:style-name="T1">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p>
      <text:p text:style-name="P9">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4"><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text:soft-page-break/>1. scattered through the text of the superstructure</text:p>
      <text:p text:style-name="P14"><text:span text:style-name="T1">2. specification uses semantic variation points -&gt; part of the semantics is left underspecified, to allow UML to be used in many domains; </text:span><text:span text:style-name="T2">even these variation points are not always marked </text:span><text:span text:style-name="T2">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4"><text:span text:style-name="T1">for ppt? → problem: the UML spec gives the semantics of UML as a set of </text:span><text:span text:style-name="T11">valid</text:span><text:span text:style-name="T9"> </text:span><text:span text:style-name="T1">and </text:span><text:span text:style-name="T11">invalid</text:span><text:span text:style-name="T9">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4"><text:span text:style-name="T1">the language was highly increased. However, the complexity of the language (and the diversity of the goals Sequence Diagrams are used for) yields several possible choices in its semantics. </text:span><text:span text:style-name="T2">This </text:span><text:span text:style-name="T2">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ext:span><text:span text:style-name="T1">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4"><text:span text:style-name="T1">When we tried to define the semantics of TERMOS, we encountered the problem that the various </text:span><text:span text:style-name="T1">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text:soft-page-break/>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4"><text:span text:style-name="T2">for ppt: The central concept of the semantics is a trace.</text:span><text:span text:style-name="T9">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4"><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text:span><text:span text:style-name="T1">cover the whole universe of traces. </text:span><text:span text:style-name="T9"> ← </text:span><text:span text:style-name="T2">we go with the assumption that the total behavior is described</text:span></text:p>
      <text:p text:style-name="P14"><text:span text:style-name="T2">for ppt all: “The semantics of </text:span><text:span text:style-name="T1">Interactions is explained with an interleaving semantics, i.e., two events may not occur at exactly the same time.” </text:span><text:span text:style-name="T9">← </text:span><text:span text:style-name="T2">is this official?</text:span></text:p>
      <text:p text:style-name="P14"><text:span text:style-name="T1">The rules for </text:span><text:span text:style-name="T2">weak sequencing </text:span><text:span text:style-name="T1">are the following:</text:span></text:p>
      <text:p text:style-name="P12">“<text:span text:style-name="T15">The ordering of OccurrenceSpecifications within each of the operands is maintained.</text:span></text:p>
      <text:p text:style-name="P12">“<text:span text:style-name="T15">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4"><text:span text:style-name="T1">STAIRS approach is trace-based semantics for SDs. In [3] the authors proposed a technique using Object Constraint Language (OCL) templates to express liveness properties in UML Sequence </text:span><text:soft-page-break/><text:span text:style-name="T1">Diagrams, based on results of LSC [10]. </text:span><text:span text:style-name="T2">Using concepts from LSC, several problematic parts of </text:span><text:span text:style-name="T2">the OMG specification were addressed. May and must behavior, universal, and existential diagrams can be differentiated. In Fig. 2 in [3] the authors give a nice example that certain </text:span><text:span text:style-name="T2">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ext:soft-page-break/>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text:soft-page-break/>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4"><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text:soft-page-break/>(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12">• <text:span text:style-name="T15">No explicit time point for the choice: The sets of traces from each operand are computed </text:span><text:span text:style-name="T15">independently and are combined with the rest of the diagram using the default weak sequencing to obtain all the possible traces of a diagram (Störrle, STAIRS, Cengarle &amp; Knapp, Thread-tag).</text:span></text:p>
      <text:p text:style-name="P15"><text:span text:style-name="T9">• </text:span><text:span text:style-name="T4">Explicit time points for the choice on each Lifeline: Lifelines process the diagram separately and choose between operands independently (Cavarra &amp; Filipe, Küster-Filipe, Template semantics). </text:span><text:span text:style-name="T4">Therefore, each Lifeline could make its choice at different times, but the semantics guarantees that all Lifelines choose the same operand (e.g., by fixing the evaluation order of operands). ← </text:span><text:span text:style-name="T2">we are here ! for ppt</text:span></text:p>
      <text:p text:style-name="P12">• <text:span text:style-name="T15">Explicit global time point for the choice: All involved lifelines synchronize before entering a choice, </text:span><text:span text:style-name="T15">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Cavarra &amp; Filipe), or the guard could be evaluated globally (P-UMLaut, Hammal, MSD, Knapp</text:p>
      <text:p text:style-name="P14"><text:span text:style-name="T1">&amp; Wuttke). The latter option is consistent with an explicit global time point for the choice. Lifelines </text:span><text:span text:style-name="T1">can evaluate the guards at different times, the value of the guard can change in the meantime. The UML 2 specification prescribes that </text:span><text:span text:style-name="T6">the guard should be placed on the lifeline where the first</text:span></text:p>
      <text:p text:style-name="P14"><text:span text:style-name="T6">event occurrence will occur, positioned above that event, in the containing Interaction or </text:span><text:span text:style-name="T6">InteractionOperand.</text:span><text:span text:style-name="T9">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text:soft-page-break/>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text:soft-page-break/>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4"><text:span text:style-name="T2">&gt;&gt; checking whether a diagram is ambiguous is an </text:span><text:span text:style-name="T12">undecidable</text:span><text:span text:style-name="T9">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4"><text:span text:style-name="T2">selecting a semantics well suited for their purpose. </text:span><text:span text:style-name="T12">There is a lack of a clear picture of available options.</text:span><text:span text:style-name="T9">  </text:span><text:span text:style-name="T2">&lt;--  for ppt: ...but if we try to fit our semantic choices, it would probably be a bit of this and a bit of that</text:span></text:p>
      <text:p text:style-name="P2">------------------------------</text:p>
      <text:p text:style-name="P20">Property specification patterns for finite-state verification</text:p>
      <text:p text:style-name="P21">Awesome! Taxonomy of property specification patterns;</text:p>
      <text:p text:style-name="P21">obstacle: accurately express requirements that you wish to verify using the specification formalism of the tool</text:p>
      <text:p text:style-name="P21">patterns tend to generalize experience across multiple specific problem domains; they express “best practises” in the sw domain</text:p>
      <text:p text:style-name="P21">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formula begins with the [] operator. </text:p>
      <text:p text:style-name="P14"><text:span text:style-name="T11">A property specification pattern</text:span><text:span text:style-name="T9"> </text:span><text:span text:style-name="T1">is a generalized description of a commonly-occurring requirement </text:span><text:span text:style-name="T1">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text:soft-page-break/>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4"><text:span text:style-name="T1">This hierarchy distinguishes properties that deal with the </text:span><text:span text:style-name="T2">occurrence and ordering</text:span><text:span text:style-name="T9"> </text:span><text:span text:style-name="T1">of states/events during system execution. It also provides separate patterns for compound properties that are built </text:span><text:soft-page-break/><text:span text:style-name="T1">up from combinations of more basic patterns. While the systems he studies and the meanings of the </text:span><text:span text:style-name="T1">properties are very different there is significant structural similarity among the specifications in terms of patterns of temporal and logical operators, for example.</text:span></text:p>
      <text:p text:style-name="P5">Occurrence Patterns include:</text:p>
      <text:p text:style-name="P14"><text:span text:style-name="T2">Absence: </text:span><text:span text:style-name="T1">A given state/event does not occur within a scope. This pattern is also known as </text:span><text:span text:style-name="T2">Never. </text:span></text:p>
      <text:p text:style-name="P14"><text:span text:style-name="T2">Existence: </text:span><text:span text:style-name="T1">A given state/event must occur within a scope. Known also as </text:span><text:span text:style-name="T2">Future/Eventuality</text:span></text:p>
      <text:p text:style-name="P14"><text:span text:style-name="T2">Bounded Existence: </text:span><text:span text:style-name="T1">A given state/event must occur k time within a scope. Variants specify at least </text:span><text:span text:style-name="T1">k occurrences and at most k occurrences of a state/event.</text:span></text:p>
      <text:p text:style-name="P14"><text:span text:style-name="T2">Universality: </text:span><text:span text:style-name="T1">A given state/event occurs throughout a scope. This pattern is also known as </text:span><text:span text:style-name="T2">Globally, Always.</text:span></text:p>
      <text:p text:style-name="P5">Ordering Patterns include:</text:p>
      <text:p text:style-name="P14"><text:span text:style-name="T2">Precedence: </text:span><text:span text:style-name="T1">A state/event P must always be preceded by a state/event Q within a scope.</text:span></text:p>
      <text:p text:style-name="P14"><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4"><text:span text:style-name="T2">Chain Precedence: </text:span><text:span text:style-name="T1">A sequence of states/events P1,...,Pn must always be preceded bya sequence </text:span><text:span text:style-name="T1">of states/events Q1,...,Qm. Generalization of the </text:span><text:span text:style-name="T2">Precendence</text:span><text:span text:style-name="T9"> </text:span><text:span text:style-name="T1">pattern.</text:span></text:p>
      <text:p text:style-name="P14"><text:span text:style-name="T2">Chain Response: </text:span><text:span text:style-name="T1">A sequence of states/events P1,...,Pn must always be followed by a sequence of states/events Q1,...,Qm. -||-</text:span></text:p>
      <text:p text:style-name="P14"><text:span text:style-name="T2">Boolean Combinations:</text:span><text:span text:style-name="T9"> </text:span><text:span text:style-name="T1">most patterns delimit scopes and describe inter-scope properties in terms of individual events/states. There are cases where we want to generalize the patterns to allow for </text:span><text:span text:style-name="T1">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4"><text:span text:style-name="T2">Related work: </text:span><text:span text:style-name="T1">There have been some attempts at describing taxonomies for property </text:span><text:span text:style-name="T1">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text:span><text:span text:style-name="T1">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text:span><text:span text:style-name="T1">providing very precise prose descriptions and examples of the patterns will minimize the risk of error, this is a difficult problem and one that is really outside the scope of the pattern system per se. </text:span></text:p>
      <text:p text:style-name="P2">------------------------------</text:p>
      <text:p text:style-name="P9">An Overview of the mCRL2 Toolset and its Recent Advances</text:p>
      <text:p text:style-name="Text_20_body"/>
      <text:p text:style-name="P9">for ppt:</text:p>
      <text:p text:style-name="P14"><text:span text:style-name="T6">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text:span><text:soft-page-break/><text:span text:style-name="T1">language has built-in support for commonly used data types, like the booleans, natural numbers, </text:span><text:span text:style-name="T1">integers and reals. The usual operations on these data structures are predefined. Complex types can be constructed using type constructors such as sets, lists, and functions over any data type. </text:span><text:span text:style-name="T1">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4"><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2">regular expressions</text:span><text:span text:style-name="T9"> </text:span><text:span text:style-name="T2">found in PDL. In many practical situations, </text:span><text:span text:style-name="T12">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4"><text:span text:style-name="T1">Any analysis on mCRL2 specifications is preceded by an automated transformation of the </text:span><text:span text:style-name="T1">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text:span><text:span text:style-name="T1">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4"><text:span text:style-name="T1">The problem of deciding whether a given property expressed in the μ-calculus holds for a given </text:span><text:span text:style-name="T1">process specification is automatically encoded in an equation system such that the property holds for the specification if and only if the solution to the equation system is true.  We are primarily interested in the solution of a PBES, as it is also the answer to the encoded problem. ← yes also these PBS counterexample traces are horrible! Solving a PBES typically proceeds by transforming it </text:span><text:span text:style-name="T1">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text:span><text:span text:style-name="T1">been established with LTSmin [6], that enables symbolic and pa</text:span><text:span text:style-name="T2">rallel state space generation of LPSs.</text:span><text:span text:style-name="T9">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text:soft-page-break/>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4"><text:span text:style-name="T1">Unlike CADP, mCRL2 can be used to specify and analyse real-time systems. On the other hand, </text:span><text:span text:style-name="T1">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9"><text:soft-page-break/>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4"><text:span text:style-name="T1">This system is, essentially, a collection of parameterizable, high-level, formalism-independent </text:span><text:span text:style-name="T1">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text:span><text:span text:style-name="T1">variations of existing patterns encountered in the survey. For finite-state verification, the system is modeled as a transition system with a finite number of states and a set of transitions, possibly labeled with events, between these states.</text:span><text:span text:style-name="T9"> </text:span><text:span text:style-name="T2">A property specification pattern is a generalized description of a commonly occurring requirement on the permissible state/event sequences </text:span><text:span text:style-name="T2">in such a finite-state model of a system.</text:span><text:span text:style-name="T9">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4"><text:span text:style-name="T1">We note that the various specification formalisms have different semantics and expressive power, and that a property that can be expressed easily in one formalism may be unnatural, or even </text:span><text:span text:style-name="T1">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text:span><text:span text:style-name="T1">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text:span><text:soft-page-break/><text:span text:style-name="T2">indicating that it has become false</text:span><text:span text:style-name="T1">, which does not bear a simple relation to the Absence pattern. </text:span><text:span text:style-name="T1">Similarly, we note that some formalisms can express conditions involving infinite executions, while others are limited to finite sequences of states or events. Although we expect that, in practice, </text:span><text:span text:style-name="T1">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9">Modeling concurrent interactions</text:p>
      <text:p text:style-name="P2">3.5 True concurrency semantics from Kuster-Filip</text:p>
      <text:p text:style-name="P2">SD semantics is given using Labelled Event Structures (LES ?) to allow to express distributed computations as event occurrences. Event structures, they claim, are a natural way to capture behavior specified in SDs </text:p>
      <text:p text:style-name="P2">VERY good for PPT - underlined stuff;</text:p>
      <text:p text:style-name="P14"><text:span text:style-name="T11">causality</text:span><text:span text:style-name="T9"> </text:span><text:span text:style-name="T1">and </text:span><text:span text:style-name="T11">conflict</text:span><text:span text:style-name="T9"> </text:span><text:span text:style-name="T1">are relations over events; from them, </text:span><text:span text:style-name="T11">concurrency</text:span><text:span text:style-name="T9"> </text:span><text:span text:style-name="T1">is derived as a relation too. SDs model </text:span><text:span text:style-name="T11">possible </text:span><text:span text:style-name="T1">interactions; liveness properties mean </text:span><text:span text:style-name="T11">necessary </text:span><text:span text:style-name="T1">interractions. Is assert meant </text:span><text:span text:style-name="T1">to specify mandatory behavior? Not clear!</text:span></text:p>
      <text:p text:style-name="P2">Not all properties can be expressed/verified without considering true concurrency.</text:p>
      <text:p text:style-name="P14"><text:span text:style-name="T1">In other work we have shown how sequence diagrams combined with an OCL liveness template gives us a much richer language for inter-object behaviour specification. In this paper, we give a </text:span><text:soft-page-break/><text:span text:style-name="T1">semantics of these enriched diagrams using labelled event structures. Further, we show how </text:span><text:span text:style-name="T1">sequence diagrams can be embedded into a true-concurrent two-level logic interpreted over labelled event structures. The top level logic, called communication logic, is used to describe inter-</text:span><text:span text:style-name="T1">object specification, whereas the lower level logic, called home logic, describes intra-object behaviour.</text:span><text:span text:style-name="T9">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9">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ext:span><text:span text:style-name="T1">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text:soft-page-break/>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4"><text:span text:style-name="T2">alt: At most one of the operands will execute (so it could be that </text:span><text:span text:style-name="T12">none</text:span><text:span text:style-name="T9">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text:soft-page-break/>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4"><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9"> </text:span><text:span text:style-name="T2">Further, we assume here that these constraints are always local to a particular instance</text:span><text:span text:style-name="T1">. ← for ppt “semantics adopted” Messages in a sequence diagram cannot cross borders of operands or interaction </text:span><text:span text:style-name="T1">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text:soft-page-break/>can be expressed and verified without considering true-concurrency.</text:p>
      <text:p text:style-name="P2">------------------------------</text:p>
      <text:p text:style-name="P9">Formal analysis of sequence diagram with combined fragments (2012)</text:p>
      <text:p text:style-name="Text_20_body"/>
      <text:p text:style-name="P14"><text:span text:style-name="T2">They claim</text:span><text:span text:style-name="T9">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4"><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he seq Sequence Diagram is defined by two sets of traces, one containing a set of valid traces, denoted as Val(seq), and the other containing a set of invalid traces, denoted as Inval(seq). The intersection of these two sets is empty.</text:p>
      <text:p text:style-name="P14"><text:span text:style-name="T2">ppt: In this section, we develop techniques to translate Sequence Diagrams into the input language of NuSMV. The NuSMV model preserves the structure of the Sequence Diagrams </text:span><text:span text:style-name="T2">(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text:span><text:soft-page-break/><text:span text:style-name="T1">in the main module. Recall that a CF is projected onto each of its covered Lifelines to obtain a CEU. </text:span><text:span text:style-name="T1">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4"><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text:span><text:span text:style-name="T1">semantics of a Weak Sequencing enforces the total order among EUs of Operands on the same Lifeline. In any EU module of an Operand (except the first one), the first OS takes the variable 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text:soft-page-break/>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9">Temporal logic for Scenario-based specifications</text:p>
      <text:p text:style-name="P2">Semantics of LSC [ Live Sequence Charts] provided, by translating it to temporal logic (well, subsets of it)</text:p>
      <text:p text:style-name="P2">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text:soft-page-break/>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12">← <text:span text:style-name="T16">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9">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text:soft-page-break/>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4"><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9">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9"> </text:span><text:span text:style-name="T1">Although in this paper we focus on formulae expressed in LTL notation, other similar </text:span><text:span text:style-name="T1">formalisms (such as CT L, ACTL) suffer the same problems.</text:span></text:p>
      <text:p text:style-name="P14"><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text:span><text:span text:style-name="T1">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continue to complete the</text:p>
      <text:p text:style-name="P2">described interaction.</text:p>
      <text:p text:style-name="P14"><text:span text:style-name="T2">The main goal of this work is to propose a scenario-based visual language for specifying temporal properties which balances expressive power and simplicity of use.</text:span><text:span text:style-name="T9"> </text:span><text:span text:style-name="T1">In other words it is not possible to clearly distinguish between mandatory messages and provisional ones. </text:span><text:span text:style-name="T1">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text:span><text:soft-page-break/><text:span text:style-name="T1">“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4"><text:span text:style-name="T1">Informally, the parallel operator allows a parallel merge between the behaviors of the two operands. The messages arguments of the operands can be interleaved in any way as long as the ordering </text:span><text:span text:style-name="T1">imposed by each operand as such is preserved. The loop operator allows the operand to be repeated a given number of times. As it is shown in Figure 1, it is also possible to specify a lower and an upper number of repetitions.</text:span><text:span text:style-name="T9">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text:soft-page-break/>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9">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4"><text:span text:style-name="T1">composite pattern: by connecting pattern properties using boolean operators (connectors?) given: </text:span><text:span text:style-name="T1">every </text:span><text:span text:style-name="T11">elementary</text:span><text:span text:style-name="T9">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4"><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text:span><text:span text:style-name="T2">accommodate the specification of complex requirements. PROPOLS is encoded in an ontology language, OWL, to facilitate the sharing and reuse of domain knowledge. A Finite 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text:soft-page-break/>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9">Customer.GetOrderFulfilled Precedes Bank.Transfer Globally</text:p>
      <text:p text:style-name="P9">And</text:p>
      <text:p text:style-name="P9">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text:soft-page-break/>difference between these approaches and our work is that we focus on a practitioner-oriented approach to property specification.</text:p>
      <text:p text:style-name="P2">------------------------------</text:p>
      <text:p text:style-name="P9">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4"><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4"><text:span text:style-name="T2">for future work, for ppt also?: However, it is more complex to detect when a dynamic </text:span><text:span text:style-name="T2">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some or no execution paths, in the current design for the software, satisfy a particular (desirable/undesirable) property. This task is carried out automatically by generating and analyzing </text:span><text:span text:style-name="T1">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text:soft-page-break/>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text:soft-page-break/>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4"><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9">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9">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intensive systems. </text:p>
      <text:p text:style-name="P2">for ppt:</text:p>
      <text:p text:style-name="P14"><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text:span><text:span text:style-name="T2">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text:span><text:soft-page-break/><text:span text:style-name="T2">including its context. In contrast to its popularity, there are severe reservations about the </text:span><text:span text:style-name="T2">UML in science and various domains of application. The most fundamental criticism of UML made by the models-based engineering community has been its lack of informal and formal </text:span><text:span text:style-name="T2">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text:soft-page-break/>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4"><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4"><text:span text:style-name="T1">only informal. They allow us to sketch ideas in early stages of development, when many details need not be considered. Had those notations a formal meaning, many of the graphical descriptions </text:span><text:span text:style-name="T1">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text:span><text:span text:style-name="T1">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4"><text:soft-page-break/><text:span text:style-name="T2">for ppt: If one is interested in a formal modelling language, which supports the seamless </text:span><text:span text:style-name="T2">development process including round-trip engineering and code generation with a great deal of automation by means of tools, a formal semantics is indispensable. Such a modelling </text:span><text:span text:style-name="T2">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9">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soft-page-break/>------------------------------</text:p>
      <text:p text:style-name="P9">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text:soft-page-break/>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4"><text:span text:style-name="T1">We have presented a method that extends the framework presented in [23] with the ability of </text:span><text:span text:style-name="T1">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4"><text:span text:style-name="T1">The framework uses annotations in the form of method specifications and loop invariants. </text:span><text:span text:style-name="T2">We presented a novel iterative technique for discovering these loop invariants automatically.</text:span><text:span text:style-name="T9"> </text:span><text:span text:style-name="T1">The </text:span><text:soft-page-break/><text:span text:style-name="T1">technique works backward from the property to be checked and it systematically applies </text:span><text:span text:style-name="T1">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11">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4"><text:span text:style-name="T1">Main point: assert and negate are </text:span><text:span text:style-name="T11">modalities</text:span><text:span text:style-name="T1">, not </text:span><text:span text:style-name="T11">operators.</text:span></text:p>
      <text:p text:style-name="P2">But are these operators the only problem blocking precise semantics for UML?</text:p>
      <text:p text:style-name="P14"><text:span text:style-name="T1">they define </text:span><text:span text:style-name="T11">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4"><text:span text:style-name="T1">In particular, in MSD assert and negate are really modalities, not operators. We define MSD as a </text:span><text:span text:style-name="T1">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text:span><text:span text:style-name="T1">ordering of events. This is true also for most proposed extensions of MSC, where despite enhancements with regular expression constructs, the underlying semantics of a partial order remains intact. Live Sequence Charts (LSC), introduced in [7], extend MSC by allowing a distinction between possible and necessary behavior, with, for example, a hot/cold modality for elements within </text:span><text:span text:style-name="T1">the charts. </text:span><text:span text:style-name="T2">It thus enables specification of rich multi-modal scenario-based properties, such as liveness and safety, using mandatory, possible and forbidden scenarios.</text:span><text:span text:style-name="T9"> </text:span><text:span text:style-name="T1">Since its introduction in 1998, the LSC language with its formal (operational) semantics has triggered much </text:span><text:span text:style-name="T1">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text:soft-page-break/>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4"><text:span text:style-name="T1">However,</text:span><text:span text:style-name="T9">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9">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text:span><text:span text:style-name="T1">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text:soft-page-break/>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text:soft-page-break/>(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4"><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9">←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9">Automated Formalisation for Verification of Diagrammatic Models</text:p>
      <text:p text:style-name="P14"><text:span text:style-name="T2">bullshit mostly?</text:span><text:span text:style-name="T9">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text:soft-page-break/>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text:soft-page-break/>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9">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4"><text:span text:style-name="T1">advantage of model checker application to the frameworks is that the proofs can be performed in a </text:span><text:span text:style-name="T2">highly automated</text:span><text:span text:style-name="T9"> ←</text:span><text:span text:style-name="T1">( for ppt) fashion. Since UML-based system descriptions tend to describe </text:span><text:span text:style-name="T1">systems in a relatively abstract manner, we expect that the modeled state space of many real-life systems can be handled by a model checker. Therefore we decided to apply the powerful checker TLC (Temporal Logic Checker) [24,33], to perform the refinement proofs. Tools for the transformation of UML specifications into cTLA [9,11] and of cTLA specifications into TLA [19] exist. </text:span><text:span text:style-name="T1">The transformation utilizes the compositional features of cTLA extensively since a UML diagram can be transformed into a separate cTLA process. Our approach complements a lot of other approaches formalizing UML diagrams by formal models (cf. [25,28,30,31]) which, however, do not use </text:span><text:span text:style-name="T1">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ext:span><text:soft-page-break/><text:span text:style-name="T1">to cTLA processes fostering the generation of very compositional cTLA system descriptions which </text:span><text:span text:style-name="T1">facilitate the carrying out of suitable refinement proofs by means of the model checker TLC. In order to stay within the boundaries of this paper, we had to restrict ourselves into sketching the process of </text:span><text:span text:style-name="T1">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4"><text:span text:style-name="T2">seq</text:span><text:span text:style-name="T1">: This InteractionOperator determines that the CombinedFragment provides a weak sequencing of the behavior of its InteractionOperands. </text:span><text:span text:style-name="T2">Weak sequencing</text:span><text:span text:style-name="T9"> </text:span><text:span text:style-name="T1">is defined on a set of traces which fulfill the following three properties. Firstly, the order of event occurrences of each </text:span><text:span text:style-name="T1">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4"><text:span text:style-name="T2">strict</text:span><text:span text:style-name="T1">: The strict InteractionOperator implies that a CombinedFragment has </text:span><text:span text:style-name="T2">a strict order</text:span><text:span text:style-name="T9">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text:span><text:span text:style-name="T1">directly compared with those of A. Another major improvement of UML 2.0 is the new Action Semantics defining a meta-model for action based description languages [32]. In contrast to the traditional Object Constraint Language (OCL) it facilitates the description of dynamic behavior enabling the generation of implementation code from UML models. Actions are the fundamental </text:span><text:span text:style-name="T1">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4"><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text:span><text:soft-page-break/><text:span text:style-name="T1">a reply transmission which is performed by a ReplyAction/ So called Object actions are responsible </text:span><text:span text:style-name="T1">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actions modelling the execution of an operation call resp. the acceptance of the reply transmission. In the process Adapter the actions callControl and callControlReply are both used to model a single CallOperationAction.</text:p>
      <text:p text:style-name="P14"><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text:soft-page-break/>are passed in the transmission process of the call event. &lt;- what da fuck?</text:p>
      <text:p text:style-name="P5">------------------------------</text:p>
      <text:p text:style-name="P9">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text:soft-page-break/>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4"><text:span text:style-name="T2">Occurrence</text:span><text:span text:style-name="T9">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9">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4"><text:span text:style-name="T1">On the other hand, each kind of pattern has a </text:span><text:span text:style-name="T2">scope</text:span><text:span text:style-name="T9"> </text:span><text:span text:style-name="T1">of application which indicates the system </text:span><text:span text:style-name="T1">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text:span><text:span text:style-name="T1">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4"><text:span text:style-name="T2">Most works do not carry out an automatic verification and vUML [9,13], which does, does not </text:span><text:span text:style-name="T2">use the potential of temporal logic, implementing a limited verification based on checking that it is impossible to reach error states. </text:span><text:span text:style-name="T12">These error states are introduced by the user in the diagrams, so the diagrams are more complicated</text:span><text:span text:style-name="T2">. ← for future work: oh, so it’s limiting to check for reachability error-states with monitors! think about: how many of the categories </text:span><text:span text:style-name="T2">can be expressed with an automaton? But in this case the error states must be introduced by the user, in our case it is transparent.</text:span></text:p>
      <text:p text:style-name="P5">------------------------------</text:p>
      <text:p text:style-name="P9">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text:soft-page-break/>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4"><text:span text:style-name="T2">We verify two types of properties: LTL safety properties and livelocks.</text:span><text:span text:style-name="T9"> </text:span><text:span text:style-name="T1">Safety properties require that the system never arrives at bad states, such as deadlock states, states violating mutual </text:span><text:span text:style-name="T1">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text:soft-page-break/>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4"><text:span text:style-name="T1">These are properties whose </text:span><text:span text:style-name="T2">violation occurs along a finite execution</text:span><text:span text:style-name="T1">.</text:span><text:span text:style-name="T9"> ← </text:span><text:span text:style-name="T2">for meeting and future </text:span><text:span text:style-name="T2">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4"><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text:span><text:soft-page-break/><text:span text:style-name="T2">violations. ← for ppt: monitoring automaton </text:span></text:p>
      <text:p text:style-name="P14"><text:span text:style-name="T1">A Livelock describes the case where part of the system cannot progress, even though the other parts of the system do. In this section we focus on finding livelocks in behavioral UML models. As </text:span><text:span text:style-name="T1">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4"><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4"><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2">no future</text:span><text:span text:style-name="T9"> </text:span><text:span text:style-name="T2">executions that can release the stuck </text:span><text:span text:style-name="T2">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4"><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text:span><text:span text:style-name="T1">semantics based on temporal logic, upon which a fully automated, tool supported, verification technique is built. The modeling and verification technique is presented and discussed through the aid of an example system. Modeling-verification-code generation are three pillars in the model driven development </text:span><text:span text:style-name="T2">of complex embedded systems; they are most effective when (i) modeling </text:span><text:span text:style-name="T2">is based on user-friendly, intuitive, yet precise notations that can be used with ease by experts of domains other than computer science; (ii) rigorous, possibly formal, verification can be carried out on the aforementioned models, though in a way that is hidden from the </text:span><text:span text:style-name="T2">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text:soft-page-break/>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4"><text:span text:style-name="T2">SDs have been considerably revised and extended in UML2 to improve their expressiveness and their structure. </text:span><text:span text:style-name="T12">IODs are new in UML2.</text:span><text:span text:style-name="T9"> </text:span><text:span text:style-name="T2">They allow a designer to provide a high-level view of the possible interactions in a system. IODs constitute a high-level structuring mechanism </text:span><text:span text:style-name="T2">that is used to compose sce</text:span><text:span text:style-name="T12">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9"> </text:span><text:span text:style-name="T2">Semantically, however, IODs are more complex compared </text:span><text:span text:style-name="T2">to ADs and they may have different interpretations.</text:span></text:p>
      <text:p text:style-name="P2">A control flow is a directed connection (flow) between two SDs (e.g., between diagrams 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ext:soft-page-break/>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4"><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4"><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4"><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5"><text:span text:style-name="T9">“</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text:soft-page-break/>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4"><text:span text:style-name="T2">To this end, this paper proposes a semantics based on a metric temporal logic to provide a </text:span><text:span text:style-name="T2">significant subset of UML with a consistent and coherent interpretation. This subset is called MADES UML, after the project in which it was defined. </text:span><text:span text:style-name="T12">MADES deals with model- based development of reactive, (time) critical embedded systems, hence MADES UML is particularly well-suited for modeling this category of systems.</text:span><text:span text:style-name="T9">  ← </text:span><text:span text:style-name="T2">actually, good to know that </text:span><text:span text:style-name="T2">this methodology is suitable only for reactive embedded systems. for ppt: maybe I should describe the category</text:span></text:p>
      <text:p text:style-name="P14"><text:span text:style-name="T1">It includes: (a) Class diagrams and Object diagrams, to model the static parts of the system and define the alphabet of the specification, (b) State diagrams, to model the behavior of the different </text:span><text:span text:style-name="T1">elements,  </text:span><text:span text:style-name="T2">for ppt: </text:span><text:span text:style-name="T1">(c)</text:span><text:span text:style-name="T9"> </text:span><text:span text:style-name="T2">Sequence diagrams, to model the “local” interactions among the components, and (d) Interaction Overview diagrams, to relate the different sequence diagrams, and describe more complete, general, and system-wide interactions </text:span><text:span text:style-name="T1">[OMG10b]. Clocks, taken from MARTE [OMG09], add the time dimension and constrain the behavior of </text:span><text:span text:style-name="T1">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text:span><text:span text:style-name="T1">notations like Petri nets, automata, and transition systems, logics offers the flexibility and scalability we need to formalize a wide and rich notation like MADES UML. ← really?</text:span></text:p>
      <text:p text:style-name="P14"><text:span text:style-name="T1">A prototype verification tool that translates UML models (we are currently experimenting with the UML Modelio modeler) into the input language of Zot [PMS08], a bounded model/satisfiability </text:span><text:soft-page-break/><text:span text:style-name="T1">checker, to provide users with a complete specification and verification environment. Zot has been </text:span><text:span text:style-name="T1">preferred to tools like Isabelle/Hol [NPW02] because it is completely automatic and transparent to the user. The majority of the approaches that address the deisgn notation solely focuses on the </text:span><text:span text:style-name="T1">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4"><text:span text:style-name="T1">The semantics of MADES UML is defined in TRIO [CCC+ 99], which is a first-order linear temporal logic (</text:span><text:span text:style-name="T2">LTL)</text:span><text:span text:style-name="T9">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text:soft-page-break/>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 good explanation of an observer automaton</text:p>
      <text:p text:style-name="P5">- this should be my CORE starting point for future work, inspiring!</text:p>
      <text:p text:style-name="P14"><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text:span><text:span text:style-name="T1">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ext:span><text:soft-page-break/><text:span text:style-name="T1">the translation comprises basic interactions of partially ordered event occurrences, state invariants, </text:span><text:span text:style-name="T1">the interaction combination operators for weak and strict sequencing, parallel and alternative composition, as well as a restricted form of loops, which can have potentially or mandatorily infinitely </text:span><text:span text:style-name="T1">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4"><text:span text:style-name="T1">Vertical juxtaposition of interaction fragments implies</text:span><text:span text:style-name="T9">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text:span><text:span text:style-name="T1">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4"><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text:span><text:span text:style-name="T2">from doing so, if it does not deem the state change relevant. Taking such an observer to be an automaton accepting words of system changes, i.e. state changes or events, </text:span><text:span text:style-name="T12">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4"><text:soft-page-break/><text:span text:style-name="T1">We translate UML 2.0 interactions into interaction automata </text:span><text:span text:style-name="T2">following the generally agreed upon </text:span><text:span text:style-name="T2">semantics of basic interactions, state invariants, and the interaction operators seq, strict, par, alt, ignore, and, in a restricted form, loop [3,4]. </text:span><text:span text:style-name="T1">Furthermore, we handle a binary logic not </text:span><text:span text:style-name="T1">operator; not and loop are restricted to basic interactions ← we don’t restrict </text:span><text:span text:style-name="T2">loop</text:span><text:span text:style-name="T9"> </text:span><text:span text:style-name="T1">to basic interactions..</text:span></text:p>
      <text:p text:style-name="P14"><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9">←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4"><text:span text:style-name="T1">The negation operation on these interaction automata basically means that all accepting states become non-accepting states and all non-accepting states become accepting states in the negated </text:span><text:span text:style-name="T1">automaton. A new recurrent state is added, and from all complemented states transitions to this accepting state are added to accept all events that were not accepted in the corresponding state of the original automaton.</text:span><text:span text:style-name="T9">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4"><text:span text:style-name="T2">for pp: The counters of an interaction automaton are represented as variables of the </text:span><text:span text:style-name="T2">observing process. For recording events </text:span><text:span text:style-name="T12">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4"><text:span text:style-name="T1">Klose [17] proposes an automaton-based interpretation of LSCs and gives a</text:span><text:span text:style-name="T2">n algorithm to create automata out of basic LSCs</text:span><text:span text:style-name="T1">. Harel and Maoz [19] propose to port the semantics of LSCs to UML 2.0. </text:span><text:span text:style-name="T2">With CHARMY, Autili et al. [20] present a tool based on an approach similar to ours. The focus of C HARMY are architectural descriptions and the verification of their consistency. </text:span><text:span text:style-name="T2">The semantics of interactions, given by their translation rules, however, deviates substantially from what can be gleaned from the UML 2.0 specification. Furthermore, in the program version we tested, combined fragments are not supported. ← for future work, try all </text:span><text:span text:style-name="T2">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text:soft-page-break/>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4"><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ext:span><text:span text:style-name="T1">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9">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4"><text:span text:style-name="T1">Other operators currently supported by our implementation are parallel composition (par), alternative (alt), loop, ignore, and negation (not). Two parallel interactions are to be executed by interleaving. An alternative means to execute one of two given interactions; this may be a non-deterministic choice if the conditions of the alt fragment overlap. A loop repeatedly executes its </text:span><text:span text:style-name="T1">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ext:span><text:span text:style-name="T1">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4"><text:span text:style-name="T1">The negation operator not is intended for the specification of forbidden behaviour and presents a simpler variant of the </text:span><text:span text:style-name="T2">controversial neg operator of UML 2.0:</text:span><text:span text:style-name="T9"> </text:span><text:span text:style-name="T1">Everything but the precise </text:span><text:soft-page-break/><text:span text:style-name="T1">behaviour of its operator is valid for not. Finally, ignore allows additional messages to occur besides </text:span><text:span text:style-name="T1">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4"><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4"><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9"> </text:span><text:span text:style-name="T2">Brill et al. [17] discuss the generation of automata for basic LSCs. Our translation of basic </text:span><text:span text:style-name="T2">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4"><text:span text:style-name="T1">Negation. We replace UML 2.0’s notorious negation operator neg by a binary logic variant not which simply accepts all those traces that are not valid for its operand. However, an algorithm for negating general interaction automata, in particular involving counters, is out of reach. Thus we restrict the </text:span><text:span text:style-name="T1">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text:span><text:span text:style-name="T2">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text:span><text:soft-page-break/><text:span text:style-name="T2">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4"><text:span text:style-name="T2">Weak Sequencing.</text:span><text:span text:style-name="T9"> </text:span><text:span text:style-name="T1">A slight modification of the construction for parallel composition can be used for </text:span><text:span text:style-name="T1">obtaining the weak sequential composition ← for ppt if they ask? </text:span></text:p>
      <text:p text:style-name="P14"><text:span text:style-name="T2">Strict</text:span><text:span text:style-name="T9"> </text:span><text:span text:style-name="T2">Sequencing</text:span><text:span text:style-name="T1">. The strict sequential composition N1 ; N2 is achieved by building an automaton </text:span><text:span text:style-name="T1">which appends N2 at every accepting state of N1  </text:span></text:p>
      <text:p text:style-name="P14"><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ext:soft-page-break/>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4"><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text:soft-page-break/>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4"><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9">←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text:soft-page-break/>(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xt:soft-page-break/>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4"><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text:span><text:span text:style-name="T1">resource is open and when it has been closed. The LTL formula states that after initialization a call to open will eventually be followed by a call to close. The open, close, and init must be defined in terms of the transition system model; they could capture the calls to a file open method, a file close method, and the creation of a file instance for a file API. Researchers have collected a variety of </text:span><text:span text:style-name="T1">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text:soft-page-break/>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4"><text:span text:style-name="T2">for ppt: </text:span><text:span text:style-name="T1">Finally, model checking tools are built to support the semantics of their input language. </text:span><text:span text:style-name="T1">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text:soft-page-break/>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4"><text:span text:style-name="T2">SLAM [4] and CBMC8 [21] only focus on sequential programs</text:span><text:span text:style-name="T1">, but use very different logical models: SLAM uses boolean programs derived from abstractions of C code and CBMC encodes the 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text:soft-page-break/>at least; for concurrent programs the scheduler is still non-deterministic in general). For example, JPF has a highly user-customizable ChoiceGenerator framework that allows all forms of non-determinism, including custom data choices, scheduling choices, etc.</text:p>
      <text:p text:style-name="P14"><text:span text:style-name="T12">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2">The most </text:span><text:span text:style-name="T12">common types of properties are simply local safety properties in the form of assertion violations</text:span><text:span text:style-name="T9"> </text:span><text:span text:style-name="T2">(including contracts) or uncaught runtime exceptions (for example null pointer dereferences). </text:span><text:span text:style-name="T12">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text:soft-page-break/>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4"><text:span text:style-name="T1">LSCs as a declarative, inter-object behavior language, enables formulating high level requirements in pieces (e.g., scenario fragments), leaving open details that may depend on the implementation. </text:span><text:soft-page-break/><text:span text:style-name="T1">The partial order semantics among events in each chart and </text:span><text:span text:style-name="T2">the ability to separate scenarios in </text:span><text:span text:style-name="T2">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4"><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9">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4"><text:span text:style-name="T1">The latest versions of the UML recognized the importance of scenario-based requirements, and UML 2.0 sequence diagrams have been significantly enhanced in expressive capabilities, inspired </text:span><text:span text:style-name="T1">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text:soft-page-break/>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4"><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text:span><text:span text:style-name="T1">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22">Synthesizing hierarchical state machines from expressive scenario descriptions !! (2010)</text:p>
      <text:p text:style-name="Text_20_body"/>
      <text:p text:style-name="P22">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23"><text:soft-page-break/><text:span text:style-name="T2">With the introduction of interaction overview diagrams (IODs) in UML2.0, relationships such </text:span><text:span text:style-name="T2">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2">This algorithm takes into account not only continuation and concurrency</text:span><text:span text:style-name="T2">, but also preemption, suspension and the notion of a negative scenario.  </text:span></text:p>
      <text:p text:style-name="P22">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21">In UML [OMG 2007], scenarios can be described using interaction diagrams (e.g., UML sequence diagrams). For reactive systems, it is also important to model state-dependent behavior using some form of finite state machine (FSM).</text:p>
      <text:p text:style-name="P21">[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21">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21">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are not familiar.</text:p>
      <text:p text:style-name="P21">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text:soft-page-break/>and, in fact, this article will introduce new relationships not currently available in IODs. </text:p>
      <text:p text:style-name="P21">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21">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21">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22">In summary, our synthesis algorithm goes beyond previous synthesis algorithms because:</text:p>
      <text:p text:style-name="P22">- it takes into account a rich set of relationships between scenarios such as preemption, parallelism, and negation;</text:p>
      <text:p text:style-name="P22">- it synthesizes hierarchical state machines which can be built upon in subsequent analysis and design steps.</text:p>
      <text:p text:style-name="P14"><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text:span><text:span text:style-name="T1">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text:span><text:span text:style-name="T1">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4"><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ext:span><text:span text:style-name="T2">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9"> </text:span><text:span text:style-name="T1">IODs are based on high-level message sequence charts (hMSCs) [ITU 2004], a well-established notation </text:span><text:span text:style-name="T1">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ext:soft-page-break/>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4"><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4"><text:span text:style-name="T1">- a final flow node which terminates the current flow but does not terminate the activity diagram. EIODs have a formal semantics [Whittle 2007] which builds upon the semantics of Haugen et al. [2005] for IODs. </text:span><text:span text:style-name="T9">←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text:soft-page-break/>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4"><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9"> </text:span><text:span text:style-name="T2">flow final node</text:span><text:span text:style-name="T9">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4"><text:span text:style-name="T2">Positive traces define potential behaviors in any implementation of the EIOD. Negative traces may never occur in a valid implementation of the EIOD. ← for ppt: so we don’t need cold/hot </text:span><text:span text:style-name="T2">traces, this is a good definition, </text:span><text:span text:style-name="T12">potential</text:span><text:span text:style-name="T9">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ext:soft-page-break/>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4"><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text:span><text:span text:style-name="T1">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text:soft-page-break/>semantic variation points in CSMS and the execution of the state machine then changes to match the new semantic definition.</text:p>
      <text:p text:style-name="P14"><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4"><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9">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text:span><text:span text:style-name="T1">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4"><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4"><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for example, Grosu and Smolka [2005]).  </text:span><text:span text:style-name="T1">Such approaches are fine for a formal semantics </text:span><text:span text:style-name="T1">definition or for when the result is not meant to be human-readable, but if the generated state machines are to be used in further development, readability is critical. </text:span><text:span text:style-name="T2">The formal semantics of </text:span><text:span text:style-name="T2">EIODs have no problem in interpreting such cases, but, in general, branches that are not well </text:span><text:span text:style-name="T2">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text:soft-page-break/>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4"><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2">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9">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4"><text:span text:style-name="T2">The algorithm in Harel et al. [2005] also makes the perfect information hypothesis, that is, that</text:span><text:span text:style-name="T13"> </text:span><text:span text:style-name="T12">each object synchronizes with all other objects when an event is received. Although this does alleviate the problem of implied scenarios—which occur because an object’s local view of the system state, as captured in the generated FSM, is insufficient to enforce the global </text:span><text:span text:style-name="T12">view captured in the scenarios</text:span><text:span text:style-name="T9">—</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text:soft-page-break/>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ext:soft-page-break/>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4"><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text:span><text:soft-page-break/><text:span text:style-name="T2">of a pattern system for specifying qualitative and real-time properties with the accessibility </text:span><text:span text:style-name="T2">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4"><text:span text:style-name="T2">Mapping</text:span><text:span text:style-name="T1">: Map the instantiated natural language sentence to the temporal logic required by the targeted formal validation and verification tool and analyze.</text:span></text:p>
      <text:p text:style-name="P14"><text:span text:style-name="T2">Currently, SPIDER includes a grammar and specification patterns for the specification </text:span><text:span text:style-name="T2">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4"><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text:soft-page-break/>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4"><text:span text:style-name="T1">Each of the patterns describes an </text:span><text:span text:style-name="T6">intent</text:span><text:span text:style-name="T9"> </text:span><text:span text:style-name="T1">(the structure of the specified behavior), a </text:span><text:span text:style-name="T6">scope</text:span><text:span text:style-name="T9"> </text:span><text:span text:style-name="T1">(the extent </text:span><text:span text:style-name="T1">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text:soft-page-break/>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4"><text:span text:style-name="T1">Pre-arity, which determines whether action may occur one time or many times before response </text:span><text:span text:style-name="T1">does; Post-arity, which determines whether response may occur one time or many times after action does; Immediacy, which determines whether or not other intervening events may occur between action and response; Precedency, which determines whether or not response is allowed to occur before the first occurrence of action; Nullity, which determines whether or not action must ever </text:span><text:span text:style-name="T1">occur; and Repeatability, which determines whether or not occurrences of action after an occurrence of response are required to be followed by response. Since we assume that the </text:span><text:span text:style-name="T1">alphabet may include more events than just action and response, Immediacy deals with whether or </text:span><text:span text:style-name="T1">not these other events may occur at the second state. </text:span><text:span text:style-name="T2">Figure 2</text:span><text:span text:style-name="T9">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text:span><text:soft-page-break/><text:span text:style-name="T1">been preceded by the enable event. The second pattern, Existence, states that action must occur in </text:span><text:span text:style-name="T1">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4"><text:span text:style-name="T1">Dwyer et al. identified five basic scopes and defined whether the scope was closed or open on </text:span><text:span text:style-name="T1">either end for each pattern. </text:span><text:span text:style-name="T2">Most event-based formalisms use some version of an interleaved model of concurrent computation. In such formalisms, two events cannot coincide.</text:span><text:span text:style-name="T9"> </text:span><text:span text:style-name="T1">In the property patterns system, therefore, event-delimited scopes are open at both ends; an event that occurs within the scope cannot occur at the same time as an event that marks the beginning or end </text:span><text:span text:style-name="T1">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ext:span><text:span text:style-name="T1">the entire system execution. This scope does not have delimiters, and it is not repeatable; </text:span><text:span text:style-name="T2">Before P</text:span><text:span text:style-name="T1">, which is concerned with the event sequence up</text:span></text:p>
      <text:p text:style-name="P14"><text:span text:style-name="T1">to the first occurrence of P. This scope only has a ending delimiter, and it is not repeatable; </text:span><text:span text:style-name="T2">After Q</text:span><text:span text:style-name="T1">, which is concerned with the event sequence after the first occurrence of Q. This scope only has an </text:span><text:span text:style-name="T1">starting delimiter, and it is not repeatable; </text:span><text:span text:style-name="T2">Between Q and P</text:span><text:span text:style-name="T1">, which is concerned with the event sequence after an occurrence of the starting delimiter, Q, and before an occurrence of the ending </text:span><text:span text:style-name="T1">delimiter, P. P is required to occur for this scope to exist. This scope may occur repeatedly over the </text:span><text:span text:style-name="T1">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text:soft-page-break/>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text:soft-page-break/>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5"><text:span text:style-name="T2">(</text:span><text:a xlink:type="simple" xlink:href="http://laser.cs.umass.edu/tools/propel.shtml"><text:span text:style-name="T14">http://laser.cs.umass.edu/tools/propel.shtml</text:span></text:a><text:span text:style-name="T10">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text:soft-page-break/>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text:soft-page-break/>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text:soft-page-break/>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4"><text:span text:style-name="T1">Prospec is a tool that assists practitioners in the elicitation and specification of system properties. </text:span><text:span text:style-name="T1">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text:span><text:span text:style-name="T1">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9"> </text:span><text:span text:style-name="T1">[8]. Prospec, the tool introduced in this paper, extends patterns and asks the practitioner a series of questions to assist him or her in the </text:span><text:span text:style-name="T1">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text:span><text:span text:style-name="T1">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4"><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specification patterns with its associated scopes sto formal languages. This is accomplished by </text:span><text:span text:style-name="T1">defining a pattern and scope and their associated parameters. For instance, universality, absence, and existence patterns have a single parameter that defines the proposition to be considered. The </text:span><text:span text:style-name="T1">precedence and response patterns have two parameters. With respect to scope, global scope has </text:span><text:span text:style-name="T1">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text:span><text:soft-page-break/><text:span text:style-name="T1">(CP) define relations among multiple propositions. The composite proposition taxonomy (refer to </text:span><text:span text:style-name="T1">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4"><text:span text:style-name="T1">An SD is partial in that it describes a number of alternative obligations that an implementation may </text:span><text:span text:style-name="T1">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text:soft-page-break/>alternative but incomparable minimal required behaviors specified by an SD. </text:p>
      <text:p text:style-name="P14"><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text:soft-page-break/>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text:soft-page-break/>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4"><text:span text:style-name="T2">While the NL descriptions in Prospec map to the underlying formal logics that the tool </text:span><text:span text:style-name="T2">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provides two capabilities that support property collections. One is a project directory hierarchy, </text:span><text:span text:style-name="T1">where users can define projects and subprojects and then associate each property with a project in the hierarchy. As noted previously, there are some other patterns that we plan to support, since </text:span><text:span text:style-name="T1">these patterns have arisen several times in our case studies. Some of these patterns, such as </text:span><text:span text:style-name="T1">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soft-page-break/>-----------------------------</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4"><text:span text:style-name="T1">This paper presents a formal executable semantics of object-oriented models. We made it possible to conduct both simulation and</text:span><text:span text:style-name="T9">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text:span><text:span text:style-name="T1">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text:span><text:span text:style-name="T1">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text:soft-page-break/>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4"><text:span text:style-name="T2">Tool support for learning Buchi automata and linear temporal logic </text:span><text:span text:style-name="T9">← </text:span><text:span text:style-name="T2">VERY RELEVANT!</text:span></text:p>
      <text:p text:style-name="P14"><text:span text:style-name="T1">We introduce a graphical interactive tool, named </text:span><text:span text:style-name="T2">GOAL</text:span><text:span text:style-name="T1">, that can assist the user in understand-</text:span></text:p>
      <text:p text:style-name="P14"><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4"><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text:span><text:span text:style-name="T1">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text:span><text:span text:style-name="T1">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text:span><text:span text:style-name="T1">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4"><text:span text:style-name="T1">Indeed, Buchi automata and linear temporal logic are closely related. It has been shown that Buchi </text:span><text:span text:style-name="T1">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ext:span><text:span text:style-name="T2">the negation of the temporal specification formula is translated into an automaton, representing the bad behaviors. The intersection of the system automaton and the negated-specification automaton is then constructed and checked for emptiness. If the intersection automaton accepts no input, i.e., the system and the negated specification do not have any </text:span><text:span text:style-name="T2">common behavior, then the system is correct with respect to the original specification formula. ← we advocate the same; for future work, for meeting also!! This is the essence of </text:span><text:span text:style-name="T2">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text:soft-page-break/>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4"><text:span text:style-name="T2">The system may also be modeled as a Buchi automaton; in fact, every Kripke structure (with or without the usual fairness conditions) corresponds to some Buchi automaton. As the </text:span><text:span text:style-name="T2">specification formula can also be translated into a B ̈chi automaton, </text:span><text:span text:style-name="T12">this results in a uniform treatment of both the system and its specification</text:span><text:span text:style-name="T9">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text:soft-page-break/>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8-05T11:07:50</dc:date>
    <dc:creator>Daniela Remenska</dc:creator>
    <meta:editing-duration>P17DT9H39M31S</meta:editing-duration>
    <meta:editing-cycles>663</meta:editing-cycles>
    <meta:generator>LibreOffice/3.5$Linux_x86 LibreOffice_project/350m1$Build-2</meta:generator>
    <meta:printed-by>Daniela Remenska</meta:printed-by>
    <meta:print-date>2013-07-23T11:13:13</meta:print-date>
    <meta:document-statistic meta:table-count="0" meta:image-count="0" meta:object-count="0" meta:page-count="211" meta:paragraph-count="2009" meta:word-count="128938" meta:character-count="824036" meta:non-whitespace-character-count="696358"/>
  </office:meta>
</office:document-meta>
</file>